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5009" calcext:value-type="float">
            <text:p>-0.006500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0065009" calcext:value-type="float">
            <text:p>-0.00650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-1.07209" calcext:value-type="float">
            <text:p>-1.0720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211281" calcext:value-type="float">
            <text:p>-0.0021128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185" calcext:value-type="float">
            <text:p>3.1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215" calcext:value-type="float">
            <text:p>3.21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235" calcext:value-type="float">
            <text:p>3.2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295" calcext:value-type="float">
            <text:p>3.2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315" calcext:value-type="float">
            <text:p>3.3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335" calcext:value-type="float">
            <text:p>3.33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355" calcext:value-type="float">
            <text:p>3.35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395" calcext:value-type="float">
            <text:p>3.39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485" calcext:value-type="float">
            <text:p>3.4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515" calcext:value-type="float">
            <text:p>3.5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535" calcext:value-type="float">
            <text:p>3.5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545" calcext:value-type="float">
            <text:p>3.5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595" calcext:value-type="float">
            <text:p>3.59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605" calcext:value-type="float">
            <text:p>3.60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655" calcext:value-type="float">
            <text:p>3.65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665" calcext:value-type="float">
            <text:p>3.66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685" calcext:value-type="float">
            <text:p>3.68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705" calcext:value-type="float">
            <text:p>3.70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745" calcext:value-type="float">
            <text:p>3.74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755" calcext:value-type="float">
            <text:p>3.7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785" calcext:value-type="float">
            <text:p>3.78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815" calcext:value-type="float">
            <text:p>3.81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845" calcext:value-type="float">
            <text:p>3.84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855" calcext:value-type="float">
            <text:p>3.85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905" calcext:value-type="float">
            <text:p>3.905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55" calcext:value-type="float">
            <text:p>3.95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1.06641" calcext:value-type="float">
            <text:p>1.06641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3.985" calcext:value-type="float">
            <text:p>3.98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2.13639" calcext:value-type="float">
            <text:p>2.1363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1.07356" calcext:value-type="float">
            <text:p>-1.07356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3.20783" calcext:value-type="float">
            <text:p>3.20783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2.14208" calcext:value-type="float">
            <text:p>-2.14208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1.06933" calcext:value-type="float">
            <text:p>1.0693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953207" calcext:value-type="float">
            <text:p>0.953207</text:p>
          </table:table-cell>
        </table:table-row>
        <table:table-row table:style-name="ro1">
          <table:table-cell office:value-type="float" office:value="4.045" calcext:value-type="float">
            <text:p>4.045</text:p>
          </table:table-cell>
          <table:table-cell office:value-type="float" office:value="-0.947519" calcext:value-type="float">
            <text:p>-0.94751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4.055" calcext:value-type="float">
            <text:p>4.055</text:p>
          </table:table-cell>
          <table:table-cell office:value-type="float" office:value="2.14646" calcext:value-type="float">
            <text:p>2.1464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1.18107" calcext:value-type="float">
            <text:p>-1.18107</text:p>
          </table:table-cell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1.19959" calcext:value-type="float">
            <text:p>1.19959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1.05779" calcext:value-type="float">
            <text:p>-1.05779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0.966046" calcext:value-type="float">
            <text:p>0.96604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136763" calcext:value-type="float">
            <text:p>0.136763</text:p>
          </table:table-cell>
        </table:table-row>
        <table:table-row table:style-name="ro1">
          <table:table-cell office:value-type="float" office:value="4.085" calcext:value-type="float">
            <text:p>4.085</text:p>
          </table:table-cell>
          <table:table-cell office:value-type="float" office:value="-0.098248" calcext:value-type="float">
            <text:p>-0.09824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14245" calcext:value-type="float">
            <text:p>0.14245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0.0264878" calcext:value-type="float">
            <text:p>0.026487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896373" calcext:value-type="float">
            <text:p>-0.0896373</text:p>
          </table:table-cell>
        </table:table-row>
        <table:table-row table:style-name="ro1">
          <table:table-cell office:value-type="float" office:value="4.105" calcext:value-type="float">
            <text:p>4.105</text:p>
          </table:table-cell>
          <table:table-cell office:value-type="float" office:value="1.2225" calcext:value-type="float">
            <text:p>1.222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1.15247" calcext:value-type="float">
            <text:p>-1.15247</text:p>
          </table:table-cell>
        </table:table-row>
        <table:table-row table:style-name="ro1">
          <table:table-cell office:value-type="float" office:value="4.115" calcext:value-type="float">
            <text:p>4.115</text:p>
          </table:table-cell>
          <table:table-cell office:value-type="float" office:value="1.22965" calcext:value-type="float">
            <text:p>1.2296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2.21677" calcext:value-type="float">
            <text:p>-2.21677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.37675" calcext:value-type="float">
            <text:p>3.37675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2.20817" calcext:value-type="float">
            <text:p>-2.20817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0.17249" calcext:value-type="float">
            <text:p>0.17249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08036" calcext:value-type="float">
            <text:p>2.08036</text:p>
          </table:table-cell>
        </table:table-row>
        <table:table-row table:style-name="ro1">
          <table:table-cell office:value-type="float" office:value="4.145" calcext:value-type="float">
            <text:p>4.145</text:p>
          </table:table-cell>
          <table:table-cell office:value-type="float" office:value="-1.00648" calcext:value-type="float">
            <text:p>-1.0064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186762" calcext:value-type="float">
            <text:p>0.186762</text:p>
          </table:table-cell>
        </table:table-row>
        <table:table-row table:style-name="ro1">
          <table:table-cell office:value-type="float" office:value="4.155" calcext:value-type="float">
            <text:p>4.155</text:p>
          </table:table-cell>
          <table:table-cell office:value-type="float" office:value="-2.18968" calcext:value-type="float">
            <text:p>-2.18968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.26096" calcext:value-type="float">
            <text:p>1.26096</text:p>
          </table:table-cell>
        </table:table-row>
        <table:table-row table:style-name="ro1">
          <table:table-cell office:value-type="float" office:value="4.165" calcext:value-type="float">
            <text:p>4.165</text:p>
          </table:table-cell>
          <table:table-cell office:value-type="float" office:value="-0.996435" calcext:value-type="float">
            <text:p>-0.99643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.0274" calcext:value-type="float">
            <text:p>1.0274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-0.873336" calcext:value-type="float">
            <text:p>-0.87333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0792158" calcext:value-type="float">
            <text:p>0.0792158</text:p>
          </table:table-cell>
        </table:table-row>
        <table:table-row table:style-name="ro1">
          <table:table-cell office:value-type="float" office:value="4.185" calcext:value-type="float">
            <text:p>4.185</text:p>
          </table:table-cell>
          <table:table-cell office:value-type="float" office:value="1.03306" calcext:value-type="float">
            <text:p>1.03306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203769" calcext:value-type="float">
            <text:p>0.203769</text:p>
          </table:table-cell>
        </table:table-row>
        <table:table-row table:style-name="ro1">
          <table:table-cell office:value-type="float" office:value="4.195" calcext:value-type="float">
            <text:p>4.195</text:p>
          </table:table-cell>
          <table:table-cell office:value-type="float" office:value="0.0877948" calcext:value-type="float">
            <text:p>0.08779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.09978" calcext:value-type="float">
            <text:p>-1.09978</text:p>
          </table:table-cell>
        </table:table-row>
        <table:table-row table:style-name="ro1">
          <table:table-cell office:value-type="float" office:value="4.205" calcext:value-type="float">
            <text:p>4.205</text:p>
          </table:table-cell>
          <table:table-cell office:value-type="float" office:value="1.28087" calcext:value-type="float">
            <text:p>1.2808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949114" calcext:value-type="float">
            <text:p>0.0949114</text:p>
          </table:table-cell>
        </table:table-row>
        <table:table-row table:style-name="ro1">
          <table:table-cell office:value-type="float" office:value="4.215" calcext:value-type="float">
            <text:p>4.215</text:p>
          </table:table-cell>
          <table:table-cell office:value-type="float" office:value="-2.04505" calcext:value-type="float">
            <text:p>-2.0450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11874" calcext:value-type="float">
            <text:p>2.11874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-0.85198" calcext:value-type="float">
            <text:p>-0.8519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4.235" calcext:value-type="float">
            <text:p>4.235</text:p>
          </table:table-cell>
          <table:table-cell office:value-type="float" office:value="1.05732" calcext:value-type="float">
            <text:p>1.0573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0.841967" calcext:value-type="float">
            <text:p>-0.841967</text:p>
          </table:table-cell>
        </table:table-row>
        <table:table-row table:style-name="ro1">
          <table:table-cell office:value-type="float" office:value="4.245" calcext:value-type="float">
            <text:p>4.245</text:p>
          </table:table-cell>
          <table:table-cell office:value-type="float" office:value="-0.00701617" calcext:value-type="float">
            <text:p>-0.0070161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233661" calcext:value-type="float">
            <text:p>0.233661</text:p>
          </table:table-cell>
        </table:table-row>
        <table:table-row table:style-name="ro1">
          <table:table-cell office:value-type="float" office:value="4.255" calcext:value-type="float">
            <text:p>4.255</text:p>
          </table:table-cell>
          <table:table-cell office:value-type="float" office:value="-0.00137116" calcext:value-type="float">
            <text:p>-0.0013711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.31074" calcext:value-type="float">
            <text:p>1.31074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office:value-type="float" office:value="-2.13569" calcext:value-type="float">
            <text:p>-2.1356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.38635" calcext:value-type="float">
            <text:p>2.38635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-1.05863" calcext:value-type="float">
            <text:p>-1.0586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252024" calcext:value-type="float">
            <text:p>0.252024</text:p>
          </table:table-cell>
        </table:table-row>
        <table:table-row table:style-name="ro1">
          <table:table-cell office:value-type="float" office:value="4.285" calcext:value-type="float">
            <text:p>4.285</text:p>
          </table:table-cell>
          <table:table-cell office:value-type="float" office:value="0.136032" calcext:value-type="float">
            <text:p>0.136032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0198774" calcext:value-type="float">
            <text:p>0.0198774</text:p>
          </table:table-cell>
        </table:table-row>
        <table:table-row table:style-name="ro1">
          <table:table-cell office:value-type="float" office:value="4.295" calcext:value-type="float">
            <text:p>4.295</text:p>
          </table:table-cell>
          <table:table-cell office:value-type="float" office:value="0.260543" calcext:value-type="float">
            <text:p>0.26054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926879" calcext:value-type="float">
            <text:p>-0.926879</text:p>
          </table:table-cell>
        </table:table-row>
        <table:table-row table:style-name="ro1">
          <table:table-cell office:value-type="float" office:value="4.305" calcext:value-type="float">
            <text:p>4.305</text:p>
          </table:table-cell>
          <table:table-cell office:value-type="float" office:value="2.16835" calcext:value-type="float">
            <text:p>2.16835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1.87236" calcext:value-type="float">
            <text:p>-1.87236</text:p>
          </table:table-cell>
        </table:table-row>
        <table:table-row table:style-name="ro1">
          <table:table-cell office:value-type="float" office:value="4.315" calcext:value-type="float">
            <text:p>4.315</text:p>
          </table:table-cell>
          <table:table-cell office:value-type="float" office:value="2.17397" calcext:value-type="float">
            <text:p>2.173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79532" calcext:value-type="float">
            <text:p>-0.79532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0.0396112" calcext:value-type="float">
            <text:p>0.039611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280267" calcext:value-type="float">
            <text:p>0.280267</text:p>
          </table:table-cell>
        </table:table-row>
        <table:table-row table:style-name="ro1">
          <table:table-cell office:value-type="float" office:value="4.335" calcext:value-type="float">
            <text:p>4.335</text:p>
          </table:table-cell>
          <table:table-cell office:value-type="float" office:value="0.0452135" calcext:value-type="float">
            <text:p>0.045213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285866" calcext:value-type="float">
            <text:p>0.285866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1.01773" calcext:value-type="float">
            <text:p>-1.01773</text:p>
          </table:table-cell>
        </table:table-row>
        <table:table-row table:style-name="ro1">
          <table:table-cell office:value-type="float" office:value="4.355" calcext:value-type="float">
            <text:p>4.355</text:p>
          </table:table-cell>
          <table:table-cell office:value-type="float" office:value="2.4343" calcext:value-type="float">
            <text:p>2.434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1.01071" calcext:value-type="float">
            <text:p>-1.01071</text:p>
          </table:table-cell>
        </table:table-row>
        <table:table-row table:style-name="ro1">
          <table:table-cell office:value-type="float" office:value="4.365" calcext:value-type="float">
            <text:p>4.365</text:p>
          </table:table-cell>
          <table:table-cell office:value-type="float" office:value="-0.7715" calcext:value-type="float">
            <text:p>-0.771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.25245" calcext:value-type="float">
            <text:p>1.25245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-1.9575" calcext:value-type="float">
            <text:p>-1.957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20625" calcext:value-type="float">
            <text:p>2.20625</text:p>
          </table:table-cell>
        </table:table-row>
        <table:table-row table:style-name="ro1">
          <table:table-cell office:value-type="float" office:value="4.385" calcext:value-type="float">
            <text:p>4.385</text:p>
          </table:table-cell>
          <table:table-cell office:value-type="float" office:value="-0.764489" calcext:value-type="float">
            <text:p>-0.764489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4.395" calcext:value-type="float">
            <text:p>4.395</text:p>
          </table:table-cell>
          <table:table-cell office:value-type="float" office:value="0.189471" calcext:value-type="float">
            <text:p>0.1894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718567" calcext:value-type="float">
            <text:p>0.0718567</text:p>
          </table:table-cell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-0.760351" calcext:value-type="float">
            <text:p>-0.76035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.26216" calcext:value-type="float">
            <text:p>1.26216</text:p>
          </table:table-cell>
        </table:table-row>
        <table:table-row table:style-name="ro1">
          <table:table-cell office:value-type="float" office:value="4.415" calcext:value-type="float">
            <text:p>4.415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195037" calcext:value-type="float">
            <text:p>0.195037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0.196467" calcext:value-type="float">
            <text:p>0.196467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0788505" calcext:value-type="float">
            <text:p>0.0788505</text:p>
          </table:table-cell>
        </table:table-row>
        <table:table-row table:style-name="ro1">
          <table:table-cell office:value-type="float" office:value="4.435" calcext:value-type="float">
            <text:p>4.435</text:p>
          </table:table-cell>
          <table:table-cell office:value-type="float" office:value="0.318053" calcext:value-type="float">
            <text:p>0.31805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200595" calcext:value-type="float">
            <text:p>0.200595</text:p>
          </table:table-cell>
        </table:table-row>
        <table:table-row table:style-name="ro1">
          <table:table-cell office:value-type="float" office:value="4.445" calcext:value-type="float">
            <text:p>4.445</text:p>
          </table:table-cell>
          <table:table-cell office:value-type="float" office:value="0.202023" calcext:value-type="float">
            <text:p>0.20202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203451" calcext:value-type="float">
            <text:p>0.203451</text:p>
          </table:table-cell>
        </table:table-row>
        <table:table-row table:style-name="ro1">
          <table:table-cell office:value-type="float" office:value="4.455" calcext:value-type="float">
            <text:p>4.455</text:p>
          </table:table-cell>
          <table:table-cell office:value-type="float" office:value="0.0858325" calcext:value-type="float">
            <text:p>0.085832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0.746375" calcext:value-type="float">
            <text:p>-0.746375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2.34753" calcext:value-type="float">
            <text:p>2.34753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0.860983" calcext:value-type="float">
            <text:p>-0.860983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0.0913778" calcext:value-type="float">
            <text:p>0.091377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330576" calcext:value-type="float">
            <text:p>0.330576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-0.858292" calcext:value-type="float">
            <text:p>-0.858292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.3545" calcext:value-type="float">
            <text:p>2.3545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-1.92543" calcext:value-type="float">
            <text:p>-1.9254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28594" calcext:value-type="float">
            <text:p>1.28594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 office:value-type="float" office:value="0.0983379" calcext:value-type="float">
            <text:p>0.098337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337534" calcext:value-type="float">
            <text:p>0.337534</text:p>
          </table:table-cell>
        </table:table-row>
        <table:table-row table:style-name="ro1">
          <table:table-cell office:value-type="float" office:value="4.515" calcext:value-type="float">
            <text:p>4.515</text:p>
          </table:table-cell>
          <table:table-cell office:value-type="float" office:value="0.220068" calcext:value-type="float">
            <text:p>0.22006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221489" calcext:value-type="float">
            <text:p>0.221489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0.22291" calcext:value-type="float">
            <text:p>0.22291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105285" calcext:value-type="float">
            <text:p>0.105285</text:p>
          </table:table-cell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0.344478" calcext:value-type="float">
            <text:p>0.34447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22701" calcext:value-type="float">
            <text:p>0.22701</text:p>
          </table:table-cell>
        </table:table-row>
        <table:table-row table:style-name="ro1">
          <table:table-cell office:value-type="float" office:value="4.545" calcext:value-type="float">
            <text:p>4.545</text:p>
          </table:table-cell>
          <table:table-cell office:value-type="float" office:value="0.228429" calcext:value-type="float">
            <text:p>0.22842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229846" calcext:value-type="float">
            <text:p>0.229846</text:p>
          </table:table-cell>
        </table:table-row>
        <table:table-row table:style-name="ro1">
          <table:table-cell office:value-type="float" office:value="4.555" calcext:value-type="float">
            <text:p>4.555</text:p>
          </table:table-cell>
          <table:table-cell office:value-type="float" office:value="0.112219" calcext:value-type="float">
            <text:p>0.11221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35141" calcext:value-type="float">
            <text:p>0.35141</text:p>
          </table:table-cell>
        </table:table-row>
        <table:table-row table:style-name="ro1">
          <table:table-cell office:value-type="float" office:value="4.565" calcext:value-type="float">
            <text:p>4.565</text:p>
          </table:table-cell>
          <table:table-cell office:value-type="float" office:value="-0.837459" calcext:value-type="float">
            <text:p>-0.83745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30392" calcext:value-type="float">
            <text:p>1.30392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1.30675" calcext:value-type="float">
            <text:p>1.3067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0.950842" calcext:value-type="float">
            <text:p>-0.950842</text:p>
          </table:table-cell>
        </table:table-row>
        <table:table-row table:style-name="ro1">
          <table:table-cell office:value-type="float" office:value="4.585" calcext:value-type="float">
            <text:p>4.585</text:p>
          </table:table-cell>
          <table:table-cell office:value-type="float" office:value="-0.713068" calcext:value-type="float">
            <text:p>-0.71306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2.38082" calcext:value-type="float">
            <text:p>2.38082</text:p>
          </table:table-cell>
        </table:table-row>
        <table:table-row table:style-name="ro1">
          <table:table-cell office:value-type="float" office:value="4.595" calcext:value-type="float">
            <text:p>4.595</text:p>
          </table:table-cell>
          <table:table-cell office:value-type="float" office:value="-0.827715" calcext:value-type="float">
            <text:p>-0.82771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827715" calcext:value-type="float">
            <text:p>-0.827715</text:p>
          </table:table-cell>
        </table:table-row>
        <table:table-row table:style-name="ro1">
          <table:table-cell office:value-type="float" office:value="4.605" calcext:value-type="float">
            <text:p>4.605</text:p>
          </table:table-cell>
          <table:table-cell office:value-type="float" office:value="1.19462" calcext:value-type="float">
            <text:p>1.1946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36382" calcext:value-type="float">
            <text:p>0.36382</text:p>
          </table:table-cell>
        </table:table-row>
        <table:table-row table:style-name="ro1">
          <table:table-cell office:value-type="float" office:value="4.615" calcext:value-type="float">
            <text:p>4.615</text:p>
          </table:table-cell>
          <table:table-cell office:value-type="float" office:value="0.246344" calcext:value-type="float">
            <text:p>0.24634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247754" calcext:value-type="float">
            <text:p>0.247754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1.20151" calcext:value-type="float">
            <text:p>1.20151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1.77066" calcext:value-type="float">
            <text:p>-1.77066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1.32181" calcext:value-type="float">
            <text:p>1.3218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253233" calcext:value-type="float">
            <text:p>0.253233</text:p>
          </table:table-cell>
        </table:table-row>
        <table:table-row table:style-name="ro1">
          <table:table-cell office:value-type="float" office:value="4.645" calcext:value-type="float">
            <text:p>4.645</text:p>
          </table:table-cell>
          <table:table-cell office:value-type="float" office:value="0.25464" calcext:value-type="float">
            <text:p>0.2546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256047" calcext:value-type="float">
            <text:p>0.256047</text:p>
          </table:table-cell>
        </table:table-row>
        <table:table-row table:style-name="ro1">
          <table:table-cell office:value-type="float" office:value="4.655" calcext:value-type="float">
            <text:p>4.655</text:p>
          </table:table-cell>
          <table:table-cell office:value-type="float" office:value="0.13841" calcext:value-type="float">
            <text:p>0.1384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377589" calcext:value-type="float">
            <text:p>0.377589</text:p>
          </table:table-cell>
        </table:table-row>
        <table:table-row table:style-name="ro1">
          <table:table-cell office:value-type="float" office:value="4.665" calcext:value-type="float">
            <text:p>4.665</text:p>
          </table:table-cell>
          <table:table-cell office:value-type="float" office:value="0.260107" calcext:value-type="float">
            <text:p>0.260107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261511" calcext:value-type="float">
            <text:p>0.261511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-0.80847" calcext:value-type="float">
            <text:p>-0.8084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.28524" calcext:value-type="float">
            <text:p>2.28524</text:p>
          </table:table-cell>
        </table:table-row>
        <table:table-row table:style-name="ro1">
          <table:table-cell office:value-type="float" office:value="4.685" calcext:value-type="float">
            <text:p>4.685</text:p>
          </table:table-cell>
          <table:table-cell office:value-type="float" office:value="-1.75691" calcext:value-type="float">
            <text:p>-1.75691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.40693" calcext:value-type="float">
            <text:p>2.40693</text:p>
          </table:table-cell>
        </table:table-row>
        <table:table-row table:style-name="ro1">
          <table:table-cell office:value-type="float" office:value="4.695" calcext:value-type="float">
            <text:p>4.695</text:p>
          </table:table-cell>
          <table:table-cell office:value-type="float" office:value="-0.801615" calcext:value-type="float">
            <text:p>-0.80161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269767" calcext:value-type="float">
            <text:p>0.269767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-0.800215" calcext:value-type="float">
            <text:p>-0.800215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22211" calcext:value-type="float">
            <text:p>1.22211</text:p>
          </table:table-cell>
        </table:table-row>
        <table:table-row table:style-name="ro1">
          <table:table-cell office:value-type="float" office:value="4.715" calcext:value-type="float">
            <text:p>4.715</text:p>
          </table:table-cell>
          <table:table-cell office:value-type="float" office:value="0.391297" calcext:value-type="float">
            <text:p>0.391297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273808" calcext:value-type="float">
            <text:p>0.273808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0.275206" calcext:value-type="float">
            <text:p>0.275206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157561" calcext:value-type="float">
            <text:p>0.157561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0.396731" calcext:value-type="float">
            <text:p>0.396731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27924" calcext:value-type="float">
            <text:p>0.27924</text:p>
          </table:table-cell>
        </table:table-row>
        <table:table-row table:style-name="ro1">
          <table:table-cell office:value-type="float" office:value="4.745" calcext:value-type="float">
            <text:p>4.745</text:p>
          </table:table-cell>
          <table:table-cell office:value-type="float" office:value="0.280635" calcext:value-type="float">
            <text:p>0.28063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28203" calcext:value-type="float">
            <text:p>0.28203</text:p>
          </table:table-cell>
        </table:table-row>
        <table:table-row table:style-name="ro1">
          <table:table-cell office:value-type="float" office:value="4.755" calcext:value-type="float">
            <text:p>4.755</text:p>
          </table:table-cell>
          <table:table-cell office:value-type="float" office:value="-0.787952" calcext:value-type="float">
            <text:p>-0.78795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.30574" calcext:value-type="float">
            <text:p>2.30574</text:p>
          </table:table-cell>
        </table:table-row>
        <table:table-row table:style-name="ro1">
          <table:table-cell office:value-type="float" office:value="4.765" calcext:value-type="float">
            <text:p>4.765</text:p>
          </table:table-cell>
          <table:table-cell office:value-type="float" office:value="-0.665041" calcext:value-type="float">
            <text:p>-0.665041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287445" calcext:value-type="float">
            <text:p>0.287445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0.288836" calcext:value-type="float">
            <text:p>0.288836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171185" calcext:value-type="float">
            <text:p>0.171185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 office:value-type="float" office:value="-0.661022" calcext:value-type="float">
            <text:p>-0.661022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.43281" calcext:value-type="float">
            <text:p>2.43281</text:p>
          </table:table-cell>
        </table:table-row>
        <table:table-row table:style-name="ro1">
          <table:table-cell office:value-type="float" office:value="4.795" calcext:value-type="float">
            <text:p>4.795</text:p>
          </table:table-cell>
          <table:table-cell office:value-type="float" office:value="-0.775743" calcext:value-type="float">
            <text:p>-0.77574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95626" calcext:value-type="float">
            <text:p>0.295626</text:p>
          </table:table-cell>
        </table:table-row>
        <table:table-row table:style-name="ro1">
          <table:table-cell office:value-type="float" office:value="4.805" calcext:value-type="float">
            <text:p>4.805</text:p>
          </table:table-cell>
          <table:table-cell office:value-type="float" office:value="0.177972" calcext:value-type="float">
            <text:p>0.17797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417132" calcext:value-type="float">
            <text:p>0.417132</text:p>
          </table:table-cell>
        </table:table-row>
        <table:table-row table:style-name="ro1">
          <table:table-cell office:value-type="float" office:value="4.815" calcext:value-type="float">
            <text:p>4.815</text:p>
          </table:table-cell>
          <table:table-cell office:value-type="float" office:value="0.29963" calcext:value-type="float">
            <text:p>0.29963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301015" calcext:value-type="float">
            <text:p>0.301015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0.302398" calcext:value-type="float">
            <text:p>0.30239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184741" calcext:value-type="float">
            <text:p>0.184741</text:p>
          </table:table-cell>
        </table:table-row>
        <table:table-row table:style-name="ro1">
          <table:table-cell office:value-type="float" office:value="4.835" calcext:value-type="float">
            <text:p>4.835</text:p>
          </table:table-cell>
          <table:table-cell office:value-type="float" office:value="-0.647467" calcext:value-type="float">
            <text:p>-0.64746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37499" calcext:value-type="float">
            <text:p>1.37499</text:p>
          </table:table-cell>
        </table:table-row>
        <table:table-row table:style-name="ro1">
          <table:table-cell office:value-type="float" office:value="4.845" calcext:value-type="float">
            <text:p>4.845</text:p>
          </table:table-cell>
          <table:table-cell office:value-type="float" office:value="0.306392" calcext:value-type="float">
            <text:p>0.306392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26009" calcext:value-type="float">
            <text:p>1.26009</text:p>
          </table:table-cell>
        </table:table-row>
        <table:table-row table:style-name="ro1">
          <table:table-cell office:value-type="float" office:value="4.855" calcext:value-type="float">
            <text:p>4.855</text:p>
          </table:table-cell>
          <table:table-cell office:value-type="float" office:value="-1.71208" calcext:value-type="float">
            <text:p>-1.7120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38036" calcext:value-type="float">
            <text:p>1.38036</text:p>
          </table:table-cell>
        </table:table-row>
        <table:table-row table:style-name="ro1">
          <table:table-cell office:value-type="float" office:value="4.865" calcext:value-type="float">
            <text:p>4.865</text:p>
          </table:table-cell>
          <table:table-cell office:value-type="float" office:value="1.38312" calcext:value-type="float">
            <text:p>1.38312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755468" calcext:value-type="float">
            <text:p>-0.755468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0.19685" calcext:value-type="float">
            <text:p>0.1968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435999" calcext:value-type="float">
            <text:p>0.435999</text:p>
          </table:table-cell>
        </table:table-row>
        <table:table-row table:style-name="ro1">
          <table:table-cell office:value-type="float" office:value="4.885" calcext:value-type="float">
            <text:p>4.885</text:p>
          </table:table-cell>
          <table:table-cell office:value-type="float" office:value="-0.752869" calcext:value-type="float">
            <text:p>-0.75286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.38847" calcext:value-type="float">
            <text:p>1.38847</text:p>
          </table:table-cell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0.319861" calcext:value-type="float">
            <text:p>0.31986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321234" calcext:value-type="float">
            <text:p>0.321234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0.203568" calcext:value-type="float">
            <text:p>0.203568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442713" calcext:value-type="float">
            <text:p>0.442713</text:p>
          </table:table-cell>
        </table:table-row>
        <table:table-row table:style-name="ro1">
          <table:table-cell office:value-type="float" office:value="4.915" calcext:value-type="float">
            <text:p>4.915</text:p>
          </table:table-cell>
          <table:table-cell office:value-type="float" office:value="0.325197" calcext:value-type="float">
            <text:p>0.3251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326567" calcext:value-type="float">
            <text:p>0.326567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0.327937" calcext:value-type="float">
            <text:p>0.32793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210267" calcext:value-type="float">
            <text:p>0.210267</text:p>
          </table:table-cell>
        </table:table-row>
        <table:table-row table:style-name="ro1">
          <table:table-cell office:value-type="float" office:value="4.935" calcext:value-type="float">
            <text:p>4.935</text:p>
          </table:table-cell>
          <table:table-cell office:value-type="float" office:value="0.449408" calcext:value-type="float">
            <text:p>0.44940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331888" calcext:value-type="float">
            <text:p>0.331888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0.333255" calcext:value-type="float">
            <text:p>0.33325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215582" calcext:value-type="float">
            <text:p>0.215582</text:p>
          </table:table-cell>
        </table:table-row>
        <table:table-row table:style-name="ro1">
          <table:table-cell office:value-type="float" office:value="4.955" calcext:value-type="float">
            <text:p>4.955</text:p>
          </table:table-cell>
          <table:table-cell office:value-type="float" office:value="-0.616626" calcext:value-type="float">
            <text:p>-0.616626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.47716" calcext:value-type="float">
            <text:p>2.47716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-1.80277" calcext:value-type="float">
            <text:p>-1.80277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40854" calcext:value-type="float">
            <text:p>1.40854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1.29223" calcext:value-type="float">
            <text:p>1.29223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608602" calcext:value-type="float">
            <text:p>-0.608602</text:p>
          </table:table-cell>
        </table:table-row>
        <table:table-row table:style-name="ro1">
          <table:table-cell office:value-type="float" office:value="4.985" calcext:value-type="float">
            <text:p>4.985</text:p>
          </table:table-cell>
          <table:table-cell office:value-type="float" office:value="-0.727488" calcext:value-type="float">
            <text:p>-0.727488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41383" calcext:value-type="float">
            <text:p>1.41383</text:p>
          </table:table-cell>
        </table:table-row>
        <table:table-row table:style-name="ro1">
          <table:table-cell office:value-type="float" office:value="4.995" calcext:value-type="float">
            <text:p>4.995</text:p>
          </table:table-cell>
          <table:table-cell office:value-type="float" office:value="0.345212" calcext:value-type="float">
            <text:p>0.345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5.005" calcext:value-type="float">
            <text:p>5.005</text:p>
          </table:table-cell>
          <table:table-cell office:value-type="float" office:value="0.228889" calcext:value-type="float">
            <text:p>0.228889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468019" calcext:value-type="float">
            <text:p>0.468019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office:value-type="float" office:value="0.350488" calcext:value-type="float">
            <text:p>0.350488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351843" calcext:value-type="float">
            <text:p>0.351843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0.353197" calcext:value-type="float">
            <text:p>0.353197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235513" calcext:value-type="float">
            <text:p>0.235513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0.474638" calcext:value-type="float">
            <text:p>0.47463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357103" calcext:value-type="float">
            <text:p>0.357103</text:p>
          </table:table-cell>
        </table:table-row>
        <table:table-row table:style-name="ro1">
          <table:table-cell office:value-type="float" office:value="5.045" calcext:value-type="float">
            <text:p>5.045</text:p>
          </table:table-cell>
          <table:table-cell office:value-type="float" office:value="-0.712878" calcext:value-type="float">
            <text:p>-0.71287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42843" calcext:value-type="float">
            <text:p>1.42843</text:p>
          </table:table-cell>
        </table:table-row>
        <table:table-row table:style-name="ro1">
          <table:table-cell office:value-type="float" office:value="5.055" calcext:value-type="float">
            <text:p>5.055</text:p>
          </table:table-cell>
          <table:table-cell office:value-type="float" office:value="0.359803" calcext:value-type="float">
            <text:p>0.359803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31344" calcext:value-type="float">
            <text:p>1.31344</text:p>
          </table:table-cell>
        </table:table-row>
        <table:table-row table:style-name="ro1">
          <table:table-cell office:value-type="float" office:value="5.065" calcext:value-type="float">
            <text:p>5.065</text:p>
          </table:table-cell>
          <table:table-cell office:value-type="float" office:value="-0.587398" calcext:value-type="float">
            <text:p>-0.58739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365043" calcext:value-type="float">
            <text:p>0.365043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0.247352" calcext:value-type="float">
            <text:p>0.247352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-0.584856" calcext:value-type="float">
            <text:p>-0.584856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2.50889" calcext:value-type="float">
            <text:p>2.50889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1.77104" calcext:value-type="float">
            <text:p>-1.77104</text:p>
          </table:table-cell>
        </table:table-row>
        <table:table-row table:style-name="ro1">
          <table:table-cell office:value-type="float" office:value="5.095" calcext:value-type="float">
            <text:p>5.095</text:p>
          </table:table-cell>
          <table:table-cell office:value-type="float" office:value="1.44025" calcext:value-type="float">
            <text:p>1.4402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371611" calcext:value-type="float">
            <text:p>0.371611</text:p>
          </table:table-cell>
        </table:table-row>
        <table:table-row table:style-name="ro1">
          <table:table-cell office:value-type="float" office:value="5.105" calcext:value-type="float">
            <text:p>5.105</text:p>
          </table:table-cell>
          <table:table-cell office:value-type="float" office:value="0.253916" calcext:value-type="float">
            <text:p>0.253916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.56435" calcext:value-type="float">
            <text:p>1.56435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-1.76448" calcext:value-type="float">
            <text:p>-1.7644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.4468" calcext:value-type="float">
            <text:p>1.4468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1.33044" calcext:value-type="float">
            <text:p>1.33044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0.570415" calcext:value-type="float">
            <text:p>-0.570415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office:value-type="float" office:value="0.382014" calcext:value-type="float">
            <text:p>0.38201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0.38468" calcext:value-type="float">
            <text:p>0.38468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685301" calcext:value-type="float">
            <text:p>-0.685301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 office:value-type="float" office:value="2.40827" calcext:value-type="float">
            <text:p>2.4082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1.63388" calcext:value-type="float">
            <text:p>-1.63388</text:p>
          </table:table-cell>
        </table:table-row>
        <table:table-row table:style-name="ro1">
          <table:table-cell office:value-type="float" office:value="5.165" calcext:value-type="float">
            <text:p>5.165</text:p>
          </table:table-cell>
          <table:table-cell office:value-type="float" office:value="2.52982" calcext:value-type="float">
            <text:p>2.52982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6788" calcext:value-type="float">
            <text:p>-0.6788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0.273474" calcext:value-type="float">
            <text:p>0.27347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512573" calcext:value-type="float">
            <text:p>0.512573</text:p>
          </table:table-cell>
        </table:table-row>
        <table:table-row table:style-name="ro1">
          <table:table-cell office:value-type="float" office:value="5.185" calcext:value-type="float">
            <text:p>5.185</text:p>
          </table:table-cell>
          <table:table-cell office:value-type="float" office:value="-0.676295" calcext:value-type="float">
            <text:p>-0.676295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.46499" calcext:value-type="float">
            <text:p>1.46499</text:p>
          </table:table-cell>
        </table:table-row>
        <table:table-row table:style-name="ro1">
          <table:table-cell office:value-type="float" office:value="5.195" calcext:value-type="float">
            <text:p>5.195</text:p>
          </table:table-cell>
          <table:table-cell office:value-type="float" office:value="0.396336" calcext:value-type="float">
            <text:p>0.39633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78625" calcext:value-type="float">
            <text:p>0.278625</text:p>
          </table:table-cell>
        </table:table-row>
        <table:table-row table:style-name="ro1">
          <table:table-cell office:value-type="float" office:value="5.205" calcext:value-type="float">
            <text:p>5.205</text:p>
          </table:table-cell>
          <table:table-cell office:value-type="float" office:value="1.58902" calcext:value-type="float">
            <text:p>1.58902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1.73981" calcext:value-type="float">
            <text:p>-1.73981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2.54276" calcext:value-type="float">
            <text:p>2.5427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1.73717" calcext:value-type="float">
            <text:p>-1.73717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1.35506" calcext:value-type="float">
            <text:p>1.35506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24171" calcext:value-type="float">
            <text:p>0.524171</text:p>
          </table:table-cell>
        </table:table-row>
        <table:table-row table:style-name="ro1">
          <table:table-cell office:value-type="float" office:value="5.235" calcext:value-type="float">
            <text:p>5.235</text:p>
          </table:table-cell>
          <table:table-cell office:value-type="float" office:value="0.406601" calcext:value-type="float">
            <text:p>0.40660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.47921" calcext:value-type="float">
            <text:p>1.47921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-1.73073" calcext:value-type="float">
            <text:p>-1.73073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.36149" calcext:value-type="float">
            <text:p>1.36149</text:p>
          </table:table-cell>
        </table:table-row>
        <table:table-row table:style-name="ro1">
          <table:table-cell office:value-type="float" office:value="5.255" calcext:value-type="float">
            <text:p>5.255</text:p>
          </table:table-cell>
          <table:table-cell office:value-type="float" office:value="0.530597" calcext:value-type="float">
            <text:p>0.530597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413022" calcext:value-type="float">
            <text:p>0.413022</text:p>
          </table:table-cell>
        </table:table-row>
        <table:table-row table:style-name="ro1">
          <table:table-cell office:value-type="float" office:value="5.265" calcext:value-type="float">
            <text:p>5.265</text:p>
          </table:table-cell>
          <table:table-cell office:value-type="float" office:value="1.48562" calcext:value-type="float">
            <text:p>1.48562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772063" calcext:value-type="float">
            <text:p>-0.772063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-0.534289" calcext:value-type="float">
            <text:p>-0.534289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8809" calcext:value-type="float">
            <text:p>1.48809</text:p>
          </table:table-cell>
        </table:table-row>
        <table:table-row table:style-name="ro1">
          <table:table-cell office:value-type="float" office:value="5.285" calcext:value-type="float">
            <text:p>5.285</text:p>
          </table:table-cell>
          <table:table-cell office:value-type="float" office:value="1.49071" calcext:value-type="float">
            <text:p>1.49071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-1.71924" calcext:value-type="float">
            <text:p>-1.71924</text:p>
          </table:table-cell>
        </table:table-row>
        <table:table-row table:style-name="ro1">
          <table:table-cell office:value-type="float" office:value="5.295" calcext:value-type="float">
            <text:p>5.295</text:p>
          </table:table-cell>
          <table:table-cell office:value-type="float" office:value="1.49201" calcext:value-type="float">
            <text:p>1.4920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304301" calcext:value-type="float">
            <text:p>0.304301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0.543377" calcext:value-type="float">
            <text:p>0.543377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.49707" calcext:value-type="float">
            <text:p>1.49707</text:p>
          </table:table-cell>
        </table:table-row>
        <table:table-row table:style-name="ro1">
          <table:table-cell office:value-type="float" office:value="5.315" calcext:value-type="float">
            <text:p>5.315</text:p>
          </table:table-cell>
          <table:table-cell office:value-type="float" office:value="-1.71287" calcext:value-type="float">
            <text:p>-1.7128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.37934" calcext:value-type="float">
            <text:p>1.37934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0.548432" calcext:value-type="float">
            <text:p>0.54843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0.640437" calcext:value-type="float">
            <text:p>-0.640437</text:p>
          </table:table-cell>
        </table:table-row>
        <table:table-row table:style-name="ro1">
          <table:table-cell office:value-type="float" office:value="5.335" calcext:value-type="float">
            <text:p>5.335</text:p>
          </table:table-cell>
          <table:table-cell office:value-type="float" office:value="1.50082" calcext:value-type="float">
            <text:p>1.5008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.50341" calcext:value-type="float">
            <text:p>1.50341</text:p>
          </table:table-cell>
        </table:table-row>
        <table:table-row table:style-name="ro1">
          <table:table-cell office:value-type="float" office:value="5.345" calcext:value-type="float">
            <text:p>5.345</text:p>
          </table:table-cell>
          <table:table-cell office:value-type="float" office:value="-1.70653" calcext:value-type="float">
            <text:p>-1.7065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.45695" calcext:value-type="float">
            <text:p>2.45695</text:p>
          </table:table-cell>
        </table:table-row>
        <table:table-row table:style-name="ro1">
          <table:table-cell office:value-type="float" office:value="5.355" calcext:value-type="float">
            <text:p>5.355</text:p>
          </table:table-cell>
          <table:table-cell office:value-type="float" office:value="-0.513926" calcext:value-type="float">
            <text:p>-0.513926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0.632812" calcext:value-type="float">
            <text:p>-0.632812</text:p>
          </table:table-cell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2.57971" calcext:value-type="float">
            <text:p>2.57971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747973" calcext:value-type="float">
            <text:p>-0.747973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0.56107" calcext:value-type="float">
            <text:p>0.56107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-0.627798" calcext:value-type="float">
            <text:p>-0.627798</text:p>
          </table:table-cell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2.58472" calcext:value-type="float">
            <text:p>2.5847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-0.623941" calcext:value-type="float">
            <text:p>-0.623941</text:p>
          </table:table-cell>
        </table:table-row>
        <table:table-row table:style-name="ro1">
          <table:table-cell office:value-type="float" office:value="5.395" calcext:value-type="float">
            <text:p>5.395</text:p>
          </table:table-cell>
          <table:table-cell office:value-type="float" office:value="0.328294" calcext:value-type="float">
            <text:p>0.32829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6735" calcext:value-type="float">
            <text:p>0.56735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-0.621518" calcext:value-type="float">
            <text:p>-0.621518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.59099" calcext:value-type="float">
            <text:p>2.59099</text:p>
          </table:table-cell>
        </table:table-row>
        <table:table-row table:style-name="ro1">
          <table:table-cell office:value-type="float" office:value="5.415" calcext:value-type="float">
            <text:p>5.415</text:p>
          </table:table-cell>
          <table:table-cell office:value-type="float" office:value="-0.736706" calcext:value-type="float">
            <text:p>-0.73670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572327" calcext:value-type="float">
            <text:p>0.572327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-0.616541" calcext:value-type="float">
            <text:p>-0.616541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.5247" calcext:value-type="float">
            <text:p>1.5247</text:p>
          </table:table-cell>
        </table:table-row>
        <table:table-row table:style-name="ro1">
          <table:table-cell office:value-type="float" office:value="5.435" calcext:value-type="float">
            <text:p>5.435</text:p>
          </table:table-cell>
          <table:table-cell office:value-type="float" office:value="0.455993" calcext:value-type="float">
            <text:p>0.455993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457268" calcext:value-type="float">
            <text:p>0.457268</text:p>
          </table:table-cell>
        </table:table-row>
        <table:table-row table:style-name="ro1">
          <table:table-cell office:value-type="float" office:value="5.445" calcext:value-type="float">
            <text:p>5.445</text:p>
          </table:table-cell>
          <table:table-cell office:value-type="float" office:value="0.339513" calcext:value-type="float">
            <text:p>0.339513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57856" calcext:value-type="float">
            <text:p>0.57856</text:p>
          </table:table-cell>
        </table:table-row>
        <table:table-row table:style-name="ro1">
          <table:table-cell office:value-type="float" office:value="5.455" calcext:value-type="float">
            <text:p>5.455</text:p>
          </table:table-cell>
          <table:table-cell office:value-type="float" office:value="-0.610309" calcext:value-type="float">
            <text:p>-0.610309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60218" calcext:value-type="float">
            <text:p>2.60218</text:p>
          </table:table-cell>
        </table:table-row>
        <table:table-row table:style-name="ro1">
          <table:table-cell office:value-type="float" office:value="5.465" calcext:value-type="float">
            <text:p>5.465</text:p>
          </table:table-cell>
          <table:table-cell office:value-type="float" office:value="-0.606497" calcext:value-type="float">
            <text:p>-0.606497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0.606497" calcext:value-type="float">
            <text:p>-0.606497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1.41571" calcext:value-type="float">
            <text:p>1.41571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584765" calcext:value-type="float">
            <text:p>0.584765</text:p>
          </table:table-cell>
        </table:table-row>
        <table:table-row table:style-name="ro1">
          <table:table-cell office:value-type="float" office:value="5.485" calcext:value-type="float">
            <text:p>5.485</text:p>
          </table:table-cell>
          <table:table-cell office:value-type="float" office:value="0.467144" calcext:value-type="float">
            <text:p>0.467144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468409" calcext:value-type="float">
            <text:p>0.468409</text:p>
          </table:table-cell>
        </table:table-row>
        <table:table-row table:style-name="ro1">
          <table:table-cell office:value-type="float" office:value="5.495" calcext:value-type="float">
            <text:p>5.495</text:p>
          </table:table-cell>
          <table:table-cell office:value-type="float" office:value="0.469672" calcext:value-type="float">
            <text:p>0.46967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51908" calcext:value-type="float">
            <text:p>0.351908</text:p>
          </table:table-cell>
        </table:table-row>
        <table:table-row table:style-name="ro1">
          <table:table-cell office:value-type="float" office:value="5.505" calcext:value-type="float">
            <text:p>5.505</text:p>
          </table:table-cell>
          <table:table-cell office:value-type="float" office:value="0.590943" calcext:value-type="float">
            <text:p>0.590943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473316" calcext:value-type="float">
            <text:p>0.473316</text:p>
          </table:table-cell>
        </table:table-row>
        <table:table-row table:style-name="ro1">
          <table:table-cell office:value-type="float" office:value="5.515" calcext:value-type="float">
            <text:p>5.515</text:p>
          </table:table-cell>
          <table:table-cell office:value-type="float" office:value="0.474575" calcext:value-type="float">
            <text:p>0.47457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475833" calcext:value-type="float">
            <text:p>0.475833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0.358064" calcext:value-type="float">
            <text:p>0.358064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66833" calcext:value-type="float">
            <text:p>1.66833</text:p>
          </table:table-cell>
        </table:table-row>
        <table:table-row table:style-name="ro1">
          <table:table-cell office:value-type="float" office:value="5.535" calcext:value-type="float">
            <text:p>5.535</text:p>
          </table:table-cell>
          <table:table-cell office:value-type="float" office:value="-1.6605" calcext:value-type="float">
            <text:p>-1.660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.5029" calcext:value-type="float">
            <text:p>2.5029</text:p>
          </table:table-cell>
        </table:table-row>
        <table:table-row table:style-name="ro1">
          <table:table-cell office:value-type="float" office:value="5.545" calcext:value-type="float">
            <text:p>5.545</text:p>
          </table:table-cell>
          <table:table-cell office:value-type="float" office:value="-1.53925" calcext:value-type="float">
            <text:p>-1.53925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55306" calcext:value-type="float">
            <text:p>1.55306</text:p>
          </table:table-cell>
        </table:table-row>
        <table:table-row table:style-name="ro1">
          <table:table-cell office:value-type="float" office:value="5.555" calcext:value-type="float">
            <text:p>5.555</text:p>
          </table:table-cell>
          <table:table-cell office:value-type="float" office:value="0.484328" calcext:value-type="float">
            <text:p>0.484328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485577" calcext:value-type="float">
            <text:p>0.485577</text:p>
          </table:table-cell>
        </table:table-row>
        <table:table-row table:style-name="ro1">
          <table:table-cell office:value-type="float" office:value="5.565" calcext:value-type="float">
            <text:p>5.565</text:p>
          </table:table-cell>
          <table:table-cell office:value-type="float" office:value="0.486824" calcext:value-type="float">
            <text:p>0.486824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369045" calcext:value-type="float">
            <text:p>0.369045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0.608064" calcext:value-type="float">
            <text:p>0.60806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490421" calcext:value-type="float">
            <text:p>0.490421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 office:value-type="float" office:value="0.491664" calcext:value-type="float">
            <text:p>0.491664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4451" calcext:value-type="float">
            <text:p>1.4451</text:p>
          </table:table-cell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-1.52707" calcext:value-type="float">
            <text:p>-1.5270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63645" calcext:value-type="float">
            <text:p>2.63645</text:p>
          </table:table-cell>
        </table:table-row>
        <table:table-row table:style-name="ro1">
          <table:table-cell office:value-type="float" office:value="5.605" calcext:value-type="float">
            <text:p>5.605</text:p>
          </table:table-cell>
          <table:table-cell office:value-type="float" office:value="-0.572259" calcext:value-type="float">
            <text:p>-0.572259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498958" calcext:value-type="float">
            <text:p>0.498958</text:p>
          </table:table-cell>
        </table:table-row>
        <table:table-row table:style-name="ro1">
          <table:table-cell office:value-type="float" office:value="5.615" calcext:value-type="float">
            <text:p>5.615</text:p>
          </table:table-cell>
          <table:table-cell office:value-type="float" office:value="0.381169" calcext:value-type="float">
            <text:p>0.381169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0.451039" calcext:value-type="float">
            <text:p>-0.451039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1.57127" calcext:value-type="float">
            <text:p>1.57127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57373" calcext:value-type="float">
            <text:p>1.57373</text:p>
          </table:table-cell>
        </table:table-row>
        <table:table-row table:style-name="ro1">
          <table:table-cell office:value-type="float" office:value="5.635" calcext:value-type="float">
            <text:p>5.635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387187" calcext:value-type="float">
            <text:p>0.387187</text:p>
          </table:table-cell>
        </table:table-row>
        <table:table-row table:style-name="ro1">
          <table:table-cell office:value-type="float" office:value="5.645" calcext:value-type="float">
            <text:p>5.645</text:p>
          </table:table-cell>
          <table:table-cell office:value-type="float" office:value="0.626187" calcext:value-type="float">
            <text:p>0.626187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508527" calcext:value-type="float">
            <text:p>0.508527</text:p>
          </table:table-cell>
        </table:table-row>
        <table:table-row table:style-name="ro1">
          <table:table-cell office:value-type="float" office:value="5.655" calcext:value-type="float">
            <text:p>5.655</text:p>
          </table:table-cell>
          <table:table-cell office:value-type="float" office:value="0.509751" calcext:value-type="float">
            <text:p>0.509751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391952" calcext:value-type="float">
            <text:p>0.391952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0.630948" calcext:value-type="float">
            <text:p>0.630948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55792" calcext:value-type="float">
            <text:p>-0.55792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2.65446" calcext:value-type="float">
            <text:p>2.6544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0.554261" calcext:value-type="float">
            <text:p>-0.554261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0.397916" calcext:value-type="float">
            <text:p>0.397916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-0.434292" calcext:value-type="float">
            <text:p>-0.434292</text:p>
          </table:table-cell>
        </table:table-row>
        <table:table-row table:style-name="ro1">
          <table:table-cell office:value-type="float" office:value="5.695" calcext:value-type="float">
            <text:p>5.695</text:p>
          </table:table-cell>
          <table:table-cell office:value-type="float" office:value="2.6592" calcext:value-type="float">
            <text:p>2.65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549534" calcext:value-type="float">
            <text:p>-0.549534</text:p>
          </table:table-cell>
        </table:table-row>
        <table:table-row table:style-name="ro1">
          <table:table-cell office:value-type="float" office:value="5.705" calcext:value-type="float">
            <text:p>5.705</text:p>
          </table:table-cell>
          <table:table-cell office:value-type="float" office:value="0.52166" calcext:value-type="float">
            <text:p>0.52166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403849" calcext:value-type="float">
            <text:p>0.403849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0.642833" calcext:value-type="float">
            <text:p>0.642833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525154" calcext:value-type="float">
            <text:p>0.525154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-0.544827" calcext:value-type="float">
            <text:p>-0.544827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66753" calcext:value-type="float">
            <text:p>2.66753</text:p>
          </table:table-cell>
        </table:table-row>
        <table:table-row table:style-name="ro1">
          <table:table-cell office:value-type="float" office:value="5.735" calcext:value-type="float">
            <text:p>5.735</text:p>
          </table:table-cell>
          <table:table-cell office:value-type="float" office:value="-0.66023" calcext:value-type="float">
            <text:p>-0.66023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422456" calcext:value-type="float">
            <text:p>-0.422456</text:p>
          </table:table-cell>
        </table:table-row>
        <table:table-row table:style-name="ro1">
          <table:table-cell office:value-type="float" office:value="5.745" calcext:value-type="float">
            <text:p>5.745</text:p>
          </table:table-cell>
          <table:table-cell office:value-type="float" office:value="2.67101" calcext:value-type="float">
            <text:p>2.67101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0.537736" calcext:value-type="float">
            <text:p>-0.537736</text:p>
          </table:table-cell>
        </table:table-row>
        <table:table-row table:style-name="ro1">
          <table:table-cell office:value-type="float" office:value="5.755" calcext:value-type="float">
            <text:p>5.755</text:p>
          </table:table-cell>
          <table:table-cell office:value-type="float" office:value="0.533445" calcext:value-type="float">
            <text:p>0.53344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536537" calcext:value-type="float">
            <text:p>-0.536537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2.55678" calcext:value-type="float">
            <text:p>2.55678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1.48537" calcext:value-type="float">
            <text:p>-1.48537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2.67806" calcext:value-type="float">
            <text:p>2.67806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-0.64971" calcext:value-type="float">
            <text:p>-0.64971</text:p>
          </table:table-cell>
        </table:table-row>
        <table:table-row table:style-name="ro1">
          <table:table-cell office:value-type="float" office:value="5.785" calcext:value-type="float">
            <text:p>5.785</text:p>
          </table:table-cell>
          <table:table-cell office:value-type="float" office:value="1.73041" calcext:value-type="float">
            <text:p>1.73041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-0.527252" calcext:value-type="float">
            <text:p>-0.527252</text:p>
          </table:table-cell>
        </table:table-row>
        <table:table-row table:style-name="ro1">
          <table:table-cell office:value-type="float" office:value="5.795" calcext:value-type="float">
            <text:p>5.795</text:p>
          </table:table-cell>
          <table:table-cell office:value-type="float" office:value="0.543918" calcext:value-type="float">
            <text:p>0.54391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26086" calcext:value-type="float">
            <text:p>0.426086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0.665045" calcext:value-type="float">
            <text:p>0.665045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.61851" calcext:value-type="float">
            <text:p>1.61851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-0.520276" calcext:value-type="float">
            <text:p>-0.520276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520276" calcext:value-type="float">
            <text:p>-0.520276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1.50185" calcext:value-type="float">
            <text:p>1.50185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.74198" calcext:value-type="float">
            <text:p>1.74198</text:p>
          </table:table-cell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-0.515694" calcext:value-type="float">
            <text:p>-0.51569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555462" calcext:value-type="float">
            <text:p>0.555462</text:p>
          </table:table-cell>
        </table:table-row>
        <table:table-row table:style-name="ro1">
          <table:table-cell office:value-type="float" office:value="5.845" calcext:value-type="float">
            <text:p>5.845</text:p>
          </table:table-cell>
          <table:table-cell office:value-type="float" office:value="0.437618" calcext:value-type="float">
            <text:p>0.43761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676564" calcext:value-type="float">
            <text:p>0.676564</text:p>
          </table:table-cell>
        </table:table-row>
        <table:table-row table:style-name="ro1">
          <table:table-cell office:value-type="float" office:value="5.855" calcext:value-type="float">
            <text:p>5.855</text:p>
          </table:table-cell>
          <table:table-cell office:value-type="float" office:value="0.558847" calcext:value-type="float">
            <text:p>0.558847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.51215" calcext:value-type="float">
            <text:p>1.51215</text:p>
          </table:table-cell>
        </table:table-row>
        <table:table-row table:style-name="ro1">
          <table:table-cell office:value-type="float" office:value="5.865" calcext:value-type="float">
            <text:p>5.865</text:p>
          </table:table-cell>
          <table:table-cell office:value-type="float" office:value="-1.46002" calcext:value-type="float">
            <text:p>-1.46002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.6322" calcext:value-type="float">
            <text:p>1.6322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-0.50776" calcext:value-type="float">
            <text:p>-0.50776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70451" calcext:value-type="float">
            <text:p>2.70451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-0.504268" calcext:value-type="float">
            <text:p>-0.504268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-0.504268" calcext:value-type="float">
            <text:p>-0.504268</text:p>
          </table:table-cell>
        </table:table-row>
        <table:table-row table:style-name="ro1">
          <table:table-cell office:value-type="float" office:value="5.895" calcext:value-type="float">
            <text:p>5.895</text:p>
          </table:table-cell>
          <table:table-cell office:value-type="float" office:value="2.58898" calcext:value-type="float">
            <text:p>2.5889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38203" calcext:value-type="float">
            <text:p>-0.38203</text:p>
          </table:table-cell>
        </table:table-row>
        <table:table-row table:style-name="ro1">
          <table:table-cell office:value-type="float" office:value="5.905" calcext:value-type="float">
            <text:p>5.905</text:p>
          </table:table-cell>
          <table:table-cell office:value-type="float" office:value="0.570221" calcext:value-type="float">
            <text:p>0.570221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571377" calcext:value-type="float">
            <text:p>0.571377</text:p>
          </table:table-cell>
        </table:table-row>
        <table:table-row table:style-name="ro1">
          <table:table-cell office:value-type="float" office:value="5.915" calcext:value-type="float">
            <text:p>5.915</text:p>
          </table:table-cell>
          <table:table-cell office:value-type="float" office:value="0.453516" calcext:value-type="float">
            <text:p>0.453516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692443" calcext:value-type="float">
            <text:p>0.692443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0.574708" calcext:value-type="float">
            <text:p>0.574708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0.575858" calcext:value-type="float">
            <text:p>0.575858</text:p>
          </table:table-cell>
        </table:table-row>
        <table:table-row table:style-name="ro1">
          <table:table-cell office:value-type="float" office:value="5.935" calcext:value-type="float">
            <text:p>5.935</text:p>
          </table:table-cell>
          <table:table-cell office:value-type="float" office:value="0.577007" calcext:value-type="float">
            <text:p>0.577007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45914" calcext:value-type="float">
            <text:p>0.45914</text:p>
          </table:table-cell>
        </table:table-row>
        <table:table-row table:style-name="ro1">
          <table:table-cell office:value-type="float" office:value="5.945" calcext:value-type="float">
            <text:p>5.945</text:p>
          </table:table-cell>
          <table:table-cell office:value-type="float" office:value="0.698059" calcext:value-type="float">
            <text:p>0.698059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580317" calcext:value-type="float">
            <text:p>0.580317</text:p>
          </table:table-cell>
        </table:table-row>
        <table:table-row table:style-name="ro1">
          <table:table-cell office:value-type="float" office:value="5.955" calcext:value-type="float">
            <text:p>5.955</text:p>
          </table:table-cell>
          <table:table-cell office:value-type="float" office:value="0.581461" calcext:value-type="float">
            <text:p>0.581461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.53471" calcext:value-type="float">
            <text:p>1.53471</text:p>
          </table:table-cell>
        </table:table-row>
        <table:table-row table:style-name="ro1">
          <table:table-cell office:value-type="float" office:value="5.965" calcext:value-type="float">
            <text:p>5.965</text:p>
          </table:table-cell>
          <table:table-cell office:value-type="float" office:value="-1.43746" calcext:value-type="float">
            <text:p>-1.4374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72586" calcext:value-type="float">
            <text:p>2.72586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-1.55407" calcext:value-type="float">
            <text:p>-1.55407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65701" calcext:value-type="float">
            <text:p>1.65701</text:p>
          </table:table-cell>
        </table:table-row>
        <table:table-row table:style-name="ro1">
          <table:table-cell office:value-type="float" office:value="5.985" calcext:value-type="float">
            <text:p>5.985</text:p>
          </table:table-cell>
          <table:table-cell office:value-type="float" office:value="1.54027" calcext:value-type="float">
            <text:p>1.54027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-0.360791" calcext:value-type="float">
            <text:p>-0.360791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0.591434" calcext:value-type="float">
            <text:p>0.591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2563" calcext:value-type="float">
            <text:p>0.592563</text:p>
          </table:table-cell>
        </table:table-row>
        <table:table-row table:style-name="ro1">
          <table:table-cell office:value-type="float" office:value="6.005" calcext:value-type="float">
            <text:p>6.005</text:p>
          </table:table-cell>
          <table:table-cell office:value-type="float" office:value="-0.477419" calcext:value-type="float">
            <text:p>-0.477419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.54466" calcext:value-type="float">
            <text:p>1.54466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office:value-type="float" office:value="0.713578" calcext:value-type="float">
            <text:p>0.71357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595816" calcext:value-type="float">
            <text:p>0.595816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1.66804" calcext:value-type="float">
            <text:p>1.66804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.5419" calcext:value-type="float">
            <text:p>-1.5419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1.55015" calcext:value-type="float">
            <text:p>1.55015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719063" calcext:value-type="float">
            <text:p>0.719063</text:p>
          </table:table-cell>
        </table:table-row>
        <table:table-row table:style-name="ro1">
          <table:table-cell office:value-type="float" office:value="6.045" calcext:value-type="float">
            <text:p>6.045</text:p>
          </table:table-cell>
          <table:table-cell office:value-type="float" office:value="0.601294" calcext:value-type="float">
            <text:p>0.601294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.67351" calcext:value-type="float">
            <text:p>1.67351</text:p>
          </table:table-cell>
        </table:table-row>
        <table:table-row table:style-name="ro1">
          <table:table-cell office:value-type="float" office:value="6.055" calcext:value-type="float">
            <text:p>6.055</text:p>
          </table:table-cell>
          <table:table-cell office:value-type="float" office:value="-0.584354" calcext:value-type="float">
            <text:p>-0.58435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724513" calcext:value-type="float">
            <text:p>0.724513</text:p>
          </table:table-cell>
        </table:table-row>
        <table:table-row table:style-name="ro1">
          <table:table-cell office:value-type="float" office:value="6.065" calcext:value-type="float">
            <text:p>6.065</text:p>
          </table:table-cell>
          <table:table-cell office:value-type="float" office:value="-0.464355" calcext:value-type="float">
            <text:p>-0.464355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.74781" calcext:value-type="float">
            <text:p>2.74781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-0.461028" calcext:value-type="float">
            <text:p>-0.46102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491049" calcext:value-type="float">
            <text:p>0.491049</text:p>
          </table:table-cell>
        </table:table-row>
        <table:table-row table:style-name="ro1">
          <table:table-cell office:value-type="float" office:value="6.085" calcext:value-type="float">
            <text:p>6.085</text:p>
          </table:table-cell>
          <table:table-cell office:value-type="float" office:value="0.729927" calcext:value-type="float">
            <text:p>0.729927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0.612144" calcext:value-type="float">
            <text:p>0.612144</text:p>
          </table:table-cell>
        </table:table-row>
        <table:table-row table:style-name="ro1">
          <table:table-cell office:value-type="float" office:value="6.095" calcext:value-type="float">
            <text:p>6.095</text:p>
          </table:table-cell>
          <table:table-cell office:value-type="float" office:value="0.613245" calcext:value-type="float">
            <text:p>0.6132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95336" calcext:value-type="float">
            <text:p>0.495336</text:p>
          </table:table-cell>
        </table:table-row>
        <table:table-row table:style-name="ro1">
          <table:table-cell office:value-type="float" office:value="6.105" calcext:value-type="float">
            <text:p>6.105</text:p>
          </table:table-cell>
          <table:table-cell office:value-type="float" office:value="1.80529" calcext:value-type="float">
            <text:p>1.80529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-1.52354" calcext:value-type="float">
            <text:p>-1.52354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.57067" calcext:value-type="float">
            <text:p>1.5706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-0.330424" calcext:value-type="float">
            <text:p>-0.330424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-0.449311" calcext:value-type="float">
            <text:p>-0.449311</text:p>
          </table:table-cell>
        </table:table-row>
        <table:table-row table:style-name="ro1">
          <table:table-cell office:value-type="float" office:value="6.135" calcext:value-type="float">
            <text:p>6.135</text:p>
          </table:table-cell>
          <table:table-cell office:value-type="float" office:value="1.69174" calcext:value-type="float">
            <text:p>1.69174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622848" calcext:value-type="float">
            <text:p>0.622848</text:p>
          </table:table-cell>
        </table:table-row>
        <table:table-row table:style-name="ro1">
          <table:table-cell office:value-type="float" office:value="6.145" calcext:value-type="float">
            <text:p>6.145</text:p>
          </table:table-cell>
          <table:table-cell office:value-type="float" office:value="0.623935" calcext:value-type="float">
            <text:p>0.62393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.57708" calcext:value-type="float">
            <text:p>1.57708</text:p>
          </table:table-cell>
        </table:table-row>
        <table:table-row table:style-name="ro1">
          <table:table-cell office:value-type="float" office:value="6.155" calcext:value-type="float">
            <text:p>6.155</text:p>
          </table:table-cell>
          <table:table-cell office:value-type="float" office:value="-0.324029" calcext:value-type="float">
            <text:p>-0.32402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628146" calcext:value-type="float">
            <text:p>0.628146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0.629225" calcext:value-type="float">
            <text:p>0.62922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0.440756" calcext:value-type="float">
            <text:p>-0.440756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2.65233" calcext:value-type="float">
            <text:p>2.65233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-0.318761" calcext:value-type="float">
            <text:p>-0.318761</text:p>
          </table:table-cell>
        </table:table-row>
        <table:table-row table:style-name="ro1">
          <table:table-cell office:value-type="float" office:value="6.185" calcext:value-type="float">
            <text:p>6.185</text:p>
          </table:table-cell>
          <table:table-cell office:value-type="float" office:value="-0.437648" calcext:value-type="float">
            <text:p>-0.437648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.70339" calcext:value-type="float">
            <text:p>1.70339</text:p>
          </table:table-cell>
        </table:table-row>
        <table:table-row table:style-name="ro1">
          <table:table-cell office:value-type="float" office:value="6.195" calcext:value-type="float">
            <text:p>6.195</text:p>
          </table:table-cell>
          <table:table-cell office:value-type="float" office:value="1.58652" calcext:value-type="float">
            <text:p>1.5865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1.38565" calcext:value-type="float">
            <text:p>-1.38565</text:p>
          </table:table-cell>
        </table:table-row>
        <table:table-row table:style-name="ro1">
          <table:table-cell office:value-type="float" office:value="6.205" calcext:value-type="float">
            <text:p>6.205</text:p>
          </table:table-cell>
          <table:table-cell office:value-type="float" office:value="1.70648" calcext:value-type="float">
            <text:p>1.70648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.70861" calcext:value-type="float">
            <text:p>1.70861</text:p>
          </table:table-cell>
        </table:table-row>
        <table:table-row table:style-name="ro1">
          <table:table-cell office:value-type="float" office:value="6.215" calcext:value-type="float">
            <text:p>6.215</text:p>
          </table:table-cell>
          <table:table-cell office:value-type="float" office:value="-0.549293" calcext:value-type="float">
            <text:p>-0.549293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-0.311519" calcext:value-type="float">
            <text:p>-0.311519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2.78166" calcext:value-type="float">
            <text:p>2.78166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-0.427224" calcext:value-type="float">
            <text:p>-0.427224</text:p>
          </table:table-cell>
        </table:table-row>
        <table:table-row table:style-name="ro1">
          <table:table-cell office:value-type="float" office:value="6.235" calcext:value-type="float">
            <text:p>6.235</text:p>
          </table:table-cell>
          <table:table-cell office:value-type="float" office:value="-0.427224" calcext:value-type="float">
            <text:p>-0.42722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.7138" calcext:value-type="float">
            <text:p>1.7138</text:p>
          </table:table-cell>
        </table:table-row>
        <table:table-row table:style-name="ro1">
          <table:table-cell office:value-type="float" office:value="6.245" calcext:value-type="float">
            <text:p>6.245</text:p>
          </table:table-cell>
          <table:table-cell office:value-type="float" office:value="0.525867" calcext:value-type="float">
            <text:p>0.52586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764695" calcext:value-type="float">
            <text:p>0.764695</text:p>
          </table:table-cell>
        </table:table-row>
        <table:table-row table:style-name="ro1">
          <table:table-cell office:value-type="float" office:value="6.255" calcext:value-type="float">
            <text:p>6.255</text:p>
          </table:table-cell>
          <table:table-cell office:value-type="float" office:value="1.71789" calcext:value-type="float">
            <text:p>1.71789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-1.49205" calcext:value-type="float">
            <text:p>-1.49205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2.67097" calcext:value-type="float">
            <text:p>2.67097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1.37118" calcext:value-type="float">
            <text:p>-1.37118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1.72092" calcext:value-type="float">
            <text:p>1.72092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.72301" calcext:value-type="float">
            <text:p>1.72301</text:p>
          </table:table-cell>
        </table:table-row>
        <table:table-row table:style-name="ro1">
          <table:table-cell office:value-type="float" office:value="6.285" calcext:value-type="float">
            <text:p>6.285</text:p>
          </table:table-cell>
          <table:table-cell office:value-type="float" office:value="-1.48693" calcext:value-type="float">
            <text:p>-1.48693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1.72405" calcext:value-type="float">
            <text:p>1.72405</text:p>
          </table:table-cell>
        </table:table-row>
        <table:table-row table:style-name="ro1">
          <table:table-cell office:value-type="float" office:value="6.295" calcext:value-type="float">
            <text:p>6.295</text:p>
          </table:table-cell>
          <table:table-cell office:value-type="float" office:value="1.60713" calcext:value-type="float">
            <text:p>1.6071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1.36504" calcext:value-type="float">
            <text:p>-1.36504</text:p>
          </table:table-cell>
        </table:table-row>
        <table:table-row table:style-name="ro1">
          <table:table-cell office:value-type="float" office:value="6.305" calcext:value-type="float">
            <text:p>6.305</text:p>
          </table:table-cell>
          <table:table-cell office:value-type="float" office:value="1.72705" calcext:value-type="float">
            <text:p>1.72705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658108" calcext:value-type="float">
            <text:p>0.658108</text:p>
          </table:table-cell>
        </table:table-row>
        <table:table-row table:style-name="ro1">
          <table:table-cell office:value-type="float" office:value="6.315" calcext:value-type="float">
            <text:p>6.315</text:p>
          </table:table-cell>
          <table:table-cell office:value-type="float" office:value="0.540141" calcext:value-type="float">
            <text:p>0.540141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778947" calcext:value-type="float">
            <text:p>0.778947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0.661091" calcext:value-type="float">
            <text:p>0.661091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.73313" calcext:value-type="float">
            <text:p>1.73313</text:p>
          </table:table-cell>
        </table:table-row>
        <table:table-row table:style-name="ro1">
          <table:table-cell office:value-type="float" office:value="6.335" calcext:value-type="float">
            <text:p>6.335</text:p>
          </table:table-cell>
          <table:table-cell office:value-type="float" office:value="-1.47681" calcext:value-type="float">
            <text:p>-1.47681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.61515" calcext:value-type="float">
            <text:p>1.61515</text:p>
          </table:table-cell>
        </table:table-row>
        <table:table-row table:style-name="ro1">
          <table:table-cell office:value-type="float" office:value="6.345" calcext:value-type="float">
            <text:p>6.345</text:p>
          </table:table-cell>
          <table:table-cell office:value-type="float" office:value="0.783972" calcext:value-type="float">
            <text:p>0.783972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666108" calcext:value-type="float">
            <text:p>0.666108</text:p>
          </table:table-cell>
        </table:table-row>
        <table:table-row table:style-name="ro1">
          <table:table-cell office:value-type="float" office:value="6.355" calcext:value-type="float">
            <text:p>6.355</text:p>
          </table:table-cell>
          <table:table-cell office:value-type="float" office:value="0.667129" calcext:value-type="float">
            <text:p>0.66712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668149" calcext:value-type="float">
            <text:p>0.668149</text:p>
          </table:table-cell>
        </table:table-row>
        <table:table-row table:style-name="ro1">
          <table:table-cell office:value-type="float" office:value="6.365" calcext:value-type="float">
            <text:p>6.365</text:p>
          </table:table-cell>
          <table:table-cell office:value-type="float" office:value="0.550167" calcext:value-type="float">
            <text:p>0.550167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.85995" calcext:value-type="float">
            <text:p>1.85995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-1.46888" calcext:value-type="float">
            <text:p>-1.46888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.74208" calcext:value-type="float">
            <text:p>1.74208</text:p>
          </table:table-cell>
        </table:table-row>
        <table:table-row table:style-name="ro1">
          <table:table-cell office:value-type="float" office:value="6.385" calcext:value-type="float">
            <text:p>6.385</text:p>
          </table:table-cell>
          <table:table-cell office:value-type="float" office:value="1.6251" calcext:value-type="float">
            <text:p>1.6251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1.34707" calcext:value-type="float">
            <text:p>-1.34707</text:p>
          </table:table-cell>
        </table:table-row>
        <table:table-row table:style-name="ro1">
          <table:table-cell office:value-type="float" office:value="6.395" calcext:value-type="float">
            <text:p>6.395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74701" calcext:value-type="float">
            <text:p>1.74701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-0.39195" calcext:value-type="float">
            <text:p>-0.39195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560035" calcext:value-type="float">
            <text:p>0.560035</text:p>
          </table:table-cell>
        </table:table-row>
        <table:table-row table:style-name="ro1">
          <table:table-cell office:value-type="float" office:value="6.415" calcext:value-type="float">
            <text:p>6.415</text:p>
          </table:table-cell>
          <table:table-cell office:value-type="float" office:value="0.798809" calcext:value-type="float">
            <text:p>0.79880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680921" calcext:value-type="float">
            <text:p>0.680921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0.681918" calcext:value-type="float">
            <text:p>0.68191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0.563916" calcext:value-type="float">
            <text:p>0.563916</text:p>
          </table:table-cell>
        </table:table-row>
        <table:table-row table:style-name="ro1">
          <table:table-cell office:value-type="float" office:value="6.435" calcext:value-type="float">
            <text:p>6.435</text:p>
          </table:table-cell>
          <table:table-cell office:value-type="float" office:value="0.802683" calcext:value-type="float">
            <text:p>0.802683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684788" calcext:value-type="float">
            <text:p>0.684788</text:p>
          </table:table-cell>
        </table:table-row>
        <table:table-row table:style-name="ro1">
          <table:table-cell office:value-type="float" office:value="6.445" calcext:value-type="float">
            <text:p>6.445</text:p>
          </table:table-cell>
          <table:table-cell office:value-type="float" office:value="0.685779" calcext:value-type="float">
            <text:p>0.68577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384203" calcext:value-type="float">
            <text:p>-0.384203</text:p>
          </table:table-cell>
        </table:table-row>
        <table:table-row table:style-name="ro1">
          <table:table-cell office:value-type="float" office:value="6.455" calcext:value-type="float">
            <text:p>6.455</text:p>
          </table:table-cell>
          <table:table-cell office:value-type="float" office:value="2.70872" calcext:value-type="float">
            <text:p>2.70872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-0.262464" calcext:value-type="float">
            <text:p>-0.262464</text:p>
          </table:table-cell>
        </table:table-row>
        <table:table-row table:style-name="ro1">
          <table:table-cell office:value-type="float" office:value="6.465" calcext:value-type="float">
            <text:p>6.465</text:p>
          </table:table-cell>
          <table:table-cell office:value-type="float" office:value="0.689614" calcext:value-type="float">
            <text:p>0.689614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690596" calcext:value-type="float">
            <text:p>0.690596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0.691576" calcext:value-type="float">
            <text:p>0.69157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57356" calcext:value-type="float">
            <text:p>0.57356</text:p>
          </table:table-cell>
        </table:table-row>
        <table:table-row table:style-name="ro1">
          <table:table-cell office:value-type="float" office:value="6.485" calcext:value-type="float">
            <text:p>6.485</text:p>
          </table:table-cell>
          <table:table-cell office:value-type="float" office:value="0.81231" calcext:value-type="float">
            <text:p>0.81231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0.694399" calcext:value-type="float">
            <text:p>0.694399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0.695373" calcext:value-type="float">
            <text:p>0.69537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696345" calcext:value-type="float">
            <text:p>0.696345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0.57832" calcext:value-type="float">
            <text:p>0.57832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0.817063" calcext:value-type="float">
            <text:p>0.817063</text:p>
          </table:table-cell>
        </table:table-row>
        <table:table-row table:style-name="ro1">
          <table:table-cell office:value-type="float" office:value="6.515" calcext:value-type="float">
            <text:p>6.515</text:p>
          </table:table-cell>
          <table:table-cell office:value-type="float" office:value="0.699143" calcext:value-type="float">
            <text:p>0.69914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-0.370838" calcext:value-type="float">
            <text:p>-0.370838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1.77009" calcext:value-type="float">
            <text:p>1.7700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.65302" calcext:value-type="float">
            <text:p>1.65302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-1.31915" calcext:value-type="float">
            <text:p>-1.31915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.77287" calcext:value-type="float">
            <text:p>1.77287</text:p>
          </table:table-cell>
        </table:table-row>
        <table:table-row table:style-name="ro1">
          <table:table-cell office:value-type="float" office:value="6.545" calcext:value-type="float">
            <text:p>6.545</text:p>
          </table:table-cell>
          <table:table-cell office:value-type="float" office:value="0.703846" calcext:value-type="float">
            <text:p>0.70384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704803" calcext:value-type="float">
            <text:p>0.704803</text:p>
          </table:table-cell>
        </table:table-row>
        <table:table-row table:style-name="ro1">
          <table:table-cell office:value-type="float" office:value="6.555" calcext:value-type="float">
            <text:p>6.555</text:p>
          </table:table-cell>
          <table:table-cell office:value-type="float" office:value="0.586765" calcext:value-type="float">
            <text:p>0.58676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0.245443" calcext:value-type="float">
            <text:p>-0.245443</text:p>
          </table:table-cell>
        </table:table-row>
        <table:table-row table:style-name="ro1">
          <table:table-cell office:value-type="float" office:value="6.565" calcext:value-type="float">
            <text:p>6.565</text:p>
          </table:table-cell>
          <table:table-cell office:value-type="float" office:value="1.77659" calcext:value-type="float">
            <text:p>1.77659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707557" calcext:value-type="float">
            <text:p>0.707557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0.708507" calcext:value-type="float">
            <text:p>0.708507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709455" calcext:value-type="float">
            <text:p>0.709455</text:p>
          </table:table-cell>
        </table:table-row>
        <table:table-row table:style-name="ro1">
          <table:table-cell office:value-type="float" office:value="6.585" calcext:value-type="float">
            <text:p>6.585</text:p>
          </table:table-cell>
          <table:table-cell office:value-type="float" office:value="0.59141" calcext:value-type="float">
            <text:p>0.59141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830129" calcext:value-type="float">
            <text:p>0.830129</text:p>
          </table:table-cell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0.712185" calcext:value-type="float">
            <text:p>0.71218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713127" calcext:value-type="float">
            <text:p>0.713127</text:p>
          </table:table-cell>
        </table:table-row>
        <table:table-row table:style-name="ro1">
          <table:table-cell office:value-type="float" office:value="6.605" calcext:value-type="float">
            <text:p>6.605</text:p>
          </table:table-cell>
          <table:table-cell office:value-type="float" office:value="0.714066" calcext:value-type="float">
            <text:p>0.714066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0.596013" calcext:value-type="float">
            <text:p>0.596013</text:p>
          </table:table-cell>
        </table:table-row>
        <table:table-row table:style-name="ro1">
          <table:table-cell office:value-type="float" office:value="6.615" calcext:value-type="float">
            <text:p>6.615</text:p>
          </table:table-cell>
          <table:table-cell office:value-type="float" office:value="0.834723" calcext:value-type="float">
            <text:p>0.83472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716771" calcext:value-type="float">
            <text:p>0.716771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0.717704" calcext:value-type="float">
            <text:p>0.717704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718635" calcext:value-type="float">
            <text:p>0.718635</text:p>
          </table:table-cell>
        </table:table-row>
        <table:table-row table:style-name="ro1">
          <table:table-cell office:value-type="float" office:value="6.635" calcext:value-type="float">
            <text:p>6.635</text:p>
          </table:table-cell>
          <table:table-cell office:value-type="float" office:value="0.600574" calcext:value-type="float">
            <text:p>0.60057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839276" calcext:value-type="float">
            <text:p>0.839276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0.721315" calcext:value-type="float">
            <text:p>0.721315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722239" calcext:value-type="float">
            <text:p>0.722239</text:p>
          </table:table-cell>
        </table:table-row>
        <table:table-row table:style-name="ro1">
          <table:table-cell office:value-type="float" office:value="6.655" calcext:value-type="float">
            <text:p>6.655</text:p>
          </table:table-cell>
          <table:table-cell office:value-type="float" office:value="0.723162" calcext:value-type="float">
            <text:p>0.723162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605093" calcext:value-type="float">
            <text:p>0.605093</text:p>
          </table:table-cell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0.843786" calcext:value-type="float">
            <text:p>0.84378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345082" calcext:value-type="float">
            <text:p>-0.345082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1.7958" calcext:value-type="float">
            <text:p>1.7958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.67864" calcext:value-type="float">
            <text:p>1.67864</text:p>
          </table:table-cell>
        </table:table-row>
        <table:table-row table:style-name="ro1">
          <table:table-cell office:value-type="float" office:value="6.685" calcext:value-type="float">
            <text:p>6.685</text:p>
          </table:table-cell>
          <table:table-cell office:value-type="float" office:value="-0.222639" calcext:value-type="float">
            <text:p>-0.222639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-0.341525" calcext:value-type="float">
            <text:p>-0.341525</text:p>
          </table:table-cell>
        </table:table-row>
        <table:table-row table:style-name="ro1">
          <table:table-cell office:value-type="float" office:value="6.695" calcext:value-type="float">
            <text:p>6.695</text:p>
          </table:table-cell>
          <table:table-cell office:value-type="float" office:value="2.87024" calcext:value-type="float">
            <text:p>2.8702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0.3388" calcext:value-type="float">
            <text:p>-0.3388</text:p>
          </table:table-cell>
        </table:table-row>
        <table:table-row table:style-name="ro1">
          <table:table-cell office:value-type="float" office:value="6.705" calcext:value-type="float">
            <text:p>6.705</text:p>
          </table:table-cell>
          <table:table-cell office:value-type="float" office:value="0.613099" calcext:value-type="float">
            <text:p>0.61309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0.851776" calcext:value-type="float">
            <text:p>0.851776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office:value-type="float" office:value="1.80467" calcext:value-type="float">
            <text:p>1.8046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334393" calcext:value-type="float">
            <text:p>-0.334393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0.617498" calcext:value-type="float">
            <text:p>0.61749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856166" calcext:value-type="float">
            <text:p>0.856166</text:p>
          </table:table-cell>
        </table:table-row>
        <table:table-row table:style-name="ro1">
          <table:table-cell office:value-type="float" office:value="6.735" calcext:value-type="float">
            <text:p>6.735</text:p>
          </table:table-cell>
          <table:table-cell office:value-type="float" office:value="0.738171" calcext:value-type="float">
            <text:p>0.738171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739062" calcext:value-type="float">
            <text:p>0.739062</text:p>
          </table:table-cell>
        </table:table-row>
        <table:table-row table:style-name="ro1">
          <table:table-cell office:value-type="float" office:value="6.745" calcext:value-type="float">
            <text:p>6.745</text:p>
          </table:table-cell>
          <table:table-cell office:value-type="float" office:value="0.739951" calcext:value-type="float">
            <text:p>0.739951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621853" calcext:value-type="float">
            <text:p>0.621853</text:p>
          </table:table-cell>
        </table:table-row>
        <table:table-row table:style-name="ro1">
          <table:table-cell office:value-type="float" office:value="6.755" calcext:value-type="float">
            <text:p>6.755</text:p>
          </table:table-cell>
          <table:table-cell office:value-type="float" office:value="0.860512" calcext:value-type="float">
            <text:p>0.860512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742509" calcext:value-type="float">
            <text:p>0.742509</text:p>
          </table:table-cell>
        </table:table-row>
        <table:table-row table:style-name="ro1">
          <table:table-cell office:value-type="float" office:value="6.765" calcext:value-type="float">
            <text:p>6.765</text:p>
          </table:table-cell>
          <table:table-cell office:value-type="float" office:value="0.743391" calcext:value-type="float">
            <text:p>0.74339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625286" calcext:value-type="float">
            <text:p>0.625286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1.9348" calcext:value-type="float">
            <text:p>1.9348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1.39403" calcext:value-type="float">
            <text:p>-1.39403</text:p>
          </table:table-cell>
        </table:table-row>
        <table:table-row table:style-name="ro1">
          <table:table-cell office:value-type="float" office:value="6.785" calcext:value-type="float">
            <text:p>6.785</text:p>
          </table:table-cell>
          <table:table-cell office:value-type="float" office:value="1.81678" calcext:value-type="float">
            <text:p>1.81678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.69954" calcext:value-type="float">
            <text:p>1.69954</text:p>
          </table:table-cell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-0.201776" calcext:value-type="float">
            <text:p>-0.20177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0.320662" calcext:value-type="float">
            <text:p>-0.320662</text:p>
          </table:table-cell>
        </table:table-row>
        <table:table-row table:style-name="ro1">
          <table:table-cell office:value-type="float" office:value="6.805" calcext:value-type="float">
            <text:p>6.805</text:p>
          </table:table-cell>
          <table:table-cell office:value-type="float" office:value="1.82017" calcext:value-type="float">
            <text:p>1.8201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751052" calcext:value-type="float">
            <text:p>0.751052</text:p>
          </table:table-cell>
        </table:table-row>
        <table:table-row table:style-name="ro1">
          <table:table-cell office:value-type="float" office:value="6.815" calcext:value-type="float">
            <text:p>6.815</text:p>
          </table:table-cell>
          <table:table-cell office:value-type="float" office:value="0.751916" calcext:value-type="float">
            <text:p>0.751916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.70464" calcext:value-type="float">
            <text:p>1.70464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-0.196694" calcext:value-type="float">
            <text:p>-0.196694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755257" calcext:value-type="float">
            <text:p>0.755257</text:p>
          </table:table-cell>
        </table:table-row>
        <table:table-row table:style-name="ro1">
          <table:table-cell office:value-type="float" office:value="6.835" calcext:value-type="float">
            <text:p>6.835</text:p>
          </table:table-cell>
          <table:table-cell office:value-type="float" office:value="0.756112" calcext:value-type="float">
            <text:p>0.75611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637983" calcext:value-type="float">
            <text:p>0.637983</text:p>
          </table:table-cell>
        </table:table-row>
        <table:table-row table:style-name="ro1">
          <table:table-cell office:value-type="float" office:value="6.845" calcext:value-type="float">
            <text:p>6.845</text:p>
          </table:table-cell>
          <table:table-cell office:value-type="float" office:value="0.876608" calcext:value-type="float">
            <text:p>0.87660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758571" calcext:value-type="float">
            <text:p>0.758571</text:p>
          </table:table-cell>
        </table:table-row>
        <table:table-row table:style-name="ro1">
          <table:table-cell office:value-type="float" office:value="6.855" calcext:value-type="float">
            <text:p>6.855</text:p>
          </table:table-cell>
          <table:table-cell office:value-type="float" office:value="0.759418" calcext:value-type="float">
            <text:p>0.75941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760264" calcext:value-type="float">
            <text:p>0.760264</text:p>
          </table:table-cell>
        </table:table-row>
        <table:table-row table:style-name="ro1">
          <table:table-cell office:value-type="float" office:value="6.865" calcext:value-type="float">
            <text:p>6.865</text:p>
          </table:table-cell>
          <table:table-cell office:value-type="float" office:value="0.642127" calcext:value-type="float">
            <text:p>0.642127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880742" calcext:value-type="float">
            <text:p>0.880742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0.762696" calcext:value-type="float">
            <text:p>0.762696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763534" calcext:value-type="float">
            <text:p>0.763534</text:p>
          </table:table-cell>
        </table:table-row>
        <table:table-row table:style-name="ro1">
          <table:table-cell office:value-type="float" office:value="6.885" calcext:value-type="float">
            <text:p>6.885</text:p>
          </table:table-cell>
          <table:table-cell office:value-type="float" office:value="0.645391" calcext:value-type="float">
            <text:p>0.645391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883999" calcext:value-type="float">
            <text:p>0.883999</text:p>
          </table:table-cell>
        </table:table-row>
        <table:table-row table:style-name="ro1">
          <table:table-cell office:value-type="float" office:value="6.895" calcext:value-type="float">
            <text:p>6.895</text:p>
          </table:table-cell>
          <table:table-cell office:value-type="float" office:value="0.765945" calcext:value-type="float">
            <text:p>0.76594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766776" calcext:value-type="float">
            <text:p>0.766776</text:p>
          </table:table-cell>
        </table:table-row>
        <table:table-row table:style-name="ro1">
          <table:table-cell office:value-type="float" office:value="6.905" calcext:value-type="float">
            <text:p>6.905</text:p>
          </table:table-cell>
          <table:table-cell office:value-type="float" office:value="0.767605" calcext:value-type="float">
            <text:p>0.767605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-0.302376" calcext:value-type="float">
            <text:p>-0.302376</text:p>
          </table:table-cell>
        </table:table-row>
        <table:table-row table:style-name="ro1">
          <table:table-cell office:value-type="float" office:value="6.915" calcext:value-type="float">
            <text:p>6.915</text:p>
          </table:table-cell>
          <table:table-cell office:value-type="float" office:value="2.79024" calcext:value-type="float">
            <text:p>2.7902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0.181105" calcext:value-type="float">
            <text:p>-0.181105</text:p>
          </table:table-cell>
        </table:table-row>
        <table:table-row table:style-name="ro1">
          <table:table-cell office:value-type="float" office:value="6.925" calcext:value-type="float">
            <text:p>6.925</text:p>
          </table:table-cell>
          <table:table-cell office:value-type="float" office:value="2.79343" calcext:value-type="float">
            <text:p>2.79343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0.177106" calcext:value-type="float">
            <text:p>-0.177106</text:p>
          </table:table-cell>
        </table:table-row>
        <table:table-row table:style-name="ro1">
          <table:table-cell office:value-type="float" office:value="6.935" calcext:value-type="float">
            <text:p>6.935</text:p>
          </table:table-cell>
          <table:table-cell office:value-type="float" office:value="0.775611" calcext:value-type="float">
            <text:p>0.775611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65825" calcext:value-type="float">
            <text:p>0.65825</text:p>
          </table:table-cell>
        </table:table-row>
        <table:table-row table:style-name="ro1">
          <table:table-cell office:value-type="float" office:value="6.945" calcext:value-type="float">
            <text:p>6.945</text:p>
          </table:table-cell>
          <table:table-cell office:value-type="float" office:value="0.897631" calcext:value-type="float">
            <text:p>0.897631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290436" calcext:value-type="float">
            <text:p>-0.290436</text:p>
          </table:table-cell>
        </table:table-row>
        <table:table-row table:style-name="ro1">
          <table:table-cell office:value-type="float" office:value="6.955" calcext:value-type="float">
            <text:p>6.955</text:p>
          </table:table-cell>
          <table:table-cell office:value-type="float" office:value="1.73215" calcext:value-type="float">
            <text:p>1.7321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.85333" calcext:value-type="float">
            <text:p>1.85333</text:p>
          </table:table-cell>
        </table:table-row>
        <table:table-row table:style-name="ro1">
          <table:table-cell office:value-type="float" office:value="6.965" calcext:value-type="float">
            <text:p>6.965</text:p>
          </table:table-cell>
          <table:table-cell office:value-type="float" office:value="-1.23694" calcext:value-type="float">
            <text:p>-1.23694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.85569" calcext:value-type="float">
            <text:p>1.85569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1.73906" calcext:value-type="float">
            <text:p>1.73906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-1.23233" calcext:value-type="float">
            <text:p>-1.23233</text:p>
          </table:table-cell>
        </table:table-row>
        <table:table-row table:style-name="ro1">
          <table:table-cell office:value-type="float" office:value="6.985" calcext:value-type="float">
            <text:p>6.985</text:p>
          </table:table-cell>
          <table:table-cell office:value-type="float" office:value="1.86028" calcext:value-type="float">
            <text:p>1.86028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397882" calcext:value-type="float">
            <text:p>-0.397882</text:p>
          </table:table-cell>
        </table:table-row>
        <table:table-row table:style-name="ro1">
          <table:table-cell office:value-type="float" office:value="6.995" calcext:value-type="float">
            <text:p>6.995</text:p>
          </table:table-cell>
          <table:table-cell office:value-type="float" office:value="3.05214" calcext:value-type="float">
            <text:p>3.05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94132" calcext:value-type="float">
            <text:p>-0.394132</text:p>
          </table:table-cell>
        </table:table-row>
        <table:table-row table:style-name="ro1">
          <table:table-cell office:value-type="float" office:value="7.005" calcext:value-type="float">
            <text:p>7.005</text:p>
          </table:table-cell>
          <table:table-cell office:value-type="float" office:value="0.915144" calcext:value-type="float">
            <text:p>0.915144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0.79777" calcext:value-type="float">
            <text:p>0.79777</text:p>
          </table:table-cell>
        </table:table-row>
        <table:table-row table:style-name="ro1">
          <table:table-cell office:value-type="float" office:value="7.015" calcext:value-type="float">
            <text:p>7.015</text:p>
          </table:table-cell>
          <table:table-cell office:value-type="float" office:value="0.680304" calcext:value-type="float">
            <text:p>0.68030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919576" calcext:value-type="float">
            <text:p>0.919576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0.683209" calcext:value-type="float">
            <text:p>0.683209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0.922465" calcext:value-type="float">
            <text:p>0.922465</text:p>
          </table:table-cell>
        </table:table-row>
        <table:table-row table:style-name="ro1">
          <table:table-cell office:value-type="float" office:value="7.035" calcext:value-type="float">
            <text:p>7.035</text:p>
          </table:table-cell>
          <table:table-cell office:value-type="float" office:value="0.686084" calcext:value-type="float">
            <text:p>0.68608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-0.14539" calcext:value-type="float">
            <text:p>-0.14539</text:p>
          </table:table-cell>
        </table:table-row>
        <table:table-row table:style-name="ro1">
          <table:table-cell office:value-type="float" office:value="7.045" calcext:value-type="float">
            <text:p>7.045</text:p>
          </table:table-cell>
          <table:table-cell office:value-type="float" office:value="1.87715" calcext:value-type="float">
            <text:p>1.8771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.76036" calcext:value-type="float">
            <text:p>1.76036</text:p>
          </table:table-cell>
        </table:table-row>
        <table:table-row table:style-name="ro1">
          <table:table-cell office:value-type="float" office:value="7.055" calcext:value-type="float">
            <text:p>7.055</text:p>
          </table:table-cell>
          <table:table-cell office:value-type="float" office:value="-1.21109" calcext:value-type="float">
            <text:p>-1.21109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.88141" calcext:value-type="float">
            <text:p>1.88141</text:p>
          </table:table-cell>
        </table:table-row>
        <table:table-row table:style-name="ro1">
          <table:table-cell office:value-type="float" office:value="7.065" calcext:value-type="float">
            <text:p>7.065</text:p>
          </table:table-cell>
          <table:table-cell office:value-type="float" office:value="0.693893" calcext:value-type="float">
            <text:p>0.69389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93309" calcext:value-type="float">
            <text:p>0.93309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0.696654" calcext:value-type="float">
            <text:p>0.69665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935836" calcext:value-type="float">
            <text:p>0.935836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office:value-type="float" office:value="0.699384" calcext:value-type="float">
            <text:p>0.699384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0.93855" calcext:value-type="float">
            <text:p>0.93855</text:p>
          </table:table-cell>
        </table:table-row>
        <table:table-row table:style-name="ro1">
          <table:table-cell office:value-type="float" office:value="7.095" calcext:value-type="float">
            <text:p>7.095</text:p>
          </table:table-cell>
          <table:table-cell office:value-type="float" office:value="-0.249625" calcext:value-type="float">
            <text:p>-0.24962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84342" calcext:value-type="float">
            <text:p>2.84342</text:p>
          </table:table-cell>
        </table:table-row>
        <table:table-row table:style-name="ro1">
          <table:table-cell office:value-type="float" office:value="7.105" calcext:value-type="float">
            <text:p>7.105</text:p>
          </table:table-cell>
          <table:table-cell office:value-type="float" office:value="0.943284" calcext:value-type="float">
            <text:p>0.943284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1.43385" calcext:value-type="float">
            <text:p>-1.43385</text:p>
          </table:table-cell>
        </table:table-row>
        <table:table-row table:style-name="ro1">
          <table:table-cell office:value-type="float" office:value="7.115" calcext:value-type="float">
            <text:p>7.115</text:p>
          </table:table-cell>
          <table:table-cell office:value-type="float" office:value="4.15653" calcext:value-type="float">
            <text:p>4.1565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2.50054" calcext:value-type="float">
            <text:p>-2.50054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0.947847" calcext:value-type="float">
            <text:p>0.94784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829626" calcext:value-type="float">
            <text:p>0.829626</text:p>
          </table:table-cell>
        </table:table-row>
        <table:table-row table:style-name="ro1">
          <table:table-cell office:value-type="float" office:value="7.135" calcext:value-type="float">
            <text:p>7.135</text:p>
          </table:table-cell>
          <table:table-cell office:value-type="float" office:value="0.830289" calcext:value-type="float">
            <text:p>0.830289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71199" calcext:value-type="float">
            <text:p>0.71199</text:p>
          </table:table-cell>
        </table:table-row>
        <table:table-row table:style-name="ro1">
          <table:table-cell office:value-type="float" office:value="7.145" calcext:value-type="float">
            <text:p>7.145</text:p>
          </table:table-cell>
          <table:table-cell office:value-type="float" office:value="2.02106" calcext:value-type="float">
            <text:p>2.0210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1.30777" calcext:value-type="float">
            <text:p>-1.30777</text:p>
          </table:table-cell>
        </table:table-row>
        <table:table-row table:style-name="ro1">
          <table:table-cell office:value-type="float" office:value="7.155" calcext:value-type="float">
            <text:p>7.155</text:p>
          </table:table-cell>
          <table:table-cell office:value-type="float" office:value="2.97346" calcext:value-type="float">
            <text:p>2.97346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-1.30646" calcext:value-type="float">
            <text:p>-1.30646</text:p>
          </table:table-cell>
        </table:table-row>
        <table:table-row table:style-name="ro1">
          <table:table-cell office:value-type="float" office:value="7.165" calcext:value-type="float">
            <text:p>7.165</text:p>
          </table:table-cell>
          <table:table-cell office:value-type="float" office:value="1.78518" calcext:value-type="float">
            <text:p>1.7851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2.02425" calcext:value-type="float">
            <text:p>2.02425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-1.30459" calcext:value-type="float">
            <text:p>-1.30459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97663" calcext:value-type="float">
            <text:p>2.97663</text:p>
          </table:table-cell>
        </table:table-row>
        <table:table-row table:style-name="ro1">
          <table:table-cell office:value-type="float" office:value="7.185" calcext:value-type="float">
            <text:p>7.185</text:p>
          </table:table-cell>
          <table:table-cell office:value-type="float" office:value="-0.351632" calcext:value-type="float">
            <text:p>-0.351632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956762" calcext:value-type="float">
            <text:p>0.956762</text:p>
          </table:table-cell>
        </table:table-row>
        <table:table-row table:style-name="ro1">
          <table:table-cell office:value-type="float" office:value="7.195" calcext:value-type="float">
            <text:p>7.195</text:p>
          </table:table-cell>
          <table:table-cell office:value-type="float" office:value="0.838512" calcext:value-type="float">
            <text:p>0.83851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839147" calcext:value-type="float">
            <text:p>0.839147</text:p>
          </table:table-cell>
        </table:table-row>
        <table:table-row table:style-name="ro1">
          <table:table-cell office:value-type="float" office:value="7.205" calcext:value-type="float">
            <text:p>7.205</text:p>
          </table:table-cell>
          <table:table-cell office:value-type="float" office:value="0.839781" calcext:value-type="float">
            <text:p>0.839781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.721455" calcext:value-type="float">
            <text:p>0.721455</text:p>
          </table:table-cell>
        </table:table-row>
        <table:table-row table:style-name="ro1">
          <table:table-cell office:value-type="float" office:value="7.215" calcext:value-type="float">
            <text:p>7.215</text:p>
          </table:table-cell>
          <table:table-cell office:value-type="float" office:value="0.959857" calcext:value-type="float">
            <text:p>0.959857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841598" calcext:value-type="float">
            <text:p>0.841598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0.842223" calcext:value-type="float">
            <text:p>0.842223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842846" calcext:value-type="float">
            <text:p>0.842846</text:p>
          </table:table-cell>
        </table:table-row>
        <table:table-row table:style-name="ro1">
          <table:table-cell office:value-type="float" office:value="7.235" calcext:value-type="float">
            <text:p>7.235</text:p>
          </table:table-cell>
          <table:table-cell office:value-type="float" office:value="0.724511" calcext:value-type="float">
            <text:p>0.724511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962903" calcext:value-type="float">
            <text:p>0.962903</text:p>
          </table:table-cell>
        </table:table-row>
        <table:table-row table:style-name="ro1">
          <table:table-cell office:value-type="float" office:value="7.245" calcext:value-type="float">
            <text:p>7.245</text:p>
          </table:table-cell>
          <table:table-cell office:value-type="float" office:value="-0.225965" calcext:value-type="float">
            <text:p>-0.22596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98521" calcext:value-type="float">
            <text:p>2.98521</text:p>
          </table:table-cell>
        </table:table-row>
        <table:table-row table:style-name="ro1">
          <table:table-cell office:value-type="float" office:value="7.255" calcext:value-type="float">
            <text:p>7.255</text:p>
          </table:table-cell>
          <table:table-cell office:value-type="float" office:value="-0.343075" calcext:value-type="float">
            <text:p>-0.34307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965291" calcext:value-type="float">
            <text:p>0.965291</text:p>
          </table:table-cell>
        </table:table-row>
        <table:table-row table:style-name="ro1">
          <table:table-cell office:value-type="float" office:value="7.265" calcext:value-type="float">
            <text:p>7.265</text:p>
          </table:table-cell>
          <table:table-cell office:value-type="float" office:value="0.847013" calcext:value-type="float">
            <text:p>0.847013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847619" calcext:value-type="float">
            <text:p>0.847619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-0.222362" calcext:value-type="float">
            <text:p>-0.222362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.91821" calcext:value-type="float">
            <text:p>1.91821</text:p>
          </table:table-cell>
        </table:table-row>
        <table:table-row table:style-name="ro1">
          <table:table-cell office:value-type="float" office:value="7.285" calcext:value-type="float">
            <text:p>7.285</text:p>
          </table:table-cell>
          <table:table-cell office:value-type="float" office:value="0.729873" calcext:value-type="float">
            <text:p>0.729873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0.968247" calcext:value-type="float">
            <text:p>0.968247</text:p>
          </table:table-cell>
        </table:table-row>
        <table:table-row table:style-name="ro1">
          <table:table-cell office:value-type="float" office:value="7.295" calcext:value-type="float">
            <text:p>7.295</text:p>
          </table:table-cell>
          <table:table-cell office:value-type="float" office:value="0.849959" calcext:value-type="float">
            <text:p>0.84995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850555" calcext:value-type="float">
            <text:p>0.850555</text:p>
          </table:table-cell>
        </table:table-row>
        <table:table-row table:style-name="ro1">
          <table:table-cell office:value-type="float" office:value="7.305" calcext:value-type="float">
            <text:p>7.305</text:p>
          </table:table-cell>
          <table:table-cell office:value-type="float" office:value="0.85115" calcext:value-type="float">
            <text:p>0.85115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0.732789" calcext:value-type="float">
            <text:p>0.732789</text:p>
          </table:table-cell>
        </table:table-row>
        <table:table-row table:style-name="ro1">
          <table:table-cell office:value-type="float" office:value="7.315" calcext:value-type="float">
            <text:p>7.315</text:p>
          </table:table-cell>
          <table:table-cell office:value-type="float" office:value="0.971153" calcext:value-type="float">
            <text:p>0.97115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852855" calcext:value-type="float">
            <text:p>0.852855</text:p>
          </table:table-cell>
        </table:table-row>
        <table:table-row table:style-name="ro1">
          <table:table-cell office:value-type="float" office:value="7.325" calcext:value-type="float">
            <text:p>7.325</text:p>
          </table:table-cell>
          <table:table-cell office:value-type="float" office:value="0.853441" calcext:value-type="float">
            <text:p>0.853441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854025" calcext:value-type="float">
            <text:p>0.854025</text:p>
          </table:table-cell>
        </table:table-row>
        <table:table-row table:style-name="ro1">
          <table:table-cell office:value-type="float" office:value="7.335" calcext:value-type="float">
            <text:p>7.335</text:p>
          </table:table-cell>
          <table:table-cell office:value-type="float" office:value="0.735656" calcext:value-type="float">
            <text:p>0.735656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974009" calcext:value-type="float">
            <text:p>0.974009</text:p>
          </table:table-cell>
        </table:table-row>
        <table:table-row table:style-name="ro1">
          <table:table-cell office:value-type="float" office:value="7.345" calcext:value-type="float">
            <text:p>7.345</text:p>
          </table:table-cell>
          <table:table-cell office:value-type="float" office:value="0.855701" calcext:value-type="float">
            <text:p>0.855701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856276" calcext:value-type="float">
            <text:p>0.856276</text:p>
          </table:table-cell>
        </table:table-row>
        <table:table-row table:style-name="ro1">
          <table:table-cell office:value-type="float" office:value="7.355" calcext:value-type="float">
            <text:p>7.355</text:p>
          </table:table-cell>
          <table:table-cell office:value-type="float" office:value="0.85685" calcext:value-type="float">
            <text:p>0.85685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738472" calcext:value-type="float">
            <text:p>0.738472</text:p>
          </table:table-cell>
        </table:table-row>
        <table:table-row table:style-name="ro1">
          <table:table-cell office:value-type="float" office:value="7.365" calcext:value-type="float">
            <text:p>7.365</text:p>
          </table:table-cell>
          <table:table-cell office:value-type="float" office:value="0.976815" calcext:value-type="float">
            <text:p>0.976815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858496" calcext:value-type="float">
            <text:p>0.858496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0.859061" calcext:value-type="float">
            <text:p>0.859061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0.21092" calcext:value-type="float">
            <text:p>-0.21092</text:p>
          </table:table-cell>
        </table:table-row>
        <table:table-row table:style-name="ro1">
          <table:table-cell office:value-type="float" office:value="7.385" calcext:value-type="float">
            <text:p>7.385</text:p>
          </table:table-cell>
          <table:table-cell office:value-type="float" office:value="1.81066" calcext:value-type="float">
            <text:p>1.81066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979011" calcext:value-type="float">
            <text:p>0.979011</text:p>
          </table:table-cell>
        </table:table-row>
        <table:table-row table:style-name="ro1">
          <table:table-cell office:value-type="float" office:value="7.395" calcext:value-type="float">
            <text:p>7.395</text:p>
          </table:table-cell>
          <table:table-cell office:value-type="float" office:value="0.860683" calcext:value-type="float">
            <text:p>0.86068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61241" calcext:value-type="float">
            <text:p>0.861241</text:p>
          </table:table-cell>
        </table:table-row>
        <table:table-row table:style-name="ro1">
          <table:table-cell office:value-type="float" office:value="7.405" calcext:value-type="float">
            <text:p>7.405</text:p>
          </table:table-cell>
          <table:table-cell office:value-type="float" office:value="0.861796" calcext:value-type="float">
            <text:p>0.861796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743401" calcext:value-type="float">
            <text:p>0.743401</text:p>
          </table:table-cell>
        </table:table-row>
        <table:table-row table:style-name="ro1">
          <table:table-cell office:value-type="float" office:value="7.415" calcext:value-type="float">
            <text:p>7.415</text:p>
          </table:table-cell>
          <table:table-cell office:value-type="float" office:value="0.981725" calcext:value-type="float">
            <text:p>0.98172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93392" calcext:value-type="float">
            <text:p>1.93392</text:p>
          </table:table-cell>
        </table:table-row>
        <table:table-row table:style-name="ro1">
          <table:table-cell office:value-type="float" office:value="7.425" calcext:value-type="float">
            <text:p>7.425</text:p>
          </table:table-cell>
          <table:table-cell office:value-type="float" office:value="-1.27603" calcext:value-type="float">
            <text:p>-1.27603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93446" calcext:value-type="float">
            <text:p>1.93446</text:p>
          </table:table-cell>
        </table:table-row>
        <table:table-row table:style-name="ro1">
          <table:table-cell office:value-type="float" office:value="7.435" calcext:value-type="float">
            <text:p>7.435</text:p>
          </table:table-cell>
          <table:table-cell office:value-type="float" office:value="1.8166" calcext:value-type="float">
            <text:p>1.8166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1.15557" calcext:value-type="float">
            <text:p>-1.15557</text:p>
          </table:table-cell>
        </table:table-row>
        <table:table-row table:style-name="ro1">
          <table:table-cell office:value-type="float" office:value="7.445" calcext:value-type="float">
            <text:p>7.445</text:p>
          </table:table-cell>
          <table:table-cell office:value-type="float" office:value="3.00654" calcext:value-type="float">
            <text:p>3.0065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-0.20287" calcext:value-type="float">
            <text:p>-0.20287</text:p>
          </table:table-cell>
        </table:table-row>
        <table:table-row table:style-name="ro1">
          <table:table-cell office:value-type="float" office:value="7.455" calcext:value-type="float">
            <text:p>7.455</text:p>
          </table:table-cell>
          <table:table-cell office:value-type="float" office:value="0.748698" calcext:value-type="float">
            <text:p>0.748698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987002" calcext:value-type="float">
            <text:p>0.987002</text:p>
          </table:table-cell>
        </table:table-row>
        <table:table-row table:style-name="ro1">
          <table:table-cell office:value-type="float" office:value="7.465" calcext:value-type="float">
            <text:p>7.465</text:p>
          </table:table-cell>
          <table:table-cell office:value-type="float" office:value="0.868643" calcext:value-type="float">
            <text:p>0.868643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869169" calcext:value-type="float">
            <text:p>0.869169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0.750748" calcext:value-type="float">
            <text:p>0.75074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989044" calcext:value-type="float">
            <text:p>0.989044</text:p>
          </table:table-cell>
        </table:table-row>
        <table:table-row table:style-name="ro1">
          <table:table-cell office:value-type="float" office:value="7.485" calcext:value-type="float">
            <text:p>7.485</text:p>
          </table:table-cell>
          <table:table-cell office:value-type="float" office:value="-0.199825" calcext:value-type="float">
            <text:p>-0.199825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3.01116" calcext:value-type="float">
            <text:p>3.01116</text:p>
          </table:table-cell>
        </table:table-row>
        <table:table-row table:style-name="ro1">
          <table:table-cell office:value-type="float" office:value="7.495" calcext:value-type="float">
            <text:p>7.495</text:p>
          </table:table-cell>
          <table:table-cell office:value-type="float" office:value="-0.198272" calcext:value-type="float">
            <text:p>-0.1982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753279" calcext:value-type="float">
            <text:p>0.753279</text:p>
          </table:table-cell>
        </table:table-row>
        <table:table-row table:style-name="ro1">
          <table:table-cell office:value-type="float" office:value="7.505" calcext:value-type="float">
            <text:p>7.505</text:p>
          </table:table-cell>
          <table:table-cell office:value-type="float" office:value="-0.0789284" calcext:value-type="float">
            <text:p>-0.0789284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.01315" calcext:value-type="float">
            <text:p>3.01315</text:p>
          </table:table-cell>
        </table:table-row>
        <table:table-row table:style-name="ro1">
          <table:table-cell office:value-type="float" office:value="7.515" calcext:value-type="float">
            <text:p>7.515</text:p>
          </table:table-cell>
          <table:table-cell office:value-type="float" office:value="-0.196287" calcext:value-type="float">
            <text:p>-0.19628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874199" calcext:value-type="float">
            <text:p>0.874199</text:p>
          </table:table-cell>
        </table:table-row>
        <table:table-row table:style-name="ro1">
          <table:table-cell office:value-type="float" office:value="7.525" calcext:value-type="float">
            <text:p>7.525</text:p>
          </table:table-cell>
          <table:table-cell office:value-type="float" office:value="0.755759" calcext:value-type="float">
            <text:p>0.755759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0.0764486" calcext:value-type="float">
            <text:p>-0.0764486</text:p>
          </table:table-cell>
        </table:table-row>
        <table:table-row table:style-name="ro1">
          <table:table-cell office:value-type="float" office:value="7.535" calcext:value-type="float">
            <text:p>7.535</text:p>
          </table:table-cell>
          <table:table-cell office:value-type="float" office:value="1.94513" calcext:value-type="float">
            <text:p>1.94513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94612" calcext:value-type="float">
            <text:p>1.94612</text:p>
          </table:table-cell>
        </table:table-row>
        <table:table-row table:style-name="ro1">
          <table:table-cell office:value-type="float" office:value="7.545" calcext:value-type="float">
            <text:p>7.545</text:p>
          </table:table-cell>
          <table:table-cell office:value-type="float" office:value="-0.193345" calcext:value-type="float">
            <text:p>-0.19334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758187" calcext:value-type="float">
            <text:p>0.758187</text:p>
          </table:table-cell>
        </table:table-row>
        <table:table-row table:style-name="ro1">
          <table:table-cell office:value-type="float" office:value="7.555" calcext:value-type="float">
            <text:p>7.555</text:p>
          </table:table-cell>
          <table:table-cell office:value-type="float" office:value="-0.0740204" calcext:value-type="float">
            <text:p>-0.074020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94755" calcext:value-type="float">
            <text:p>1.94755</text:p>
          </table:table-cell>
        </table:table-row>
        <table:table-row table:style-name="ro1">
          <table:table-cell office:value-type="float" office:value="7.565" calcext:value-type="float">
            <text:p>7.565</text:p>
          </table:table-cell>
          <table:table-cell office:value-type="float" office:value="1.94852" calcext:value-type="float">
            <text:p>1.9485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0.190959" calcext:value-type="float">
            <text:p>-0.190959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0.760564" calcext:value-type="float">
            <text:p>0.76056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-0.071644" calcext:value-type="float">
            <text:p>-0.071644</text:p>
          </table:table-cell>
        </table:table-row>
        <table:table-row table:style-name="ro1">
          <table:table-cell office:value-type="float" office:value="7.585" calcext:value-type="float">
            <text:p>7.585</text:p>
          </table:table-cell>
          <table:table-cell office:value-type="float" office:value="3.02037" calcext:value-type="float">
            <text:p>3.0203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1.25955" calcext:value-type="float">
            <text:p>-1.25955</text:p>
          </table:table-cell>
        </table:table-row>
        <table:table-row table:style-name="ro1">
          <table:table-cell office:value-type="float" office:value="7.595" calcext:value-type="float">
            <text:p>7.595</text:p>
          </table:table-cell>
          <table:table-cell office:value-type="float" office:value="1.95086" calcext:value-type="float">
            <text:p>1.9508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762417" calcext:value-type="float">
            <text:p>0.762417</text:p>
          </table:table-cell>
        </table:table-row>
        <table:table-row table:style-name="ro1">
          <table:table-cell office:value-type="float" office:value="7.605" calcext:value-type="float">
            <text:p>7.605</text:p>
          </table:table-cell>
          <table:table-cell office:value-type="float" office:value="1.00066" calcext:value-type="float">
            <text:p>1.00066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882244" calcext:value-type="float">
            <text:p>0.882244</text:p>
          </table:table-cell>
        </table:table-row>
        <table:table-row table:style-name="ro1">
          <table:table-cell office:value-type="float" office:value="7.615" calcext:value-type="float">
            <text:p>7.615</text:p>
          </table:table-cell>
          <table:table-cell office:value-type="float" office:value="0.882711" calcext:value-type="float">
            <text:p>0.882711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83468" calcext:value-type="float">
            <text:p>1.83468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-1.13749" calcext:value-type="float">
            <text:p>-1.13749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95403" calcext:value-type="float">
            <text:p>1.95403</text:p>
          </table:table-cell>
        </table:table-row>
        <table:table-row table:style-name="ro1">
          <table:table-cell office:value-type="float" office:value="7.635" calcext:value-type="float">
            <text:p>7.635</text:p>
          </table:table-cell>
          <table:table-cell office:value-type="float" office:value="1.95494" calcext:value-type="float">
            <text:p>1.9549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-1.255" calcext:value-type="float">
            <text:p>-1.255</text:p>
          </table:table-cell>
        </table:table-row>
        <table:table-row table:style-name="ro1">
          <table:table-cell office:value-type="float" office:value="7.645" calcext:value-type="float">
            <text:p>7.645</text:p>
          </table:table-cell>
          <table:table-cell office:value-type="float" office:value="2.90689" calcext:value-type="float">
            <text:p>2.9068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0648263" calcext:value-type="float">
            <text:p>-0.0648263</text:p>
          </table:table-cell>
        </table:table-row>
        <table:table-row table:style-name="ro1">
          <table:table-cell office:value-type="float" office:value="7.655" calcext:value-type="float">
            <text:p>7.655</text:p>
          </table:table-cell>
          <table:table-cell office:value-type="float" office:value="0.886716" calcext:value-type="float">
            <text:p>0.88671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-0.183265" calcext:value-type="float">
            <text:p>-0.183265</text:p>
          </table:table-cell>
        </table:table-row>
        <table:table-row table:style-name="ro1">
          <table:table-cell office:value-type="float" office:value="7.665" calcext:value-type="float">
            <text:p>7.665</text:p>
          </table:table-cell>
          <table:table-cell office:value-type="float" office:value="3.02757" calcext:value-type="float">
            <text:p>3.0275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0.300871" calcext:value-type="float">
            <text:p>-0.300871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1.00732" calcext:value-type="float">
            <text:p>1.00732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888873" calcext:value-type="float">
            <text:p>0.888873</text:p>
          </table:table-cell>
        </table:table-row>
        <table:table-row table:style-name="ro1">
          <table:table-cell office:value-type="float" office:value="7.685" calcext:value-type="float">
            <text:p>7.685</text:p>
          </table:table-cell>
          <table:table-cell office:value-type="float" office:value="0.889308" calcext:value-type="float">
            <text:p>0.889308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0.889741" calcext:value-type="float">
            <text:p>0.889741</text:p>
          </table:table-cell>
        </table:table-row>
        <table:table-row table:style-name="ro1">
          <table:table-cell office:value-type="float" office:value="7.695" calcext:value-type="float">
            <text:p>7.69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00944" calcext:value-type="float">
            <text:p>1.00944</text:p>
          </table:table-cell>
        </table:table-row>
        <table:table-row table:style-name="ro1">
          <table:table-cell office:value-type="float" office:value="7.705" calcext:value-type="float">
            <text:p>7.705</text:p>
          </table:table-cell>
          <table:table-cell office:value-type="float" office:value="0.890979" calcext:value-type="float">
            <text:p>0.890979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891403" calcext:value-type="float">
            <text:p>0.891403</text:p>
          </table:table-cell>
        </table:table-row>
        <table:table-row table:style-name="ro1">
          <table:table-cell office:value-type="float" office:value="7.715" calcext:value-type="float">
            <text:p>7.715</text:p>
          </table:table-cell>
          <table:table-cell office:value-type="float" office:value="0.772891" calcext:value-type="float">
            <text:p>0.77289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01108" calcext:value-type="float">
            <text:p>1.01108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0.892616" calcext:value-type="float">
            <text:p>0.89261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893031" calcext:value-type="float">
            <text:p>0.893031</text:p>
          </table:table-cell>
        </table:table-row>
        <table:table-row table:style-name="ro1">
          <table:table-cell office:value-type="float" office:value="7.735" calcext:value-type="float">
            <text:p>7.735</text:p>
          </table:table-cell>
          <table:table-cell office:value-type="float" office:value="1.8449" calcext:value-type="float">
            <text:p>1.8449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1.12727" calcext:value-type="float">
            <text:p>-1.12727</text:p>
          </table:table-cell>
        </table:table-row>
        <table:table-row table:style-name="ro1">
          <table:table-cell office:value-type="float" office:value="7.745" calcext:value-type="float">
            <text:p>7.745</text:p>
          </table:table-cell>
          <table:table-cell office:value-type="float" office:value="3.03459" calcext:value-type="float">
            <text:p>3.0345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17495" calcext:value-type="float">
            <text:p>-0.17495</text:p>
          </table:table-cell>
        </table:table-row>
        <table:table-row table:style-name="ro1">
          <table:table-cell office:value-type="float" office:value="7.755" calcext:value-type="float">
            <text:p>7.755</text:p>
          </table:table-cell>
          <table:table-cell office:value-type="float" office:value="0.895434" calcext:value-type="float">
            <text:p>0.89543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776903" calcext:value-type="float">
            <text:p>0.776903</text:p>
          </table:table-cell>
        </table:table-row>
        <table:table-row table:style-name="ro1">
          <table:table-cell office:value-type="float" office:value="7.765" calcext:value-type="float">
            <text:p>7.765</text:p>
          </table:table-cell>
          <table:table-cell office:value-type="float" office:value="-0.055305" calcext:value-type="float">
            <text:p>-0.055305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3.03655" calcext:value-type="float">
            <text:p>3.03655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-0.173003" calcext:value-type="float">
            <text:p>-0.173003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89737" calcext:value-type="float">
            <text:p>0.89737</text:p>
          </table:table-cell>
        </table:table-row>
        <table:table-row table:style-name="ro1">
          <table:table-cell office:value-type="float" office:value="7.785" calcext:value-type="float">
            <text:p>7.785</text:p>
          </table:table-cell>
          <table:table-cell office:value-type="float" office:value="0.778829" calcext:value-type="float">
            <text:p>0.778829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1699" calcext:value-type="float">
            <text:p>1.01699</text:p>
          </table:table-cell>
        </table:table-row>
        <table:table-row table:style-name="ro1">
          <table:table-cell office:value-type="float" office:value="7.795" calcext:value-type="float">
            <text:p>7.795</text:p>
          </table:table-cell>
          <table:table-cell office:value-type="float" office:value="-0.171878" calcext:value-type="float">
            <text:p>-0.1718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96847" calcext:value-type="float">
            <text:p>1.96847</text:p>
          </table:table-cell>
        </table:table-row>
        <table:table-row table:style-name="ro1">
          <table:table-cell office:value-type="float" office:value="7.805" calcext:value-type="float">
            <text:p>7.805</text:p>
          </table:table-cell>
          <table:table-cell office:value-type="float" office:value="0.898872" calcext:value-type="float">
            <text:p>0.898872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85068" calcext:value-type="float">
            <text:p>1.85068</text:p>
          </table:table-cell>
        </table:table-row>
        <table:table-row table:style-name="ro1">
          <table:table-cell office:value-type="float" office:value="7.815" calcext:value-type="float">
            <text:p>7.815</text:p>
          </table:table-cell>
          <table:table-cell office:value-type="float" office:value="-0.0511279" calcext:value-type="float">
            <text:p>-0.0511279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-0.170015" calcext:value-type="float">
            <text:p>-0.170015</text:p>
          </table:table-cell>
        </table:table-row>
        <table:table-row table:style-name="ro1">
          <table:table-cell office:value-type="float" office:value="7.825" calcext:value-type="float">
            <text:p>7.825</text:p>
          </table:table-cell>
          <table:table-cell office:value-type="float" office:value="3.04068" calcext:value-type="float">
            <text:p>3.04068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287826" calcext:value-type="float">
            <text:p>-0.287826</text:p>
          </table:table-cell>
        </table:table-row>
        <table:table-row table:style-name="ro1">
          <table:table-cell office:value-type="float" office:value="7.835" calcext:value-type="float">
            <text:p>7.835</text:p>
          </table:table-cell>
          <table:table-cell office:value-type="float" office:value="-0.050052" calcext:value-type="float">
            <text:p>-0.05005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97139" calcext:value-type="float">
            <text:p>1.97139</text:p>
          </table:table-cell>
        </table:table-row>
        <table:table-row table:style-name="ro1">
          <table:table-cell office:value-type="float" office:value="7.845" calcext:value-type="float">
            <text:p>7.845</text:p>
          </table:table-cell>
          <table:table-cell office:value-type="float" office:value="0.901776" calcext:value-type="float">
            <text:p>0.90177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90214" calcext:value-type="float">
            <text:p>0.90214</text:p>
          </table:table-cell>
        </table:table-row>
        <table:table-row table:style-name="ro1">
          <table:table-cell office:value-type="float" office:value="7.855" calcext:value-type="float">
            <text:p>7.855</text:p>
          </table:table-cell>
          <table:table-cell office:value-type="float" office:value="0.902501" calcext:value-type="float">
            <text:p>0.90250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85427" calcext:value-type="float">
            <text:p>1.85427</text:p>
          </table:table-cell>
        </table:table-row>
        <table:table-row table:style-name="ro1">
          <table:table-cell office:value-type="float" office:value="7.865" calcext:value-type="float">
            <text:p>7.865</text:p>
          </table:table-cell>
          <table:table-cell office:value-type="float" office:value="-1.1179" calcext:value-type="float">
            <text:p>-1.1179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97351" calcext:value-type="float">
            <text:p>1.97351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0.903886" calcext:value-type="float">
            <text:p>0.903886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904236" calcext:value-type="float">
            <text:p>0.904236</text:p>
          </table:table-cell>
        </table:table-row>
        <table:table-row table:style-name="ro1">
          <table:table-cell office:value-type="float" office:value="7.885" calcext:value-type="float">
            <text:p>7.885</text:p>
          </table:table-cell>
          <table:table-cell office:value-type="float" office:value="0.785659" calcext:value-type="float">
            <text:p>0.785659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02378" calcext:value-type="float">
            <text:p>1.02378</text:p>
          </table:table-cell>
        </table:table-row>
        <table:table-row table:style-name="ro1">
          <table:table-cell office:value-type="float" office:value="7.895" calcext:value-type="float">
            <text:p>7.895</text:p>
          </table:table-cell>
          <table:table-cell office:value-type="float" office:value="0.905236" calcext:value-type="float">
            <text:p>0.90523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05578" calcext:value-type="float">
            <text:p>0.905578</text:p>
          </table:table-cell>
        </table:table-row>
        <table:table-row table:style-name="ro1">
          <table:table-cell office:value-type="float" office:value="7.905" calcext:value-type="float">
            <text:p>7.905</text:p>
          </table:table-cell>
          <table:table-cell office:value-type="float" office:value="0.905918" calcext:value-type="float">
            <text:p>0.905918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787331" calcext:value-type="float">
            <text:p>0.787331</text:p>
          </table:table-cell>
        </table:table-row>
        <table:table-row table:style-name="ro1">
          <table:table-cell office:value-type="float" office:value="7.915" calcext:value-type="float">
            <text:p>7.915</text:p>
          </table:table-cell>
          <table:table-cell office:value-type="float" office:value="-0.0448767" calcext:value-type="float">
            <text:p>-0.044876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97653" calcext:value-type="float">
            <text:p>1.97653</text:p>
          </table:table-cell>
        </table:table-row>
        <table:table-row table:style-name="ro1">
          <table:table-cell office:value-type="float" office:value="7.925" calcext:value-type="float">
            <text:p>7.925</text:p>
          </table:table-cell>
          <table:table-cell office:value-type="float" office:value="1.9772" calcext:value-type="float">
            <text:p>1.9772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1.23275" calcext:value-type="float">
            <text:p>-1.23275</text:p>
          </table:table-cell>
        </table:table-row>
        <table:table-row table:style-name="ro1">
          <table:table-cell office:value-type="float" office:value="7.935" calcext:value-type="float">
            <text:p>7.935</text:p>
          </table:table-cell>
          <table:table-cell office:value-type="float" office:value="2.92891" calcext:value-type="float">
            <text:p>2.92891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-1.11324" calcext:value-type="float">
            <text:p>-1.11324</text:p>
          </table:table-cell>
        </table:table-row>
        <table:table-row table:style-name="ro1">
          <table:table-cell office:value-type="float" office:value="7.945" calcext:value-type="float">
            <text:p>7.945</text:p>
          </table:table-cell>
          <table:table-cell office:value-type="float" office:value="1.97814" calcext:value-type="float">
            <text:p>1.97814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908483" calcext:value-type="float">
            <text:p>0.908483</text:p>
          </table:table-cell>
        </table:table-row>
        <table:table-row table:style-name="ro1">
          <table:table-cell office:value-type="float" office:value="7.955" calcext:value-type="float">
            <text:p>7.955</text:p>
          </table:table-cell>
          <table:table-cell office:value-type="float" office:value="0.908803" calcext:value-type="float">
            <text:p>0.908803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790198" calcext:value-type="float">
            <text:p>0.790198</text:p>
          </table:table-cell>
        </table:table-row>
        <table:table-row table:style-name="ro1">
          <table:table-cell office:value-type="float" office:value="7.965" calcext:value-type="float">
            <text:p>7.965</text:p>
          </table:table-cell>
          <table:table-cell office:value-type="float" office:value="1.02829" calcext:value-type="float">
            <text:p>1.02829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909714" calcext:value-type="float">
            <text:p>0.909714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0.910026" calcext:value-type="float">
            <text:p>0.910026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910335" calcext:value-type="float">
            <text:p>0.910335</text:p>
          </table:table-cell>
        </table:table-row>
        <table:table-row table:style-name="ro1">
          <table:table-cell office:value-type="float" office:value="7.985" calcext:value-type="float">
            <text:p>7.985</text:p>
          </table:table-cell>
          <table:table-cell office:value-type="float" office:value="0.791721" calcext:value-type="float">
            <text:p>0.791721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0298" calcext:value-type="float">
            <text:p>1.0298</text:p>
          </table:table-cell>
        </table:table-row>
        <table:table-row table:style-name="ro1">
          <table:table-cell office:value-type="float" office:value="7.995" calcext:value-type="float">
            <text:p>7.995</text:p>
          </table:table-cell>
          <table:table-cell office:value-type="float" office:value="1.9815" calcext:value-type="float">
            <text:p>1.9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58168" calcext:value-type="float">
            <text:p>-0.158168</text:p>
          </table:table-cell>
        </table:table-row>
        <table:table-row table:style-name="ro1">
          <table:table-cell office:value-type="float" office:value="8.005" calcext:value-type="float">
            <text:p>8.005</text:p>
          </table:table-cell>
          <table:table-cell office:value-type="float" office:value="0.793189" calcext:value-type="float">
            <text:p>0.793189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-0.0390186" calcext:value-type="float">
            <text:p>-0.0390186</text:p>
          </table:table-cell>
        </table:table-row>
        <table:table-row table:style-name="ro1">
          <table:table-cell office:value-type="float" office:value="8.015" calcext:value-type="float">
            <text:p>8.015</text:p>
          </table:table-cell>
          <table:table-cell office:value-type="float" office:value="1.98235" calcext:value-type="float">
            <text:p>1.98235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98293" calcext:value-type="float">
            <text:p>1.98293</text:p>
          </table:table-cell>
        </table:table-row>
        <table:table-row table:style-name="ro1">
          <table:table-cell office:value-type="float" office:value="8.025" calcext:value-type="float">
            <text:p>8.025</text:p>
          </table:table-cell>
          <table:table-cell office:value-type="float" office:value="-0.156744" calcext:value-type="float">
            <text:p>-0.156744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794604" calcext:value-type="float">
            <text:p>0.794604</text:p>
          </table:table-cell>
        </table:table-row>
        <table:table-row table:style-name="ro1">
          <table:table-cell office:value-type="float" office:value="8.035" calcext:value-type="float">
            <text:p>8.035</text:p>
          </table:table-cell>
          <table:table-cell office:value-type="float" office:value="2.10292" calcext:value-type="float">
            <text:p>2.10292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1.22591" calcext:value-type="float">
            <text:p>-1.22591</text:p>
          </table:table-cell>
        </table:table-row>
        <table:table-row table:style-name="ro1">
          <table:table-cell office:value-type="float" office:value="8.045" calcext:value-type="float">
            <text:p>8.045</text:p>
          </table:table-cell>
          <table:table-cell office:value-type="float" office:value="1.98431" calcext:value-type="float">
            <text:p>1.98431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795691" calcext:value-type="float">
            <text:p>0.795691</text:p>
          </table:table-cell>
        </table:table-row>
        <table:table-row table:style-name="ro1">
          <table:table-cell office:value-type="float" office:value="8.055" calcext:value-type="float">
            <text:p>8.055</text:p>
          </table:table-cell>
          <table:table-cell office:value-type="float" office:value="1.03374" calcext:value-type="float">
            <text:p>1.0337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15123" calcext:value-type="float">
            <text:p>0.915123</text:p>
          </table:table-cell>
        </table:table-row>
        <table:table-row table:style-name="ro1">
          <table:table-cell office:value-type="float" office:value="8.065" calcext:value-type="float">
            <text:p>8.065</text:p>
          </table:table-cell>
          <table:table-cell office:value-type="float" office:value="1.98564" calcext:value-type="float">
            <text:p>1.98564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272973" calcext:value-type="float">
            <text:p>-0.272973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.03505" calcext:value-type="float">
            <text:p>1.0350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916419" calcext:value-type="float">
            <text:p>0.916419</text:p>
          </table:table-cell>
        </table:table-row>
        <table:table-row table:style-name="ro1">
          <table:table-cell office:value-type="float" office:value="8.085" calcext:value-type="float">
            <text:p>8.085</text:p>
          </table:table-cell>
          <table:table-cell office:value-type="float" office:value="1.98691" calcext:value-type="float">
            <text:p>1.98691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-1.22303" calcext:value-type="float">
            <text:p>-1.22303</text:p>
          </table:table-cell>
        </table:table-row>
        <table:table-row table:style-name="ro1">
          <table:table-cell office:value-type="float" office:value="8.095" calcext:value-type="float">
            <text:p>8.095</text:p>
          </table:table-cell>
          <table:table-cell office:value-type="float" office:value="2.93849" calcext:value-type="float">
            <text:p>2.938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1.10366" calcext:value-type="float">
            <text:p>-1.10366</text:p>
          </table:table-cell>
        </table:table-row>
        <table:table-row table:style-name="ro1">
          <table:table-cell office:value-type="float" office:value="8.105" calcext:value-type="float">
            <text:p>8.105</text:p>
          </table:table-cell>
          <table:table-cell office:value-type="float" office:value="1.98764" calcext:value-type="float">
            <text:p>1.98764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917908" calcext:value-type="float">
            <text:p>0.917908</text:p>
          </table:table-cell>
        </table:table-row>
        <table:table-row table:style-name="ro1">
          <table:table-cell office:value-type="float" office:value="8.115" calcext:value-type="float">
            <text:p>8.115</text:p>
          </table:table-cell>
          <table:table-cell office:value-type="float" office:value="0.918153" calcext:value-type="float">
            <text:p>0.91815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799482" calcext:value-type="float">
            <text:p>0.799482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1.0375" calcext:value-type="float">
            <text:p>1.037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918848" calcext:value-type="float">
            <text:p>0.918848</text:p>
          </table:table-cell>
        </table:table-row>
        <table:table-row table:style-name="ro1">
          <table:table-cell office:value-type="float" office:value="8.135" calcext:value-type="float">
            <text:p>8.135</text:p>
          </table:table-cell>
          <table:table-cell office:value-type="float" office:value="0.919085" calcext:value-type="float">
            <text:p>0.91908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19319" calcext:value-type="float">
            <text:p>0.919319</text:p>
          </table:table-cell>
        </table:table-row>
        <table:table-row table:style-name="ro1">
          <table:table-cell office:value-type="float" office:value="8.145" calcext:value-type="float">
            <text:p>8.145</text:p>
          </table:table-cell>
          <table:table-cell office:value-type="float" office:value="0.800638" calcext:value-type="float">
            <text:p>0.80063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03864" calcext:value-type="float">
            <text:p>1.03864</text:p>
          </table:table-cell>
        </table:table-row>
        <table:table-row table:style-name="ro1">
          <table:table-cell office:value-type="float" office:value="8.155" calcext:value-type="float">
            <text:p>8.155</text:p>
          </table:table-cell>
          <table:table-cell office:value-type="float" office:value="0.919982" calcext:value-type="float">
            <text:p>0.91998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8715" calcext:value-type="float">
            <text:p>1.8715</text:p>
          </table:table-cell>
        </table:table-row>
        <table:table-row table:style-name="ro1">
          <table:table-cell office:value-type="float" office:value="8.165" calcext:value-type="float">
            <text:p>8.165</text:p>
          </table:table-cell>
          <table:table-cell office:value-type="float" office:value="-1.10067" calcext:value-type="float">
            <text:p>-1.1006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3.06081" calcext:value-type="float">
            <text:p>3.06081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-0.14892" calcext:value-type="float">
            <text:p>-0.14892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8.185" calcext:value-type="float">
            <text:p>8.185</text:p>
          </table:table-cell>
          <table:table-cell office:value-type="float" office:value="-0.148706" calcext:value-type="float">
            <text:p>-0.148706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94275" calcext:value-type="float">
            <text:p>2.94275</text:p>
          </table:table-cell>
        </table:table-row>
        <table:table-row table:style-name="ro1">
          <table:table-cell office:value-type="float" office:value="8.195" calcext:value-type="float">
            <text:p>8.195</text:p>
          </table:table-cell>
          <table:table-cell office:value-type="float" office:value="-0.0292139" calcext:value-type="float">
            <text:p>-0.02921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22086" calcext:value-type="float">
            <text:p>0.922086</text:p>
          </table:table-cell>
        </table:table-row>
        <table:table-row table:style-name="ro1">
          <table:table-cell office:value-type="float" office:value="8.205" calcext:value-type="float">
            <text:p>8.205</text:p>
          </table:table-cell>
          <table:table-cell office:value-type="float" office:value="0.922289" calcext:value-type="float">
            <text:p>0.922289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80358" calcext:value-type="float">
            <text:p>0.80358</text:p>
          </table:table-cell>
        </table:table-row>
        <table:table-row table:style-name="ro1">
          <table:table-cell office:value-type="float" office:value="8.215" calcext:value-type="float">
            <text:p>8.215</text:p>
          </table:table-cell>
          <table:table-cell office:value-type="float" office:value="1.04155" calcext:value-type="float">
            <text:p>1.0415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22862" calcext:value-type="float">
            <text:p>0.922862</text:p>
          </table:table-cell>
        </table:table-row>
        <table:table-row table:style-name="ro1">
          <table:table-cell office:value-type="float" office:value="8.225" calcext:value-type="float">
            <text:p>8.225</text:p>
          </table:table-cell>
          <table:table-cell office:value-type="float" office:value="0.923056" calcext:value-type="float">
            <text:p>0.923056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923248" calcext:value-type="float">
            <text:p>0.923248</text:p>
          </table:table-cell>
        </table:table-row>
        <table:table-row table:style-name="ro1">
          <table:table-cell office:value-type="float" office:value="8.235" calcext:value-type="float">
            <text:p>8.235</text:p>
          </table:table-cell>
          <table:table-cell office:value-type="float" office:value="0.80453" calcext:value-type="float">
            <text:p>0.80453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04249" calcext:value-type="float">
            <text:p>1.04249</text:p>
          </table:table-cell>
        </table:table-row>
        <table:table-row table:style-name="ro1">
          <table:table-cell office:value-type="float" office:value="8.245" calcext:value-type="float">
            <text:p>8.245</text:p>
          </table:table-cell>
          <table:table-cell office:value-type="float" office:value="0.923789" calcext:value-type="float">
            <text:p>0.923789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923972" calcext:value-type="float">
            <text:p>0.923972</text:p>
          </table:table-cell>
        </table:table-row>
        <table:table-row table:style-name="ro1">
          <table:table-cell office:value-type="float" office:value="8.255" calcext:value-type="float">
            <text:p>8.255</text:p>
          </table:table-cell>
          <table:table-cell office:value-type="float" office:value="0.924153" calcext:value-type="float">
            <text:p>0.924153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805425" calcext:value-type="float">
            <text:p>0.805425</text:p>
          </table:table-cell>
        </table:table-row>
        <table:table-row table:style-name="ro1">
          <table:table-cell office:value-type="float" office:value="8.265" calcext:value-type="float">
            <text:p>8.265</text:p>
          </table:table-cell>
          <table:table-cell office:value-type="float" office:value="1.04337" calcext:value-type="float">
            <text:p>1.0433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924662" calcext:value-type="float">
            <text:p>0.924662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0.924834" calcext:value-type="float">
            <text:p>0.92483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806098" calcext:value-type="float">
            <text:p>0.806098</text:p>
          </table:table-cell>
        </table:table-row>
        <table:table-row table:style-name="ro1">
          <table:table-cell office:value-type="float" office:value="8.285" calcext:value-type="float">
            <text:p>8.285</text:p>
          </table:table-cell>
          <table:table-cell office:value-type="float" office:value="1.04404" calcext:value-type="float">
            <text:p>1.04404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99546" calcext:value-type="float">
            <text:p>1.99546</text:p>
          </table:table-cell>
        </table:table-row>
        <table:table-row table:style-name="ro1">
          <table:table-cell office:value-type="float" office:value="8.295" calcext:value-type="float">
            <text:p>8.295</text:p>
          </table:table-cell>
          <table:table-cell office:value-type="float" office:value="-1.21448" calcext:value-type="float">
            <text:p>-1.2144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94686" calcext:value-type="float">
            <text:p>2.94686</text:p>
          </table:table-cell>
        </table:table-row>
        <table:table-row table:style-name="ro1">
          <table:table-cell office:value-type="float" office:value="8.305" calcext:value-type="float">
            <text:p>8.305</text:p>
          </table:table-cell>
          <table:table-cell office:value-type="float" office:value="-0.0251563" calcext:value-type="float">
            <text:p>-0.0251563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926092" calcext:value-type="float">
            <text:p>0.926092</text:p>
          </table:table-cell>
        </table:table-row>
        <table:table-row table:style-name="ro1">
          <table:table-cell office:value-type="float" office:value="8.315" calcext:value-type="float">
            <text:p>8.315</text:p>
          </table:table-cell>
          <table:table-cell office:value-type="float" office:value="0.926244" calcext:value-type="float">
            <text:p>0.92624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8.325" calcext:value-type="float">
            <text:p>8.325</text:p>
          </table:table-cell>
          <table:table-cell office:value-type="float" office:value="0.807638" calcext:value-type="float">
            <text:p>0.807638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04556" calcext:value-type="float">
            <text:p>1.04556</text:p>
          </table:table-cell>
        </table:table-row>
        <table:table-row table:style-name="ro1">
          <table:table-cell office:value-type="float" office:value="8.335" calcext:value-type="float">
            <text:p>8.335</text:p>
          </table:table-cell>
          <table:table-cell office:value-type="float" office:value="0.926812" calcext:value-type="float">
            <text:p>0.926812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926953" calcext:value-type="float">
            <text:p>0.926953</text:p>
          </table:table-cell>
        </table:table-row>
        <table:table-row table:style-name="ro1">
          <table:table-cell office:value-type="float" office:value="8.345" calcext:value-type="float">
            <text:p>8.345</text:p>
          </table:table-cell>
          <table:table-cell office:value-type="float" office:value="0.927091" calcext:value-type="float">
            <text:p>0.927091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808326" calcext:value-type="float">
            <text:p>0.808326</text:p>
          </table:table-cell>
        </table:table-row>
        <table:table-row table:style-name="ro1">
          <table:table-cell office:value-type="float" office:value="8.355" calcext:value-type="float">
            <text:p>8.355</text:p>
          </table:table-cell>
          <table:table-cell office:value-type="float" office:value="1.04623" calcext:value-type="float">
            <text:p>1.04623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27478" calcext:value-type="float">
            <text:p>0.927478</text:p>
          </table:table-cell>
        </table:table-row>
        <table:table-row table:style-name="ro1">
          <table:table-cell office:value-type="float" office:value="8.365" calcext:value-type="float">
            <text:p>8.365</text:p>
          </table:table-cell>
          <table:table-cell office:value-type="float" office:value="0.927607" calcext:value-type="float">
            <text:p>0.92760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808834" calcext:value-type="float">
            <text:p>0.808834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1.04673" calcext:value-type="float">
            <text:p>1.0467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27968" calcext:value-type="float">
            <text:p>0.927968</text:p>
          </table:table-cell>
        </table:table-row>
        <table:table-row table:style-name="ro1">
          <table:table-cell office:value-type="float" office:value="8.385" calcext:value-type="float">
            <text:p>8.385</text:p>
          </table:table-cell>
          <table:table-cell office:value-type="float" office:value="0.928089" calcext:value-type="float">
            <text:p>0.928089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928207" calcext:value-type="float">
            <text:p>0.928207</text:p>
          </table:table-cell>
        </table:table-row>
        <table:table-row table:style-name="ro1">
          <table:table-cell office:value-type="float" office:value="8.395" calcext:value-type="float">
            <text:p>8.395</text:p>
          </table:table-cell>
          <table:table-cell office:value-type="float" office:value="0.809423" calcext:value-type="float">
            <text:p>0.80942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731" calcext:value-type="float">
            <text:p>1.04731</text:p>
          </table:table-cell>
        </table:table-row>
        <table:table-row table:style-name="ro1">
          <table:table-cell office:value-type="float" office:value="8.405" calcext:value-type="float">
            <text:p>8.405</text:p>
          </table:table-cell>
          <table:table-cell office:value-type="float" office:value="1.99863" calcext:value-type="float">
            <text:p>1.99863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-1.21132" calcext:value-type="float">
            <text:p>-1.21132</text:p>
          </table:table-cell>
        </table:table-row>
        <table:table-row table:style-name="ro1">
          <table:table-cell office:value-type="float" office:value="8.415" calcext:value-type="float">
            <text:p>8.415</text:p>
          </table:table-cell>
          <table:table-cell office:value-type="float" office:value="1.99873" calcext:value-type="float">
            <text:p>1.99873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809958" calcext:value-type="float">
            <text:p>0.809958</text:p>
          </table:table-cell>
        </table:table-row>
        <table:table-row table:style-name="ro1">
          <table:table-cell office:value-type="float" office:value="8.425" calcext:value-type="float">
            <text:p>8.425</text:p>
          </table:table-cell>
          <table:table-cell office:value-type="float" office:value="1.04783" calcext:value-type="float">
            <text:p>1.04783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8.435" calcext:value-type="float">
            <text:p>8.435</text:p>
          </table:table-cell>
          <table:table-cell office:value-type="float" office:value="0.929146" calcext:value-type="float">
            <text:p>0.929146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-0.140835" calcext:value-type="float">
            <text:p>-0.140835</text:p>
          </table:table-cell>
        </table:table-row>
        <table:table-row table:style-name="ro1">
          <table:table-cell office:value-type="float" office:value="8.445" calcext:value-type="float">
            <text:p>8.445</text:p>
          </table:table-cell>
          <table:table-cell office:value-type="float" office:value="1.99922" calcext:value-type="float">
            <text:p>1.99922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0.140739" calcext:value-type="float">
            <text:p>-0.140739</text:p>
          </table:table-cell>
        </table:table-row>
        <table:table-row table:style-name="ro1">
          <table:table-cell office:value-type="float" office:value="8.455" calcext:value-type="float">
            <text:p>8.455</text:p>
          </table:table-cell>
          <table:table-cell office:value-type="float" office:value="2.95049" calcext:value-type="float">
            <text:p>2.95049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1.09166" calcext:value-type="float">
            <text:p>-1.09166</text:p>
          </table:table-cell>
        </table:table-row>
        <table:table-row table:style-name="ro1">
          <table:table-cell office:value-type="float" office:value="8.465" calcext:value-type="float">
            <text:p>8.46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.99949" calcext:value-type="float">
            <text:p>1.99949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-0.140475" calcext:value-type="float">
            <text:p>-0.14047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929506" calcext:value-type="float">
            <text:p>0.929506</text:p>
          </table:table-cell>
        </table:table-row>
        <table:table-row table:style-name="ro1">
          <table:table-cell office:value-type="float" office:value="8.485" calcext:value-type="float">
            <text:p>8.485</text:p>
          </table:table-cell>
          <table:table-cell office:value-type="float" office:value="-0.140565" calcext:value-type="float">
            <text:p>-0.140565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9994" calcext:value-type="float">
            <text:p>1.9994</text:p>
          </table:table-cell>
        </table:table-row>
        <table:table-row table:style-name="ro1">
          <table:table-cell office:value-type="float" office:value="8.495" calcext:value-type="float">
            <text:p>8.49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05" calcext:value-type="float">
            <text:p>8.50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15" calcext:value-type="float">
            <text:p>8.515</text:p>
          </table:table-cell>
          <table:table-cell office:value-type="float" office:value="-1.09183" calcext:value-type="float">
            <text:p>-1.09183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88024" calcext:value-type="float">
            <text:p>1.88024</text:p>
          </table:table-cell>
        </table:table-row>
        <table:table-row table:style-name="ro1">
          <table:table-cell office:value-type="float" office:value="8.525" calcext:value-type="float">
            <text:p>8.52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-0.140933" calcext:value-type="float">
            <text:p>-0.140933</text:p>
          </table:table-cell>
        </table:table-row>
        <table:table-row table:style-name="ro1">
          <table:table-cell office:value-type="float" office:value="8.535" calcext:value-type="float">
            <text:p>8.535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 office:value-type="float" office:value="-0.0224496" calcext:value-type="float">
            <text:p>-0.0224496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.87963" calcext:value-type="float">
            <text:p>1.87963</text:p>
          </table:table-cell>
        </table:table-row>
        <table:table-row table:style-name="ro1">
          <table:table-cell office:value-type="float" office:value="8.555" calcext:value-type="float">
            <text:p>8.555</text:p>
          </table:table-cell>
          <table:table-cell office:value-type="float" office:value="-0.141671" calcext:value-type="float">
            <text:p>-0.14167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.04698" calcext:value-type="float">
            <text:p>1.04698</text:p>
          </table:table-cell>
        </table:table-row>
        <table:table-row table:style-name="ro1">
          <table:table-cell office:value-type="float" office:value="8.565" calcext:value-type="float">
            <text:p>8.565</text:p>
          </table:table-cell>
          <table:table-cell office:value-type="float" office:value="1.87906" calcext:value-type="float">
            <text:p>1.87906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-3.23369" calcext:value-type="float">
            <text:p>-3.23369</text:p>
          </table:table-cell>
        </table:table-row>
        <table:table-row table:style-name="ro1">
          <table:table-cell office:value-type="float" office:value="8.575" calcext:value-type="float">
            <text:p>8.575</text:p>
          </table:table-cell>
          <table:table-cell office:value-type="float" office:value="1.99679" calcext:value-type="float">
            <text:p>1.99679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143889" calcext:value-type="float">
            <text:p>-0.143889</text:p>
          </table:table-cell>
        </table:table-row>
        <table:table-row table:style-name="ro1">
          <table:table-cell office:value-type="float" office:value="8.585" calcext:value-type="float">
            <text:p>8.585</text:p>
          </table:table-cell>
          <table:table-cell office:value-type="float" office:value="0.925317" calcext:value-type="float">
            <text:p>0.925317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924488" calcext:value-type="float">
            <text:p>0.924488</text:p>
          </table:table-cell>
        </table:table-row>
        <table:table-row table:style-name="ro1">
          <table:table-cell office:value-type="float" office:value="8.595" calcext:value-type="float">
            <text:p>8.595</text:p>
          </table:table-cell>
          <table:table-cell office:value-type="float" office:value="1.99377" calcext:value-type="float">
            <text:p>1.993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0.147119" calcext:value-type="float">
            <text:p>-0.147119</text:p>
          </table:table-cell>
        </table:table-row>
        <table:table-row table:style-name="ro1">
          <table:table-cell office:value-type="float" office:value="8.605" calcext:value-type="float">
            <text:p>8.605</text:p>
          </table:table-cell>
          <table:table-cell office:value-type="float" office:value="-0.148308" calcext:value-type="float">
            <text:p>-0.148308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.99061" calcext:value-type="float">
            <text:p>1.99061</text:p>
          </table:table-cell>
        </table:table-row>
        <table:table-row table:style-name="ro1">
          <table:table-cell office:value-type="float" office:value="8.615" calcext:value-type="float">
            <text:p>8.615</text:p>
          </table:table-cell>
          <table:table-cell office:value-type="float" office:value="-0.031776" calcext:value-type="float">
            <text:p>-0.031776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799021" calcext:value-type="float">
            <text:p>0.799021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3.0569" calcext:value-type="float">
            <text:p>3.0569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-0.154322" calcext:value-type="float">
            <text:p>-0.154322</text:p>
          </table:table-cell>
        </table:table-row>
        <table:table-row table:style-name="ro1">
          <table:table-cell office:value-type="float" office:value="8.635" calcext:value-type="float">
            <text:p>8.635</text:p>
          </table:table-cell>
          <table:table-cell office:value-type="float" office:value="1.86567" calcext:value-type="float">
            <text:p>1.8656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.03238" calcext:value-type="float">
            <text:p>1.03238</text:p>
          </table:table-cell>
        </table:table-row>
        <table:table-row table:style-name="ro1">
          <table:table-cell office:value-type="float" office:value="8.645" calcext:value-type="float">
            <text:p>8.645</text:p>
          </table:table-cell>
          <table:table-cell office:value-type="float" office:value="-0.157905" calcext:value-type="float">
            <text:p>-0.15790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910607" calcext:value-type="float">
            <text:p>0.910607</text:p>
          </table:table-cell>
        </table:table-row>
        <table:table-row table:style-name="ro1">
          <table:table-cell office:value-type="float" office:value="8.655" calcext:value-type="float">
            <text:p>8.655</text:p>
          </table:table-cell>
          <table:table-cell office:value-type="float" office:value="3.04968" calcext:value-type="float">
            <text:p>3.0496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-0.161499" calcext:value-type="float">
            <text:p>-0.161499</text:p>
          </table:table-cell>
        </table:table-row>
        <table:table-row table:style-name="ro1">
          <table:table-cell office:value-type="float" office:value="8.665" calcext:value-type="float">
            <text:p>8.665</text:p>
          </table:table-cell>
          <table:table-cell office:value-type="float" office:value="1.8586" calcext:value-type="float">
            <text:p>1.8586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0448767" calcext:value-type="float">
            <text:p>-0.0448767</text:p>
          </table:table-cell>
        </table:table-row>
        <table:table-row table:style-name="ro1">
          <table:table-cell office:value-type="float" office:value="8.675" calcext:value-type="float">
            <text:p>8.675</text:p>
          </table:table-cell>
          <table:table-cell office:value-type="float" office:value="1.97522" calcext:value-type="float">
            <text:p>1.975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04236" calcext:value-type="float">
            <text:p>0.904236</text:p>
          </table:table-cell>
        </table:table-row>
        <table:table-row table:style-name="ro1">
          <table:table-cell office:value-type="float" office:value="8.685" calcext:value-type="float">
            <text:p>8.685</text:p>
          </table:table-cell>
          <table:table-cell office:value-type="float" office:value="0.784291" calcext:value-type="float">
            <text:p>0.784291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.09137" calcext:value-type="float">
            <text:p>2.09137</text:p>
          </table:table-cell>
        </table:table-row>
        <table:table-row table:style-name="ro1">
          <table:table-cell office:value-type="float" office:value="8.695" calcext:value-type="float">
            <text:p>8.695</text:p>
          </table:table-cell>
          <table:table-cell office:value-type="float" office:value="0.78289" calcext:value-type="float">
            <text:p>0.782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01042" calcext:value-type="float">
            <text:p>0.901042</text:p>
          </table:table-cell>
        </table:table-row>
        <table:table-row table:style-name="ro1">
          <table:table-cell office:value-type="float" office:value="8.705" calcext:value-type="float">
            <text:p>8.705</text:p>
          </table:table-cell>
          <table:table-cell office:value-type="float" office:value="1.01923" calcext:value-type="float">
            <text:p>1.01923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780703" calcext:value-type="float">
            <text:p>0.780703</text:p>
          </table:table-cell>
        </table:table-row>
        <table:table-row table:style-name="ro1">
          <table:table-cell office:value-type="float" office:value="8.715" calcext:value-type="float">
            <text:p>8.715</text:p>
          </table:table-cell>
          <table:table-cell office:value-type="float" office:value="-0.0526054" calcext:value-type="float">
            <text:p>-0.052605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84881" calcext:value-type="float">
            <text:p>1.84881</text:p>
          </table:table-cell>
        </table:table-row>
        <table:table-row table:style-name="ro1">
          <table:table-cell office:value-type="float" office:value="8.725" calcext:value-type="float">
            <text:p>8.725</text:p>
          </table:table-cell>
          <table:table-cell office:value-type="float" office:value="1.01586" calcext:value-type="float">
            <text:p>1.01586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293079" calcext:value-type="float">
            <text:p>-0.293079</text:p>
          </table:table-cell>
        </table:table-row>
        <table:table-row table:style-name="ro1">
          <table:table-cell office:value-type="float" office:value="8.735" calcext:value-type="float">
            <text:p>8.735</text:p>
          </table:table-cell>
          <table:table-cell office:value-type="float" office:value="2.0839" calcext:value-type="float">
            <text:p>2.0839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775332" calcext:value-type="float">
            <text:p>0.775332</text:p>
          </table:table-cell>
        </table:table-row>
        <table:table-row table:style-name="ro1">
          <table:table-cell office:value-type="float" office:value="8.745" calcext:value-type="float">
            <text:p>8.745</text:p>
          </table:table-cell>
          <table:table-cell office:value-type="float" office:value="1.01233" calcext:value-type="float">
            <text:p>1.0123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773729" calcext:value-type="float">
            <text:p>0.773729</text:p>
          </table:table-cell>
        </table:table-row>
        <table:table-row table:style-name="ro1">
          <table:table-cell office:value-type="float" office:value="8.755" calcext:value-type="float">
            <text:p>8.755</text:p>
          </table:table-cell>
          <table:table-cell office:value-type="float" office:value="0.891778" calcext:value-type="float">
            <text:p>0.89177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987" calcext:value-type="float">
            <text:p>1.00987</text:p>
          </table:table-cell>
        </table:table-row>
        <table:table-row table:style-name="ro1">
          <table:table-cell office:value-type="float" office:value="8.765" calcext:value-type="float">
            <text:p>8.76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0082" calcext:value-type="float">
            <text:p>1.0082</text:p>
          </table:table-cell>
        </table:table-row>
        <table:table-row table:style-name="ro1">
          <table:table-cell office:value-type="float" office:value="8.775" calcext:value-type="float">
            <text:p>8.775</text:p>
          </table:table-cell>
          <table:table-cell office:value-type="float" office:value="0.76955" calcext:value-type="float">
            <text:p>0.76955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-0.063933" calcext:value-type="float">
            <text:p>-0.063933</text:p>
          </table:table-cell>
        </table:table-row>
        <table:table-row table:style-name="ro1">
          <table:table-cell office:value-type="float" office:value="8.785" calcext:value-type="float">
            <text:p>8.785</text:p>
          </table:table-cell>
          <table:table-cell office:value-type="float" office:value="1.83736" calcext:value-type="float">
            <text:p>1.83736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0043" calcext:value-type="float">
            <text:p>1.0043</text:p>
          </table:table-cell>
        </table:table-row>
        <table:table-row table:style-name="ro1">
          <table:table-cell office:value-type="float" office:value="8.795" calcext:value-type="float">
            <text:p>8.795</text:p>
          </table:table-cell>
          <table:table-cell office:value-type="float" office:value="-0.30482" calcext:value-type="float">
            <text:p>-0.3048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02355" calcext:value-type="float">
            <text:p>3.02355</text:p>
          </table:table-cell>
        </table:table-row>
        <table:table-row table:style-name="ro1">
          <table:table-cell office:value-type="float" office:value="8.805" calcext:value-type="float">
            <text:p>8.805</text:p>
          </table:table-cell>
          <table:table-cell office:value-type="float" office:value="-1.13883" calcext:value-type="float">
            <text:p>-1.13883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8324" calcext:value-type="float">
            <text:p>1.8324</text:p>
          </table:table-cell>
        </table:table-row>
        <table:table-row table:style-name="ro1">
          <table:table-cell office:value-type="float" office:value="8.815" calcext:value-type="float">
            <text:p>8.815</text:p>
          </table:table-cell>
          <table:table-cell office:value-type="float" office:value="-2.09315" calcext:value-type="float">
            <text:p>-2.09315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3.85022" calcext:value-type="float">
            <text:p>3.85022</text:p>
          </table:table-cell>
        </table:table-row>
        <table:table-row table:style-name="ro1">
          <table:table-cell office:value-type="float" office:value="8.825" calcext:value-type="float">
            <text:p>8.825</text:p>
          </table:table-cell>
          <table:table-cell office:value-type="float" office:value="0.877074" calcext:value-type="float">
            <text:p>0.877074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995029" calcext:value-type="float">
            <text:p>0.995029</text:p>
          </table:table-cell>
        </table:table-row>
        <table:table-row table:style-name="ro1">
          <table:table-cell office:value-type="float" office:value="8.835" calcext:value-type="float">
            <text:p>8.835</text:p>
          </table:table-cell>
          <table:table-cell office:value-type="float" office:value="0.75626" calcext:value-type="float">
            <text:p>0.75626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-0.0774006" calcext:value-type="float">
            <text:p>-0.0774006</text:p>
          </table:table-cell>
        </table:table-row>
        <table:table-row table:style-name="ro1">
          <table:table-cell office:value-type="float" office:value="8.845" calcext:value-type="float">
            <text:p>8.845</text:p>
          </table:table-cell>
          <table:table-cell office:value-type="float" office:value="2.89426" calcext:value-type="float">
            <text:p>2.89426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197815" calcext:value-type="float">
            <text:p>-0.197815</text:p>
          </table:table-cell>
        </table:table-row>
        <table:table-row table:style-name="ro1">
          <table:table-cell office:value-type="float" office:value="8.855" calcext:value-type="float">
            <text:p>8.855</text:p>
          </table:table-cell>
          <table:table-cell office:value-type="float" office:value="0.990081" calcext:value-type="float">
            <text:p>0.990081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75127" calcext:value-type="float">
            <text:p>0.75127</text:p>
          </table:table-cell>
        </table:table-row>
        <table:table-row table:style-name="ro1">
          <table:table-cell office:value-type="float" office:value="8.865" calcext:value-type="float">
            <text:p>8.865</text:p>
          </table:table-cell>
          <table:table-cell office:value-type="float" office:value="0.988056" calcext:value-type="float">
            <text:p>0.988056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749228" calcext:value-type="float">
            <text:p>0.74922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0.985998" calcext:value-type="float">
            <text:p>0.985998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747154" calcext:value-type="float">
            <text:p>0.747154</text:p>
          </table:table-cell>
        </table:table-row>
        <table:table-row table:style-name="ro1">
          <table:table-cell office:value-type="float" office:value="8.885" calcext:value-type="float">
            <text:p>8.885</text:p>
          </table:table-cell>
          <table:table-cell office:value-type="float" office:value="0.864962" calcext:value-type="float">
            <text:p>0.864962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982821" calcext:value-type="float">
            <text:p>0.982821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 office:value-type="float" office:value="0.743952" calcext:value-type="float">
            <text:p>0.74395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93227" calcext:value-type="float">
            <text:p>1.93227</text:p>
          </table:table-cell>
        </table:table-row>
        <table:table-row table:style-name="ro1">
          <table:table-cell office:value-type="float" office:value="8.905" calcext:value-type="float">
            <text:p>8.905</text:p>
          </table:table-cell>
          <table:table-cell office:value-type="float" office:value="-0.089854" calcext:value-type="float">
            <text:p>-0.08985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741237" calcext:value-type="float">
            <text:p>0.741237</text:p>
          </table:table-cell>
        </table:table-row>
        <table:table-row table:style-name="ro1">
          <table:table-cell office:value-type="float" office:value="8.915" calcext:value-type="float">
            <text:p>8.915</text:p>
          </table:table-cell>
          <table:table-cell office:value-type="float" office:value="0.977948" calcext:value-type="float">
            <text:p>0.977948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80959" calcext:value-type="float">
            <text:p>1.80959</text:p>
          </table:table-cell>
        </table:table-row>
        <table:table-row table:style-name="ro1">
          <table:table-cell office:value-type="float" office:value="8.925" calcext:value-type="float">
            <text:p>8.925</text:p>
          </table:table-cell>
          <table:table-cell office:value-type="float" office:value="-0.212623" calcext:value-type="float">
            <text:p>-0.21262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-0.0953939" calcext:value-type="float">
            <text:p>-0.0953939</text:p>
          </table:table-cell>
        </table:table-row>
        <table:table-row table:style-name="ro1">
          <table:table-cell office:value-type="float" office:value="8.935" calcext:value-type="float">
            <text:p>8.935</text:p>
          </table:table-cell>
          <table:table-cell office:value-type="float" office:value="2.8762" calcext:value-type="float">
            <text:p>2.876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1.16763" calcext:value-type="float">
            <text:p>-1.16763</text:p>
          </table:table-cell>
        </table:table-row>
        <table:table-row table:style-name="ro1">
          <table:table-cell office:value-type="float" office:value="8.945" calcext:value-type="float">
            <text:p>8.945</text:p>
          </table:table-cell>
          <table:table-cell office:value-type="float" office:value="1.80336" calcext:value-type="float">
            <text:p>1.8033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970036" calcext:value-type="float">
            <text:p>0.970036</text:p>
          </table:table-cell>
        </table:table-row>
        <table:table-row table:style-name="ro1">
          <table:table-cell office:value-type="float" office:value="8.955" calcext:value-type="float">
            <text:p>8.955</text:p>
          </table:table-cell>
          <table:table-cell office:value-type="float" office:value="-0.339508" calcext:value-type="float">
            <text:p>-0.33950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.03709" calcext:value-type="float">
            <text:p>2.03709</text:p>
          </table:table-cell>
        </table:table-row>
        <table:table-row table:style-name="ro1">
          <table:table-cell office:value-type="float" office:value="8.965" calcext:value-type="float">
            <text:p>8.965</text:p>
          </table:table-cell>
          <table:table-cell office:value-type="float" office:value="-0.342464" calcext:value-type="float">
            <text:p>-0.34246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.03412" calcext:value-type="float">
            <text:p>2.03412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0.72513" calcext:value-type="float">
            <text:p>0.72513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-0.108872" calcext:value-type="float">
            <text:p>-0.108872</text:p>
          </table:table-cell>
        </table:table-row>
        <table:table-row table:style-name="ro1">
          <table:table-cell office:value-type="float" office:value="8.985" calcext:value-type="float">
            <text:p>8.985</text:p>
          </table:table-cell>
          <table:table-cell office:value-type="float" office:value="1.79207" calcext:value-type="float">
            <text:p>1.7920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958667" calcext:value-type="float">
            <text:p>0.958667</text:p>
          </table:table-cell>
        </table:table-row>
        <table:table-row table:style-name="ro1">
          <table:table-cell office:value-type="float" office:value="8.995" calcext:value-type="float">
            <text:p>8.995</text:p>
          </table:table-cell>
          <table:table-cell office:value-type="float" office:value="0.719626" calcext:value-type="float">
            <text:p>0.71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7236" calcext:value-type="float">
            <text:p>0.837236</text:p>
          </table:table-cell>
        </table:table-row>
        <table:table-row table:style-name="ro1">
          <table:table-cell office:value-type="float" office:value="9.005" calcext:value-type="float">
            <text:p>9.005</text:p>
          </table:table-cell>
          <table:table-cell office:value-type="float" office:value="-0.115717" calcext:value-type="float">
            <text:p>-0.11571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2.85581" calcext:value-type="float">
            <text:p>2.85581</text:p>
          </table:table-cell>
        </table:table-row>
        <table:table-row table:style-name="ro1">
          <table:table-cell office:value-type="float" office:value="9.015" calcext:value-type="float">
            <text:p>9.015</text:p>
          </table:table-cell>
          <table:table-cell office:value-type="float" office:value="-0.117592" calcext:value-type="float">
            <text:p>-0.11759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-0.357332" calcext:value-type="float">
            <text:p>-0.357332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2.01916" calcext:value-type="float">
            <text:p>2.01916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710074" calcext:value-type="float">
            <text:p>0.710074</text:p>
          </table:table-cell>
        </table:table-row>
        <table:table-row table:style-name="ro1">
          <table:table-cell office:value-type="float" office:value="9.035" calcext:value-type="float">
            <text:p>9.035</text:p>
          </table:table-cell>
          <table:table-cell office:value-type="float" office:value="-0.124068" calcext:value-type="float">
            <text:p>-0.124068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.84743" calcext:value-type="float">
            <text:p>2.84743</text:p>
          </table:table-cell>
        </table:table-row>
        <table:table-row table:style-name="ro1">
          <table:table-cell office:value-type="float" office:value="9.045" calcext:value-type="float">
            <text:p>9.045</text:p>
          </table:table-cell>
          <table:table-cell office:value-type="float" office:value="-0.24498" calcext:value-type="float">
            <text:p>-0.24498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942603" calcext:value-type="float">
            <text:p>0.942603</text:p>
          </table:table-cell>
        </table:table-row>
        <table:table-row table:style-name="ro1">
          <table:table-cell office:value-type="float" office:value="9.055" calcext:value-type="float">
            <text:p>9.055</text:p>
          </table:table-cell>
          <table:table-cell office:value-type="float" office:value="0.703461" calcext:value-type="float">
            <text:p>0.703461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939935" calcext:value-type="float">
            <text:p>0.939935</text:p>
          </table:table-cell>
        </table:table-row>
        <table:table-row table:style-name="ro1">
          <table:table-cell office:value-type="float" office:value="9.065" calcext:value-type="float">
            <text:p>9.065</text:p>
          </table:table-cell>
          <table:table-cell office:value-type="float" office:value="0.700777" calcext:value-type="float">
            <text:p>0.70077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818271" calcext:value-type="float">
            <text:p>0.818271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0.935836" calcext:value-type="float">
            <text:p>0.935836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-0.374034" calcext:value-type="float">
            <text:p>-0.374034</text:p>
          </table:table-cell>
        </table:table-row>
        <table:table-row table:style-name="ro1">
          <table:table-cell office:value-type="float" office:value="9.085" calcext:value-type="float">
            <text:p>9.085</text:p>
          </table:table-cell>
          <table:table-cell office:value-type="float" office:value="2.00236" calcext:value-type="float">
            <text:p>2.00236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76387" calcext:value-type="float">
            <text:p>1.76387</text:p>
          </table:table-cell>
        </table:table-row>
        <table:table-row table:style-name="ro1">
          <table:table-cell office:value-type="float" office:value="9.095" calcext:value-type="float">
            <text:p>9.095</text:p>
          </table:table-cell>
          <table:table-cell office:value-type="float" office:value="-1.21037" calcext:value-type="float">
            <text:p>-1.2103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76036" calcext:value-type="float">
            <text:p>1.76036</text:p>
          </table:table-cell>
        </table:table-row>
        <table:table-row table:style-name="ro1">
          <table:table-cell office:value-type="float" office:value="9.105" calcext:value-type="float">
            <text:p>9.105</text:p>
          </table:table-cell>
          <table:table-cell office:value-type="float" office:value="1.87852" calcext:value-type="float">
            <text:p>1.87852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-1.21464" calcext:value-type="float">
            <text:p>-1.21464</text:p>
          </table:table-cell>
        </table:table-row>
        <table:table-row table:style-name="ro1">
          <table:table-cell office:value-type="float" office:value="9.115" calcext:value-type="float">
            <text:p>9.115</text:p>
          </table:table-cell>
          <table:table-cell office:value-type="float" office:value="2.82678" calcext:value-type="float">
            <text:p>2.826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146778" calcext:value-type="float">
            <text:p>-0.146778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0.683951" calcext:value-type="float">
            <text:p>0.683951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801352" calcext:value-type="float">
            <text:p>0.801352</text:p>
          </table:table-cell>
        </table:table-row>
        <table:table-row table:style-name="ro1">
          <table:table-cell office:value-type="float" office:value="9.135" calcext:value-type="float">
            <text:p>9.135</text:p>
          </table:table-cell>
          <table:table-cell office:value-type="float" office:value="0.918828" calcext:value-type="float">
            <text:p>0.918828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679553" calcext:value-type="float">
            <text:p>0.679553</text:p>
          </table:table-cell>
        </table:table-row>
        <table:table-row table:style-name="ro1">
          <table:table-cell office:value-type="float" office:value="9.145" calcext:value-type="float">
            <text:p>9.145</text:p>
          </table:table-cell>
          <table:table-cell office:value-type="float" office:value="0.915901" calcext:value-type="float">
            <text:p>0.91590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676611" calcext:value-type="float">
            <text:p>0.676611</text:p>
          </table:table-cell>
        </table:table-row>
        <table:table-row table:style-name="ro1">
          <table:table-cell office:value-type="float" office:value="9.155" calcext:value-type="float">
            <text:p>9.155</text:p>
          </table:table-cell>
          <table:table-cell office:value-type="float" office:value="0.912945" calcext:value-type="float">
            <text:p>0.912945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673639" calcext:value-type="float">
            <text:p>0.673639</text:p>
          </table:table-cell>
        </table:table-row>
        <table:table-row table:style-name="ro1">
          <table:table-cell office:value-type="float" office:value="9.165" calcext:value-type="float">
            <text:p>9.165</text:p>
          </table:table-cell>
          <table:table-cell office:value-type="float" office:value="-0.160795" calcext:value-type="float">
            <text:p>-0.160795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2.8106" calcext:value-type="float">
            <text:p>2.8106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-1.35277" calcext:value-type="float">
            <text:p>-1.35277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9.185" calcext:value-type="float">
            <text:p>9.185</text:p>
          </table:table-cell>
          <table:table-cell office:value-type="float" office:value="-0.405522" calcext:value-type="float">
            <text:p>-0.405522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97072" calcext:value-type="float">
            <text:p>1.97072</text:p>
          </table:table-cell>
        </table:table-row>
        <table:table-row table:style-name="ro1">
          <table:table-cell office:value-type="float" office:value="9.195" calcext:value-type="float">
            <text:p>9.195</text:p>
          </table:table-cell>
          <table:table-cell office:value-type="float" office:value="0.661369" calcext:value-type="float">
            <text:p>0.66136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897631" calcext:value-type="float">
            <text:p>0.897631</text:p>
          </table:table-cell>
        </table:table-row>
        <table:table-row table:style-name="ro1">
          <table:table-cell office:value-type="float" office:value="9.205" calcext:value-type="float">
            <text:p>9.205</text:p>
          </table:table-cell>
          <table:table-cell office:value-type="float" office:value="-0.412539" calcext:value-type="float">
            <text:p>-0.412539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96367" calcext:value-type="float">
            <text:p>1.96367</text:p>
          </table:table-cell>
        </table:table-row>
        <table:table-row table:style-name="ro1">
          <table:table-cell office:value-type="float" office:value="9.215" calcext:value-type="float">
            <text:p>9.215</text:p>
          </table:table-cell>
          <table:table-cell office:value-type="float" office:value="0.654287" calcext:value-type="float">
            <text:p>0.654287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890517" calcext:value-type="float">
            <text:p>0.890517</text:p>
          </table:table-cell>
        </table:table-row>
        <table:table-row table:style-name="ro1">
          <table:table-cell office:value-type="float" office:value="9.225" calcext:value-type="float">
            <text:p>9.225</text:p>
          </table:table-cell>
          <table:table-cell office:value-type="float" office:value="0.651102" calcext:value-type="float">
            <text:p>0.651102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-0.18349" calcext:value-type="float">
            <text:p>-0.18349</text:p>
          </table:table-cell>
        </table:table-row>
        <table:table-row table:style-name="ro1">
          <table:table-cell office:value-type="float" office:value="9.235" calcext:value-type="float">
            <text:p>9.235</text:p>
          </table:table-cell>
          <table:table-cell office:value-type="float" office:value="1.71704" calcext:value-type="float">
            <text:p>1.717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764278" calcext:value-type="float">
            <text:p>0.764278</text:p>
          </table:table-cell>
        </table:table-row>
        <table:table-row table:style-name="ro1">
          <table:table-cell office:value-type="float" office:value="9.245" calcext:value-type="float">
            <text:p>9.245</text:p>
          </table:table-cell>
          <table:table-cell office:value-type="float" office:value="0.881583" calcext:value-type="float">
            <text:p>0.88158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642127" calcext:value-type="float">
            <text:p>0.642127</text:p>
          </table:table-cell>
        </table:table-row>
        <table:table-row table:style-name="ro1">
          <table:table-cell office:value-type="float" office:value="9.255" calcext:value-type="float">
            <text:p>9.255</text:p>
          </table:table-cell>
          <table:table-cell office:value-type="float" office:value="-0.192524" calcext:value-type="float">
            <text:p>-0.19252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70796" calcext:value-type="float">
            <text:p>1.70796</text:p>
          </table:table-cell>
        </table:table-row>
        <table:table-row table:style-name="ro1">
          <table:table-cell office:value-type="float" office:value="9.265" calcext:value-type="float">
            <text:p>9.265</text:p>
          </table:table-cell>
          <table:table-cell office:value-type="float" office:value="0.874144" calcext:value-type="float">
            <text:p>0.874144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634656" calcext:value-type="float">
            <text:p>0.634656</text:p>
          </table:table-cell>
        </table:table-row>
        <table:table-row table:style-name="ro1">
          <table:table-cell office:value-type="float" office:value="9.275" calcext:value-type="float">
            <text:p>9.275</text:p>
          </table:table-cell>
          <table:table-cell office:value-type="float" office:value="0.870803" calcext:value-type="float">
            <text:p>0.87080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0.439549" calcext:value-type="float">
            <text:p>-0.439549</text:p>
          </table:table-cell>
        </table:table-row>
        <table:table-row table:style-name="ro1">
          <table:table-cell office:value-type="float" office:value="9.285" calcext:value-type="float">
            <text:p>9.285</text:p>
          </table:table-cell>
          <table:table-cell office:value-type="float" office:value="1.93654" calcext:value-type="float">
            <text:p>1.93654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627041" calcext:value-type="float">
            <text:p>0.627041</text:p>
          </table:table-cell>
        </table:table-row>
        <table:table-row table:style-name="ro1">
          <table:table-cell office:value-type="float" office:value="9.295" calcext:value-type="float">
            <text:p>9.295</text:p>
          </table:table-cell>
          <table:table-cell office:value-type="float" office:value="0.744173" calcext:value-type="float">
            <text:p>0.74417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861396" calcext:value-type="float">
            <text:p>0.861396</text:p>
          </table:table-cell>
        </table:table-row>
        <table:table-row table:style-name="ro1">
          <table:table-cell office:value-type="float" office:value="9.305" calcext:value-type="float">
            <text:p>9.305</text:p>
          </table:table-cell>
          <table:table-cell office:value-type="float" office:value="0.621853" calcext:value-type="float">
            <text:p>0.621853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1.92882" calcext:value-type="float">
            <text:p>1.92882</text:p>
          </table:table-cell>
        </table:table-row>
        <table:table-row table:style-name="ro1">
          <table:table-cell office:value-type="float" office:value="9.315" calcext:value-type="float">
            <text:p>9.315</text:p>
          </table:table-cell>
          <table:table-cell office:value-type="float" office:value="-0.450697" calcext:value-type="float">
            <text:p>-0.45069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736384" calcext:value-type="float">
            <text:p>0.736384</text:p>
          </table:table-cell>
        </table:table-row>
        <table:table-row table:style-name="ro1">
          <table:table-cell office:value-type="float" office:value="9.325" calcext:value-type="float">
            <text:p>9.325</text:p>
          </table:table-cell>
          <table:table-cell office:value-type="float" office:value="0.853577" calcext:value-type="float">
            <text:p>0.85357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614002" calcext:value-type="float">
            <text:p>0.614002</text:p>
          </table:table-cell>
        </table:table-row>
        <table:table-row table:style-name="ro1">
          <table:table-cell office:value-type="float" office:value="9.335" calcext:value-type="float">
            <text:p>9.335</text:p>
          </table:table-cell>
          <table:table-cell office:value-type="float" office:value="0.850068" calcext:value-type="float">
            <text:p>0.850068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610479" calcext:value-type="float">
            <text:p>0.610479</text:p>
          </table:table-cell>
        </table:table-row>
        <table:table-row table:style-name="ro1">
          <table:table-cell office:value-type="float" office:value="9.345" calcext:value-type="float">
            <text:p>9.345</text:p>
          </table:table-cell>
          <table:table-cell office:value-type="float" office:value="0.727544" calcext:value-type="float">
            <text:p>0.727544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44703" calcext:value-type="float">
            <text:p>0.844703</text:p>
          </table:table-cell>
        </table:table-row>
        <table:table-row table:style-name="ro1">
          <table:table-cell office:value-type="float" office:value="9.355" calcext:value-type="float">
            <text:p>9.355</text:p>
          </table:table-cell>
          <table:table-cell office:value-type="float" office:value="0.605093" calcext:value-type="float">
            <text:p>0.60509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41126" calcext:value-type="float">
            <text:p>0.841126</text:p>
          </table:table-cell>
        </table:table-row>
        <table:table-row table:style-name="ro1">
          <table:table-cell office:value-type="float" office:value="9.365" calcext:value-type="float">
            <text:p>9.365</text:p>
          </table:table-cell>
          <table:table-cell office:value-type="float" office:value="0.601502" calcext:value-type="float">
            <text:p>0.601502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37522" calcext:value-type="float">
            <text:p>0.837522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-0.473032" calcext:value-type="float">
            <text:p>-0.473032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90293" calcext:value-type="float">
            <text:p>1.90293</text:p>
          </table:table-cell>
        </table:table-row>
        <table:table-row table:style-name="ro1">
          <table:table-cell office:value-type="float" office:value="9.385" calcext:value-type="float">
            <text:p>9.385</text:p>
          </table:table-cell>
          <table:table-cell office:value-type="float" office:value="0.593298" calcext:value-type="float">
            <text:p>0.593298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710297" calcext:value-type="float">
            <text:p>0.710297</text:p>
          </table:table-cell>
        </table:table-row>
        <table:table-row table:style-name="ro1">
          <table:table-cell office:value-type="float" office:value="9.395" calcext:value-type="float">
            <text:p>9.395</text:p>
          </table:table-cell>
          <table:table-cell office:value-type="float" office:value="1.89832" calcext:value-type="float">
            <text:p>1.8983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.55224" calcext:value-type="float">
            <text:p>-1.55224</text:p>
          </table:table-cell>
        </table:table-row>
        <table:table-row table:style-name="ro1">
          <table:table-cell office:value-type="float" office:value="9.405" calcext:value-type="float">
            <text:p>9.405</text:p>
          </table:table-cell>
          <table:table-cell office:value-type="float" office:value="1.89367" calcext:value-type="float">
            <text:p>1.89367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9.415" calcext:value-type="float">
            <text:p>9.415</text:p>
          </table:table-cell>
          <table:table-cell office:value-type="float" office:value="0.819959" calcext:value-type="float">
            <text:p>0.81995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580256" calcext:value-type="float">
            <text:p>0.580256</text:p>
          </table:table-cell>
        </table:table-row>
        <table:table-row table:style-name="ro1">
          <table:table-cell office:value-type="float" office:value="9.425" calcext:value-type="float">
            <text:p>9.425</text:p>
          </table:table-cell>
          <table:table-cell office:value-type="float" office:value="0.697207" calcext:value-type="float">
            <text:p>0.69720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81426" calcext:value-type="float">
            <text:p>0.81426</text:p>
          </table:table-cell>
        </table:table-row>
        <table:table-row table:style-name="ro1">
          <table:table-cell office:value-type="float" office:value="9.435" calcext:value-type="float">
            <text:p>9.435</text:p>
          </table:table-cell>
          <table:table-cell office:value-type="float" office:value="0.574537" calcext:value-type="float">
            <text:p>0.574537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-1.33146" calcext:value-type="float">
            <text:p>-1.33146</text:p>
          </table:table-cell>
        </table:table-row>
        <table:table-row table:style-name="ro1">
          <table:table-cell office:value-type="float" office:value="9.445" calcext:value-type="float">
            <text:p>9.445</text:p>
          </table:table-cell>
          <table:table-cell office:value-type="float" office:value="1.75675" calcext:value-type="float">
            <text:p>1.7567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.63588" calcext:value-type="float">
            <text:p>1.63588</text:p>
          </table:table-cell>
        </table:table-row>
        <table:table-row table:style-name="ro1">
          <table:table-cell office:value-type="float" office:value="9.455" calcext:value-type="float">
            <text:p>9.455</text:p>
          </table:table-cell>
          <table:table-cell office:value-type="float" office:value="0.682803" calcext:value-type="float">
            <text:p>0.682803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-0.271172" calcext:value-type="float">
            <text:p>-0.271172</text:p>
          </table:table-cell>
        </table:table-row>
        <table:table-row table:style-name="ro1">
          <table:table-cell office:value-type="float" office:value="9.465" calcext:value-type="float">
            <text:p>9.465</text:p>
          </table:table-cell>
          <table:table-cell office:value-type="float" office:value="1.74801" calcext:value-type="float">
            <text:p>1.74801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557136" calcext:value-type="float">
            <text:p>0.557136</text:p>
          </table:table-cell>
        </table:table-row>
        <table:table-row table:style-name="ro1">
          <table:table-cell office:value-type="float" office:value="9.475" calcext:value-type="float">
            <text:p>9.475</text:p>
          </table:table-cell>
          <table:table-cell office:value-type="float" office:value="0.674008" calcext:value-type="float">
            <text:p>0.674008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790985" calcext:value-type="float">
            <text:p>0.790985</text:p>
          </table:table-cell>
        </table:table-row>
        <table:table-row table:style-name="ro1">
          <table:table-cell office:value-type="float" office:value="9.485" calcext:value-type="float">
            <text:p>9.485</text:p>
          </table:table-cell>
          <table:table-cell office:value-type="float" office:value="0.551183" calcext:value-type="float">
            <text:p>0.551183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787036" calcext:value-type="float">
            <text:p>0.787036</text:p>
          </table:table-cell>
        </table:table-row>
        <table:table-row table:style-name="ro1">
          <table:table-cell office:value-type="float" office:value="9.495" calcext:value-type="float">
            <text:p>9.495</text:p>
          </table:table-cell>
          <table:table-cell office:value-type="float" office:value="-0.523783" calcext:value-type="float">
            <text:p>-0.52378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80402" calcext:value-type="float">
            <text:p>2.80402</text:p>
          </table:table-cell>
        </table:table-row>
        <table:table-row table:style-name="ro1">
          <table:table-cell office:value-type="float" office:value="9.505" calcext:value-type="float">
            <text:p>9.505</text:p>
          </table:table-cell>
          <table:table-cell office:value-type="float" office:value="-1.35998" calcext:value-type="float">
            <text:p>-1.35998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1.61012" calcext:value-type="float">
            <text:p>1.61012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 office:value-type="float" office:value="0.77596" calcext:value-type="float">
            <text:p>0.77596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53611" calcext:value-type="float">
            <text:p>0.53611</text:p>
          </table:table-cell>
        </table:table-row>
        <table:table-row table:style-name="ro1">
          <table:table-cell office:value-type="float" office:value="9.525" calcext:value-type="float">
            <text:p>9.525</text:p>
          </table:table-cell>
          <table:table-cell office:value-type="float" office:value="0.771917" calcext:value-type="float">
            <text:p>0.77191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532054" calcext:value-type="float">
            <text:p>0.532054</text:p>
          </table:table-cell>
        </table:table-row>
        <table:table-row table:style-name="ro1">
          <table:table-cell office:value-type="float" office:value="9.535" calcext:value-type="float">
            <text:p>9.535</text:p>
          </table:table-cell>
          <table:table-cell office:value-type="float" office:value="0.767849" calcext:value-type="float">
            <text:p>0.767849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527975" calcext:value-type="float">
            <text:p>0.527975</text:p>
          </table:table-cell>
        </table:table-row>
        <table:table-row table:style-name="ro1">
          <table:table-cell office:value-type="float" office:value="9.545" calcext:value-type="float">
            <text:p>9.545</text:p>
          </table:table-cell>
          <table:table-cell office:value-type="float" office:value="0.644754" calcext:value-type="float">
            <text:p>0.644754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761644" calcext:value-type="float">
            <text:p>0.761644</text:p>
          </table:table-cell>
        </table:table-row>
        <table:table-row table:style-name="ro1">
          <table:table-cell office:value-type="float" office:value="9.555" calcext:value-type="float">
            <text:p>9.555</text:p>
          </table:table-cell>
          <table:table-cell office:value-type="float" office:value="0.521751" calcext:value-type="float">
            <text:p>0.521751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757516" calcext:value-type="float">
            <text:p>0.757516</text:p>
          </table:table-cell>
        </table:table-row>
        <table:table-row table:style-name="ro1">
          <table:table-cell office:value-type="float" office:value="9.565" calcext:value-type="float">
            <text:p>9.565</text:p>
          </table:table-cell>
          <table:table-cell office:value-type="float" office:value="0.517611" calcext:value-type="float">
            <text:p>0.517611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753365" calcext:value-type="float">
            <text:p>0.753365</text:p>
          </table:table-cell>
        </table:table-row>
        <table:table-row table:style-name="ro1">
          <table:table-cell office:value-type="float" office:value="9.575" calcext:value-type="float">
            <text:p>9.575</text:p>
          </table:table-cell>
          <table:table-cell office:value-type="float" office:value="0.513447" calcext:value-type="float">
            <text:p>0.513447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630183" calcext:value-type="float">
            <text:p>0.630183</text:p>
          </table:table-cell>
        </table:table-row>
        <table:table-row table:style-name="ro1">
          <table:table-cell office:value-type="float" office:value="9.585" calcext:value-type="float">
            <text:p>9.585</text:p>
          </table:table-cell>
          <table:table-cell office:value-type="float" office:value="0.747033" calcext:value-type="float">
            <text:p>0.747033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507096" calcext:value-type="float">
            <text:p>0.507096</text:p>
          </table:table-cell>
        </table:table-row>
        <table:table-row table:style-name="ro1">
          <table:table-cell office:value-type="float" office:value="9.595" calcext:value-type="float">
            <text:p>9.595</text:p>
          </table:table-cell>
          <table:table-cell office:value-type="float" office:value="0.742822" calcext:value-type="float">
            <text:p>0.7428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57394" calcext:value-type="float">
            <text:p>1.57394</text:p>
          </table:table-cell>
        </table:table-row>
        <table:table-row table:style-name="ro1">
          <table:table-cell office:value-type="float" office:value="9.605" calcext:value-type="float">
            <text:p>9.605</text:p>
          </table:table-cell>
          <table:table-cell office:value-type="float" office:value="-0.449311" calcext:value-type="float">
            <text:p>-0.449311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737495" calcext:value-type="float">
            <text:p>0.737495</text:p>
          </table:table-cell>
        </table:table-row>
        <table:table-row table:style-name="ro1">
          <table:table-cell office:value-type="float" office:value="9.615" calcext:value-type="float">
            <text:p>9.615</text:p>
          </table:table-cell>
          <table:table-cell office:value-type="float" office:value="0.497532" calcext:value-type="float">
            <text:p>0.497532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614223" calcext:value-type="float">
            <text:p>0.614223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0.73103" calcext:value-type="float">
            <text:p>0.73103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491049" calcext:value-type="float">
            <text:p>0.491049</text:p>
          </table:table-cell>
        </table:table-row>
        <table:table-row table:style-name="ro1">
          <table:table-cell office:value-type="float" office:value="9.635" calcext:value-type="float">
            <text:p>9.635</text:p>
          </table:table-cell>
          <table:table-cell office:value-type="float" office:value="0.726732" calcext:value-type="float">
            <text:p>0.726732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48674" calcext:value-type="float">
            <text:p>0.48674</text:p>
          </table:table-cell>
        </table:table-row>
        <table:table-row table:style-name="ro1">
          <table:table-cell office:value-type="float" office:value="9.645" calcext:value-type="float">
            <text:p>9.645</text:p>
          </table:table-cell>
          <table:table-cell office:value-type="float" office:value="0.722412" calcext:value-type="float">
            <text:p>0.722412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482407" calcext:value-type="float">
            <text:p>0.482407</text:p>
          </table:table-cell>
        </table:table-row>
        <table:table-row table:style-name="ro1">
          <table:table-cell office:value-type="float" office:value="9.655" calcext:value-type="float">
            <text:p>9.655</text:p>
          </table:table-cell>
          <table:table-cell office:value-type="float" office:value="-0.353033" calcext:value-type="float">
            <text:p>-0.353033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.61802" calcext:value-type="float">
            <text:p>2.61802</text:p>
          </table:table-cell>
        </table:table-row>
        <table:table-row table:style-name="ro1">
          <table:table-cell office:value-type="float" office:value="9.665" calcext:value-type="float">
            <text:p>9.665</text:p>
          </table:table-cell>
          <table:table-cell office:value-type="float" office:value="-0.47529" calcext:value-type="float">
            <text:p>-0.47529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-0.359661" calcext:value-type="float">
            <text:p>-0.359661</text:p>
          </table:table-cell>
        </table:table-row>
        <table:table-row table:style-name="ro1">
          <table:table-cell office:value-type="float" office:value="9.675" calcext:value-type="float">
            <text:p>9.675</text:p>
          </table:table-cell>
          <table:table-cell office:value-type="float" office:value="1.54027" calcext:value-type="float">
            <text:p>1.5402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-0.365202" calcext:value-type="float">
            <text:p>-0.365202</text:p>
          </table:table-cell>
        </table:table-row>
        <table:table-row table:style-name="ro1">
          <table:table-cell office:value-type="float" office:value="9.685" calcext:value-type="float">
            <text:p>9.685</text:p>
          </table:table-cell>
          <table:table-cell office:value-type="float" office:value="-0.488521" calcext:value-type="float">
            <text:p>-0.488521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2.60025" calcext:value-type="float">
            <text:p>2.60025</text:p>
          </table:table-cell>
        </table:table-row>
        <table:table-row table:style-name="ro1">
          <table:table-cell office:value-type="float" office:value="9.695" calcext:value-type="float">
            <text:p>9.695</text:p>
          </table:table-cell>
          <table:table-cell office:value-type="float" office:value="0.695893" calcext:value-type="float">
            <text:p>0.69589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455821" calcext:value-type="float">
            <text:p>0.455821</text:p>
          </table:table-cell>
        </table:table-row>
        <table:table-row table:style-name="ro1">
          <table:table-cell office:value-type="float" office:value="9.705" calcext:value-type="float">
            <text:p>9.705</text:p>
          </table:table-cell>
          <table:table-cell office:value-type="float" office:value="0.572403" calcext:value-type="float">
            <text:p>0.572403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-1.45317" calcext:value-type="float">
            <text:p>-1.45317</text:p>
          </table:table-cell>
        </table:table-row>
        <table:table-row table:style-name="ro1">
          <table:table-cell office:value-type="float" office:value="9.715" calcext:value-type="float">
            <text:p>9.715</text:p>
          </table:table-cell>
          <table:table-cell office:value-type="float" office:value="3.6578" calcext:value-type="float">
            <text:p>3.6578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386544" calcext:value-type="float">
            <text:p>-0.386544</text:p>
          </table:table-cell>
        </table:table-row>
        <table:table-row table:style-name="ro1">
          <table:table-cell office:value-type="float" office:value="9.725" calcext:value-type="float">
            <text:p>9.725</text:p>
          </table:table-cell>
          <table:table-cell office:value-type="float" office:value="0.443335" calcext:value-type="float">
            <text:p>0.443335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678904" calcext:value-type="float">
            <text:p>0.678904</text:p>
          </table:table-cell>
        </table:table-row>
        <table:table-row table:style-name="ro1">
          <table:table-cell office:value-type="float" office:value="9.735" calcext:value-type="float">
            <text:p>9.735</text:p>
          </table:table-cell>
          <table:table-cell office:value-type="float" office:value="-0.632364" calcext:value-type="float">
            <text:p>-0.63236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.81431" calcext:value-type="float">
            <text:p>2.81431</text:p>
          </table:table-cell>
        </table:table-row>
        <table:table-row table:style-name="ro1">
          <table:table-cell office:value-type="float" office:value="9.745" calcext:value-type="float">
            <text:p>9.745</text:p>
          </table:table-cell>
          <table:table-cell office:value-type="float" office:value="-1.70692" calcext:value-type="float">
            <text:p>-1.7069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73857" calcext:value-type="float">
            <text:p>1.73857</text:p>
          </table:table-cell>
        </table:table-row>
        <table:table-row table:style-name="ro1">
          <table:table-cell office:value-type="float" office:value="9.755" calcext:value-type="float">
            <text:p>9.755</text:p>
          </table:table-cell>
          <table:table-cell office:value-type="float" office:value="-0.64271" calcext:value-type="float">
            <text:p>-0.64271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.73279" calcext:value-type="float">
            <text:p>1.73279</text:p>
          </table:table-cell>
        </table:table-row>
        <table:table-row table:style-name="ro1">
          <table:table-cell office:value-type="float" office:value="9.765" calcext:value-type="float">
            <text:p>9.765</text:p>
          </table:table-cell>
          <table:table-cell office:value-type="float" office:value="0.422654" calcext:value-type="float">
            <text:p>0.42265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539158" calcext:value-type="float">
            <text:p>0.539158</text:p>
          </table:table-cell>
        </table:table-row>
        <table:table-row table:style-name="ro1">
          <table:table-cell office:value-type="float" office:value="9.775" calcext:value-type="float">
            <text:p>9.775</text:p>
          </table:table-cell>
          <table:table-cell office:value-type="float" office:value="0.65579" calcext:value-type="float">
            <text:p>0.65579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536537" calcext:value-type="float">
            <text:p>-0.536537</text:p>
          </table:table-cell>
        </table:table-row>
        <table:table-row table:style-name="ro1">
          <table:table-cell office:value-type="float" office:value="9.785" calcext:value-type="float">
            <text:p>9.785</text:p>
          </table:table-cell>
          <table:table-cell office:value-type="float" office:value="2.55332" calcext:value-type="float">
            <text:p>2.55332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-0.540139" calcext:value-type="float">
            <text:p>-0.540139</text:p>
          </table:table-cell>
        </table:table-row>
        <table:table-row table:style-name="ro1">
          <table:table-cell office:value-type="float" office:value="9.795" calcext:value-type="float">
            <text:p>9.795</text:p>
          </table:table-cell>
          <table:table-cell office:value-type="float" office:value="0.646455" calcext:value-type="float">
            <text:p>0.64645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406268" calcext:value-type="float">
            <text:p>0.406268</text:p>
          </table:table-cell>
        </table:table-row>
        <table:table-row table:style-name="ro1">
          <table:table-cell office:value-type="float" office:value="9.805" calcext:value-type="float">
            <text:p>9.805</text:p>
          </table:table-cell>
          <table:table-cell office:value-type="float" office:value="-0.429435" calcext:value-type="float">
            <text:p>-0.42943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399132" calcext:value-type="float">
            <text:p>0.399132</text:p>
          </table:table-cell>
        </table:table-row>
        <table:table-row table:style-name="ro1">
          <table:table-cell office:value-type="float" office:value="9.815" calcext:value-type="float">
            <text:p>9.815</text:p>
          </table:table-cell>
          <table:table-cell office:value-type="float" office:value="2.65677" calcext:value-type="float">
            <text:p>2.6567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-0.436592" calcext:value-type="float">
            <text:p>-0.436592</text:p>
          </table:table-cell>
        </table:table-row>
        <table:table-row table:style-name="ro1">
          <table:table-cell office:value-type="float" office:value="9.825" calcext:value-type="float">
            <text:p>9.825</text:p>
          </table:table-cell>
          <table:table-cell office:value-type="float" office:value="0.393174" calcext:value-type="float">
            <text:p>0.393174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628638" calcext:value-type="float">
            <text:p>0.628638</text:p>
          </table:table-cell>
        </table:table-row>
        <table:table-row table:style-name="ro1">
          <table:table-cell office:value-type="float" office:value="9.835" calcext:value-type="float">
            <text:p>9.835</text:p>
          </table:table-cell>
          <table:table-cell office:value-type="float" office:value="0.388414" calcext:value-type="float">
            <text:p>0.38841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623868" calcext:value-type="float">
            <text:p>0.623868</text:p>
          </table:table-cell>
        </table:table-row>
        <table:table-row table:style-name="ro1">
          <table:table-cell office:value-type="float" office:value="9.845" calcext:value-type="float">
            <text:p>9.845</text:p>
          </table:table-cell>
          <table:table-cell office:value-type="float" office:value="-0.687579" calcext:value-type="float">
            <text:p>-0.687579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5.69169" calcext:value-type="float">
            <text:p>-5.69169</text:p>
          </table:table-cell>
        </table:table-row>
        <table:table-row table:style-name="ro1">
          <table:table-cell office:value-type="float" office:value="9.855" calcext:value-type="float">
            <text:p>9.855</text:p>
          </table:table-cell>
          <table:table-cell office:value-type="float" office:value="6.78783" calcext:value-type="float">
            <text:p>6.78783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-0.707041" calcext:value-type="float">
            <text:p>-0.707041</text:p>
          </table:table-cell>
        </table:table-row>
        <table:table-row table:style-name="ro1">
          <table:table-cell office:value-type="float" office:value="9.865" calcext:value-type="float">
            <text:p>9.865</text:p>
          </table:table-cell>
          <table:table-cell office:value-type="float" office:value="3.80954" calcext:value-type="float">
            <text:p>3.80954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-1.7819" calcext:value-type="float">
            <text:p>-1.7819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1.66344" calcext:value-type="float">
            <text:p>1.6634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-0.718073" calcext:value-type="float">
            <text:p>-0.718073</text:p>
          </table:table-cell>
        </table:table-row>
        <table:table-row table:style-name="ro1">
          <table:table-cell office:value-type="float" office:value="9.885" calcext:value-type="float">
            <text:p>9.885</text:p>
          </table:table-cell>
          <table:table-cell office:value-type="float" office:value="2.72852" calcext:value-type="float">
            <text:p>2.72852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-0.721724" calcext:value-type="float">
            <text:p>-0.721724</text:p>
          </table:table-cell>
        </table:table-row>
        <table:table-row table:style-name="ro1">
          <table:table-cell office:value-type="float" office:value="9.895" calcext:value-type="float">
            <text:p>9.895</text:p>
          </table:table-cell>
          <table:table-cell office:value-type="float" office:value="-0.487611" calcext:value-type="float">
            <text:p>-0.48761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730468" calcext:value-type="float">
            <text:p>-0.730468</text:p>
          </table:table-cell>
        </table:table-row>
        <table:table-row table:style-name="ro1">
          <table:table-cell office:value-type="float" office:value="9.905" calcext:value-type="float">
            <text:p>9.905</text:p>
          </table:table-cell>
          <table:table-cell office:value-type="float" office:value="1.64359" calcext:value-type="float">
            <text:p>1.64359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451025" calcext:value-type="float">
            <text:p>0.451025</text:p>
          </table:table-cell>
        </table:table-row>
        <table:table-row table:style-name="ro1">
          <table:table-cell office:value-type="float" office:value="9.915" calcext:value-type="float">
            <text:p>9.915</text:p>
          </table:table-cell>
          <table:table-cell office:value-type="float" office:value="1.39956" calcext:value-type="float">
            <text:p>1.39956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564927" calcext:value-type="float">
            <text:p>0.564927</text:p>
          </table:table-cell>
        </table:table-row>
        <table:table-row table:style-name="ro1">
          <table:table-cell office:value-type="float" office:value="9.925" calcext:value-type="float">
            <text:p>9.925</text:p>
          </table:table-cell>
          <table:table-cell office:value-type="float" office:value="-0.746685" calcext:value-type="float">
            <text:p>-0.746685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.62862" calcext:value-type="float">
            <text:p>1.62862</text:p>
          </table:table-cell>
        </table:table-row>
        <table:table-row table:style-name="ro1">
          <table:table-cell office:value-type="float" office:value="9.935" calcext:value-type="float">
            <text:p>9.935</text:p>
          </table:table-cell>
          <table:table-cell office:value-type="float" office:value="-0.752991" calcext:value-type="float">
            <text:p>-0.752991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6223" calcext:value-type="float">
            <text:p>1.6223</text:p>
          </table:table-cell>
        </table:table-row>
        <table:table-row table:style-name="ro1">
          <table:table-cell office:value-type="float" office:value="9.945" calcext:value-type="float">
            <text:p>9.945</text:p>
          </table:table-cell>
          <table:table-cell office:value-type="float" office:value="0.311955" calcext:value-type="float">
            <text:p>0.311955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428246" calcext:value-type="float">
            <text:p>0.428246</text:p>
          </table:table-cell>
        </table:table-row>
        <table:table-row table:style-name="ro1">
          <table:table-cell office:value-type="float" office:value="9.955" calcext:value-type="float">
            <text:p>9.955</text:p>
          </table:table-cell>
          <table:table-cell office:value-type="float" office:value="-2.55014" calcext:value-type="float">
            <text:p>-2.5501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.3203" calcext:value-type="float">
            <text:p>2.3203</text:p>
          </table:table-cell>
        </table:table-row>
        <table:table-row table:style-name="ro1">
          <table:table-cell office:value-type="float" office:value="9.965" calcext:value-type="float">
            <text:p>9.965</text:p>
          </table:table-cell>
          <table:table-cell office:value-type="float" office:value="0.533219" calcext:value-type="float">
            <text:p>0.533219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-0.660751" calcext:value-type="float">
            <text:p>-0.660751</text:p>
          </table:table-cell>
        </table:table-row>
        <table:table-row table:style-name="ro1">
          <table:table-cell office:value-type="float" office:value="9.975" calcext:value-type="float">
            <text:p>9.975</text:p>
          </table:table-cell>
          <table:table-cell office:value-type="float" office:value="1.35638" calcext:value-type="float">
            <text:p>1.35638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.59166" calcext:value-type="float">
            <text:p>1.59166</text:p>
          </table:table-cell>
        </table:table-row>
        <table:table-row table:style-name="ro1">
          <table:table-cell office:value-type="float" office:value="9.985" calcext:value-type="float">
            <text:p>9.985</text:p>
          </table:table-cell>
          <table:table-cell office:value-type="float" office:value="-2.81361" calcext:value-type="float">
            <text:p>-2.81361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.41344" calcext:value-type="float">
            <text:p>2.41344</text:p>
          </table:table-cell>
        </table:table-row>
        <table:table-row table:style-name="ro1">
          <table:table-cell office:value-type="float" office:value="9.995" calcext:value-type="float">
            <text:p>9.995</text:p>
          </table:table-cell>
          <table:table-cell office:value-type="float" office:value="-0.5639" calcext:value-type="float">
            <text:p>-0.5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2014" calcext:value-type="float">
            <text:p>0.382014</text:p>
          </table:table-cell>
        </table:table-row>
        <table:table-row table:style-name="ro1">
          <table:table-cell office:value-type="float" office:value="10.005" calcext:value-type="float">
            <text:p>10.005</text:p>
          </table:table-cell>
          <table:table-cell office:value-type="float" office:value="0.376819" calcext:value-type="float">
            <text:p>0.376819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371611" calcext:value-type="float">
            <text:p>0.371611</text:p>
          </table:table-cell>
        </table:table-row>
        <table:table-row table:style-name="ro1">
          <table:table-cell office:value-type="float" office:value="10.015" calcext:value-type="float">
            <text:p>10.015</text:p>
          </table:table-cell>
          <table:table-cell office:value-type="float" office:value="1.31868" calcext:value-type="float">
            <text:p>1.31868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.55391" calcext:value-type="float">
            <text:p>1.55391</text:p>
          </table:table-cell>
        </table:table-row>
        <table:table-row table:style-name="ro1">
          <table:table-cell office:value-type="float" office:value="10.025" calcext:value-type="float">
            <text:p>10.025</text:p>
          </table:table-cell>
          <table:table-cell office:value-type="float" office:value="0.243463" calcext:value-type="float">
            <text:p>0.243463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.43098" calcext:value-type="float">
            <text:p>1.43098</text:p>
          </table:table-cell>
        </table:table-row>
        <table:table-row table:style-name="ro1">
          <table:table-cell office:value-type="float" office:value="10.035" calcext:value-type="float">
            <text:p>10.035</text:p>
          </table:table-cell>
          <table:table-cell office:value-type="float" office:value="-0.592641" calcext:value-type="float">
            <text:p>-0.59264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236865" calcext:value-type="float">
            <text:p>0.236865</text:p>
          </table:table-cell>
        </table:table-row>
        <table:table-row table:style-name="ro1">
          <table:table-cell office:value-type="float" office:value="10.045" calcext:value-type="float">
            <text:p>10.045</text:p>
          </table:table-cell>
          <table:table-cell office:value-type="float" office:value="0.472084" calcext:value-type="float">
            <text:p>0.472084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231601" calcext:value-type="float">
            <text:p>0.231601</text:p>
          </table:table-cell>
        </table:table-row>
        <table:table-row table:style-name="ro1">
          <table:table-cell office:value-type="float" office:value="10.055" calcext:value-type="float">
            <text:p>10.055</text:p>
          </table:table-cell>
          <table:table-cell office:value-type="float" office:value="-0.604525" calcext:value-type="float">
            <text:p>-0.604525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223606" calcext:value-type="float">
            <text:p>0.223606</text:p>
          </table:table-cell>
        </table:table-row>
        <table:table-row table:style-name="ro1">
          <table:table-cell office:value-type="float" office:value="10.065" calcext:value-type="float">
            <text:p>10.065</text:p>
          </table:table-cell>
          <table:table-cell office:value-type="float" office:value="2.48109" calcext:value-type="float">
            <text:p>2.48109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-1.68388" calcext:value-type="float">
            <text:p>-1.68388</text:p>
          </table:table-cell>
        </table:table-row>
        <table:table-row table:style-name="ro1">
          <table:table-cell office:value-type="float" office:value="10.075" calcext:value-type="float">
            <text:p>10.075</text:p>
          </table:table-cell>
          <table:table-cell office:value-type="float" office:value="1.28556" calcext:value-type="float">
            <text:p>1.2855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450775" calcext:value-type="float">
            <text:p>0.450775</text:p>
          </table:table-cell>
        </table:table-row>
        <table:table-row table:style-name="ro1">
          <table:table-cell office:value-type="float" office:value="10.085" calcext:value-type="float">
            <text:p>10.085</text:p>
          </table:table-cell>
          <table:table-cell office:value-type="float" office:value="1.28162" calcext:value-type="float">
            <text:p>1.28162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-0.623158" calcext:value-type="float">
            <text:p>-0.623158</text:p>
          </table:table-cell>
        </table:table-row>
        <table:table-row table:style-name="ro1">
          <table:table-cell office:value-type="float" office:value="10.095" calcext:value-type="float">
            <text:p>10.095</text:p>
          </table:table-cell>
          <table:table-cell office:value-type="float" office:value="-0.865042" calcext:value-type="float">
            <text:p>-0.86504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5101" calcext:value-type="float">
            <text:p>1.5101</text:p>
          </table:table-cell>
        </table:table-row>
        <table:table-row table:style-name="ro1">
          <table:table-cell office:value-type="float" office:value="10.105" calcext:value-type="float">
            <text:p>10.105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315736" calcext:value-type="float">
            <text:p>0.315736</text:p>
          </table:table-cell>
        </table:table-row>
        <table:table-row table:style-name="ro1">
          <table:table-cell office:value-type="float" office:value="10.115" calcext:value-type="float">
            <text:p>10.115</text:p>
          </table:table-cell>
          <table:table-cell office:value-type="float" office:value="0.432023" calcext:value-type="float">
            <text:p>0.43202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-0.879868" calcext:value-type="float">
            <text:p>-0.879868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56662" calcext:value-type="float">
            <text:p>2.56662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1.95522" calcext:value-type="float">
            <text:p>-1.95522</text:p>
          </table:table-cell>
        </table:table-row>
        <table:table-row table:style-name="ro1">
          <table:table-cell office:value-type="float" office:value="10.135" calcext:value-type="float">
            <text:p>10.135</text:p>
          </table:table-cell>
          <table:table-cell office:value-type="float" office:value="0.418517" calcext:value-type="float">
            <text:p>0.41851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24795" calcext:value-type="float">
            <text:p>1.24795</text:p>
          </table:table-cell>
        </table:table-row>
        <table:table-row table:style-name="ro1">
          <table:table-cell office:value-type="float" office:value="10.145" calcext:value-type="float">
            <text:p>10.145</text:p>
          </table:table-cell>
          <table:table-cell office:value-type="float" office:value="1.48449" calcext:value-type="float">
            <text:p>1.48449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-1.96739" calcext:value-type="float">
            <text:p>-1.96739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1.4777" calcext:value-type="float">
            <text:p>1.4777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-0.904207" calcext:value-type="float">
            <text:p>-0.904207</text:p>
          </table:table-cell>
        </table:table-row>
        <table:table-row table:style-name="ro1">
          <table:table-cell office:value-type="float" office:value="10.165" calcext:value-type="float">
            <text:p>10.165</text:p>
          </table:table-cell>
          <table:table-cell office:value-type="float" office:value="2.42323" calcext:value-type="float">
            <text:p>2.42323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-0.670459" calcext:value-type="float">
            <text:p>-0.670459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-0.91242" calcext:value-type="float">
            <text:p>-0.91242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46268" calcext:value-type="float">
            <text:p>1.46268</text:p>
          </table:table-cell>
        </table:table-row>
        <table:table-row table:style-name="ro1">
          <table:table-cell office:value-type="float" office:value="10.185" calcext:value-type="float">
            <text:p>10.185</text:p>
          </table:table-cell>
          <table:table-cell office:value-type="float" office:value="1.2235" calcext:value-type="float">
            <text:p>1.2235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-1.75271" calcext:value-type="float">
            <text:p>-1.75271</text:p>
          </table:table-cell>
        </table:table-row>
        <table:table-row table:style-name="ro1">
          <table:table-cell office:value-type="float" office:value="10.195" calcext:value-type="float">
            <text:p>10.195</text:p>
          </table:table-cell>
          <table:table-cell office:value-type="float" office:value="1.21666" calcext:value-type="float">
            <text:p>1.2166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689584" calcext:value-type="float">
            <text:p>-0.689584</text:p>
          </table:table-cell>
        </table:table-row>
        <table:table-row table:style-name="ro1">
          <table:table-cell office:value-type="float" office:value="10.205" calcext:value-type="float">
            <text:p>10.205</text:p>
          </table:table-cell>
          <table:table-cell office:value-type="float" office:value="-0.813935" calcext:value-type="float">
            <text:p>-0.813935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0.13153" calcext:value-type="float">
            <text:p>0.13153</text:p>
          </table:table-cell>
        </table:table-row>
        <table:table-row table:style-name="ro1">
          <table:table-cell office:value-type="float" office:value="10.215" calcext:value-type="float">
            <text:p>10.215</text:p>
          </table:table-cell>
          <table:table-cell office:value-type="float" office:value="0.36382" calcext:value-type="float">
            <text:p>0.36382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23944" calcext:value-type="float">
            <text:p>0.23944</text:p>
          </table:table-cell>
        </table:table-row>
        <table:table-row table:style-name="ro1">
          <table:table-cell office:value-type="float" office:value="10.225" calcext:value-type="float">
            <text:p>10.225</text:p>
          </table:table-cell>
          <table:table-cell office:value-type="float" office:value="0.233939" calcext:value-type="float">
            <text:p>0.233939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842971" calcext:value-type="float">
            <text:p>-0.842971</text:p>
          </table:table-cell>
        </table:table-row>
        <table:table-row table:style-name="ro1">
          <table:table-cell office:value-type="float" office:value="10.235" calcext:value-type="float">
            <text:p>10.235</text:p>
          </table:table-cell>
          <table:table-cell office:value-type="float" office:value="1.29147" calcext:value-type="float">
            <text:p>1.29147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21596" calcext:value-type="float">
            <text:p>0.21596</text:p>
          </table:table-cell>
        </table:table-row>
        <table:table-row table:style-name="ro1">
          <table:table-cell office:value-type="float" office:value="10.245" calcext:value-type="float">
            <text:p>10.245</text:p>
          </table:table-cell>
          <table:table-cell office:value-type="float" office:value="0.0913778" calcext:value-type="float">
            <text:p>0.091377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323606" calcext:value-type="float">
            <text:p>0.323606</text:p>
          </table:table-cell>
        </table:table-row>
        <table:table-row table:style-name="ro1">
          <table:table-cell office:value-type="float" office:value="10.255" calcext:value-type="float">
            <text:p>10.255</text:p>
          </table:table-cell>
          <table:table-cell office:value-type="float" office:value="0.199166" calcext:value-type="float">
            <text:p>0.199166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10.265" calcext:value-type="float">
            <text:p>10.265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182464" calcext:value-type="float">
            <text:p>0.182464</text:p>
          </table:table-cell>
        </table:table-row>
        <table:table-row table:style-name="ro1">
          <table:table-cell office:value-type="float" office:value="10.275" calcext:value-type="float">
            <text:p>10.275</text:p>
          </table:table-cell>
          <table:table-cell office:value-type="float" office:value="0.176882" calcext:value-type="float">
            <text:p>0.17688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0.900125" calcext:value-type="float">
            <text:p>-0.900125</text:p>
          </table:table-cell>
        </table:table-row>
        <table:table-row table:style-name="ro1">
          <table:table-cell office:value-type="float" office:value="10.285" calcext:value-type="float">
            <text:p>10.285</text:p>
          </table:table-cell>
          <table:table-cell office:value-type="float" office:value="1.11519" calcext:value-type="float">
            <text:p>1.11519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1.34881" calcext:value-type="float">
            <text:p>1.34881</text:p>
          </table:table-cell>
        </table:table-row>
        <table:table-row table:style-name="ro1">
          <table:table-cell office:value-type="float" office:value="10.295" calcext:value-type="float">
            <text:p>10.295</text:p>
          </table:table-cell>
          <table:table-cell office:value-type="float" office:value="-1.98707" calcext:value-type="float">
            <text:p>-1.9870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21726" calcext:value-type="float">
            <text:p>1.21726</text:p>
          </table:table-cell>
        </table:table-row>
        <table:table-row table:style-name="ro1">
          <table:table-cell office:value-type="float" office:value="10.305" calcext:value-type="float">
            <text:p>10.305</text:p>
          </table:table-cell>
          <table:table-cell office:value-type="float" office:value="-0.929771" calcext:value-type="float">
            <text:p>-0.929771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1.20457" calcext:value-type="float">
            <text:p>1.20457</text:p>
          </table:table-cell>
        </table:table-row>
        <table:table-row table:style-name="ro1">
          <table:table-cell office:value-type="float" office:value="10.315" calcext:value-type="float">
            <text:p>10.315</text:p>
          </table:table-cell>
          <table:table-cell office:value-type="float" office:value="0.128953" calcext:value-type="float">
            <text:p>0.12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757" calcext:value-type="float">
            <text:p>1.0757</text:p>
          </table:table-cell>
        </table:table-row>
        <table:table-row table:style-name="ro1">
          <table:table-cell office:value-type="float" office:value="10.325" calcext:value-type="float">
            <text:p>10.325</text:p>
          </table:table-cell>
          <table:table-cell office:value-type="float" office:value="-1.90356" calcext:value-type="float">
            <text:p>-1.90356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2.25329" calcext:value-type="float">
            <text:p>2.25329</text:p>
          </table:table-cell>
        </table:table-row>
        <table:table-row table:style-name="ro1">
          <table:table-cell office:value-type="float" office:value="10.335" calcext:value-type="float">
            <text:p>10.335</text:p>
          </table:table-cell>
          <table:table-cell office:value-type="float" office:value="-0.962307" calcext:value-type="float">
            <text:p>-0.962307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102022" calcext:value-type="float">
            <text:p>0.102022</text:p>
          </table:table-cell>
        </table:table-row>
        <table:table-row table:style-name="ro1">
          <table:table-cell office:value-type="float" office:value="10.345" calcext:value-type="float">
            <text:p>10.345</text:p>
          </table:table-cell>
          <table:table-cell office:value-type="float" office:value="-0.0226821" calcext:value-type="float">
            <text:p>-0.0226821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209432" calcext:value-type="float">
            <text:p>0.209432</text:p>
          </table:table-cell>
        </table:table-row>
        <table:table-row table:style-name="ro1">
          <table:table-cell office:value-type="float" office:value="10.355" calcext:value-type="float">
            <text:p>10.355</text:p>
          </table:table-cell>
          <table:table-cell office:value-type="float" office:value="0.084882" calcext:value-type="float">
            <text:p>0.084882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0792158" calcext:value-type="float">
            <text:p>0.0792158</text:p>
          </table:table-cell>
        </table:table-row>
        <table:table-row table:style-name="ro1">
          <table:table-cell office:value-type="float" office:value="10.365" calcext:value-type="float">
            <text:p>10.365</text:p>
          </table:table-cell>
          <table:table-cell office:value-type="float" office:value="0.0735467" calcext:value-type="float">
            <text:p>0.0735467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678748" calcext:value-type="float">
            <text:p>0.0678748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-0.0568487" calcext:value-type="float">
            <text:p>-0.056848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.24669" calcext:value-type="float">
            <text:p>1.24669</text:p>
          </table:table-cell>
        </table:table-row>
        <table:table-row table:style-name="ro1">
          <table:table-cell office:value-type="float" office:value="10.385" calcext:value-type="float">
            <text:p>10.385</text:p>
          </table:table-cell>
          <table:table-cell office:value-type="float" office:value="-1.01784" calcext:value-type="float">
            <text:p>-1.01784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-1.02498" calcext:value-type="float">
            <text:p>-1.02498</text:p>
          </table:table-cell>
        </table:table-row>
        <table:table-row table:style-name="ro1">
          <table:table-cell office:value-type="float" office:value="10.395" calcext:value-type="float">
            <text:p>10.395</text:p>
          </table:table-cell>
          <table:table-cell office:value-type="float" office:value="1.1093" calcext:value-type="float">
            <text:p>1.109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336351" calcext:value-type="float">
            <text:p>0.0336351</text:p>
          </table:table-cell>
        </table:table-row>
        <table:table-row table:style-name="ro1">
          <table:table-cell office:value-type="float" office:value="10.405" calcext:value-type="float">
            <text:p>10.405</text:p>
          </table:table-cell>
          <table:table-cell office:value-type="float" office:value="0.980344" calcext:value-type="float">
            <text:p>0.98034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143912" calcext:value-type="float">
            <text:p>0.143912</text:p>
          </table:table-cell>
        </table:table-row>
        <table:table-row table:style-name="ro1">
          <table:table-cell office:value-type="float" office:value="10.415" calcext:value-type="float">
            <text:p>10.415</text:p>
          </table:table-cell>
          <table:table-cell office:value-type="float" office:value="-0.098248" calcext:value-type="float">
            <text:p>-0.098248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-0.936143" calcext:value-type="float">
            <text:p>-0.936143</text:p>
          </table:table-cell>
        </table:table-row>
        <table:table-row table:style-name="ro1">
          <table:table-cell office:value-type="float" office:value="10.425" calcext:value-type="float">
            <text:p>10.425</text:p>
          </table:table-cell>
          <table:table-cell office:value-type="float" office:value="1.08071" calcext:value-type="float">
            <text:p>1.08071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3.20783" calcext:value-type="float">
            <text:p>-3.20783</text:p>
          </table:table-cell>
        </table:table-row>
        <table:table-row table:style-name="ro1">
          <table:table-cell office:value-type="float" office:value="10.435" calcext:value-type="float">
            <text:p>10.435</text:p>
          </table:table-cell>
          <table:table-cell office:value-type="float" office:value="4.27928" calcext:value-type="float">
            <text:p>4.27928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2.26535" calcext:value-type="float">
            <text:p>-2.26535</text:p>
          </table:table-cell>
        </table:table-row>
        <table:table-row table:style-name="ro1">
          <table:table-cell office:value-type="float" office:value="10.445" calcext:value-type="float">
            <text:p>10.445</text:p>
          </table:table-cell>
          <table:table-cell office:value-type="float" office:value="0.106698" calcext:value-type="float">
            <text:p>0.10669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0.0178765" calcext:value-type="float">
            <text:p>-0.0178765</text:p>
          </table:table-cell>
        </table:table-row>
        <table:table-row table:style-name="ro1">
          <table:table-cell office:value-type="float" office:value="10.455" calcext:value-type="float">
            <text:p>10.455</text:p>
          </table:table-cell>
          <table:table-cell office:value-type="float" office:value="-0.0235635" calcext:value-type="float">
            <text:p>-0.0235635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-0.0292495" calcext:value-type="float">
            <text:p>-0.0292495</text:p>
          </table:table-cell>
        </table:table-row>
        <table:table-row table:style-name="ro1">
          <table:table-cell office:value-type="float" office:value="10.465" calcext:value-type="float">
            <text:p>10.465</text:p>
          </table:table-cell>
          <table:table-cell office:value-type="float" office:value="-0.0349344" calcext:value-type="float">
            <text:p>-0.0349344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1.11206" calcext:value-type="float">
            <text:p>-1.11206</text:p>
          </table:table-cell>
        </table:table-row>
        <table:table-row table:style-name="ro1">
          <table:table-cell office:value-type="float" office:value="10.475" calcext:value-type="float">
            <text:p>10.475</text:p>
          </table:table-cell>
          <table:table-cell office:value-type="float" office:value="0.903171" calcext:value-type="float">
            <text:p>0.90317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0652836" calcext:value-type="float">
            <text:p>0.0652836</text:p>
          </table:table-cell>
        </table:table-row>
        <table:table-row table:style-name="ro1">
          <table:table-cell office:value-type="float" office:value="10.485" calcext:value-type="float">
            <text:p>10.485</text:p>
          </table:table-cell>
          <table:table-cell office:value-type="float" office:value="-1.13072" calcext:value-type="float">
            <text:p>-1.13072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.00357" calcext:value-type="float">
            <text:p>1.00357</text:p>
          </table:table-cell>
        </table:table-row>
        <table:table-row table:style-name="ro1">
          <table:table-cell office:value-type="float" office:value="10.495" calcext:value-type="float">
            <text:p>10.495</text:p>
          </table:table-cell>
          <table:table-cell office:value-type="float" office:value="-1.14353" calcext:value-type="float">
            <text:p>-1.1435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0765" calcext:value-type="float">
            <text:p>0.990765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-0.084882" calcext:value-type="float">
            <text:p>-0.08488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-0.0905451" calcext:value-type="float">
            <text:p>-0.0905451</text:p>
          </table:table-cell>
        </table:table-row>
        <table:table-row table:style-name="ro1">
          <table:table-cell office:value-type="float" office:value="10.515" calcext:value-type="float">
            <text:p>10.515</text:p>
          </table:table-cell>
          <table:table-cell office:value-type="float" office:value="-0.0962047" calcext:value-type="float">
            <text:p>-0.096204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-1.1733" calcext:value-type="float">
            <text:p>-1.1733</text:p>
          </table:table-cell>
        </table:table-row>
        <table:table-row table:style-name="ro1">
          <table:table-cell office:value-type="float" office:value="10.525" calcext:value-type="float">
            <text:p>10.525</text:p>
          </table:table-cell>
          <table:table-cell office:value-type="float" office:value="-0.110418" calcext:value-type="float">
            <text:p>-0.110418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953917" calcext:value-type="float">
            <text:p>0.953917</text:p>
          </table:table-cell>
        </table:table-row>
        <table:table-row table:style-name="ro1">
          <table:table-cell office:value-type="float" office:value="10.535" calcext:value-type="float">
            <text:p>10.535</text:p>
          </table:table-cell>
          <table:table-cell office:value-type="float" office:value="-0.240754" calcext:value-type="float">
            <text:p>-0.24075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-1.08005" calcext:value-type="float">
            <text:p>-1.08005</text:p>
          </table:table-cell>
        </table:table-row>
        <table:table-row table:style-name="ro1">
          <table:table-cell office:value-type="float" office:value="10.545" calcext:value-type="float">
            <text:p>10.545</text:p>
          </table:table-cell>
          <table:table-cell office:value-type="float" office:value="0.935397" calcext:value-type="float">
            <text:p>0.935397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0.14021" calcext:value-type="float">
            <text:p>-0.14021</text:p>
          </table:table-cell>
        </table:table-row>
        <table:table-row table:style-name="ro1">
          <table:table-cell office:value-type="float" office:value="10.555" calcext:value-type="float">
            <text:p>10.555</text:p>
          </table:table-cell>
          <table:table-cell office:value-type="float" office:value="-1.21726" calcext:value-type="float">
            <text:p>-1.21726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98852" calcext:value-type="float">
            <text:p>1.98852</text:p>
          </table:table-cell>
        </table:table-row>
        <table:table-row table:style-name="ro1">
          <table:table-cell office:value-type="float" office:value="10.565" calcext:value-type="float">
            <text:p>10.565</text:p>
          </table:table-cell>
          <table:table-cell office:value-type="float" office:value="-2.29846" calcext:value-type="float">
            <text:p>-2.29846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905881" calcext:value-type="float">
            <text:p>0.905881</text:p>
          </table:table-cell>
        </table:table-row>
        <table:table-row table:style-name="ro1">
          <table:table-cell office:value-type="float" office:value="10.575" calcext:value-type="float">
            <text:p>10.575</text:p>
          </table:table-cell>
          <table:table-cell office:value-type="float" office:value="-0.288743" calcext:value-type="float">
            <text:p>-0.288743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.08628" calcext:value-type="float">
            <text:p>2.08628</text:p>
          </table:table-cell>
        </table:table-row>
        <table:table-row table:style-name="ro1">
          <table:table-cell office:value-type="float" office:value="10.585" calcext:value-type="float">
            <text:p>10.585</text:p>
          </table:table-cell>
          <table:table-cell office:value-type="float" office:value="-0.294333" calcext:value-type="float">
            <text:p>-0.294333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0592719" calcext:value-type="float">
            <text:p>-0.0592719</text:p>
          </table:table-cell>
        </table:table-row>
        <table:table-row table:style-name="ro1">
          <table:table-cell office:value-type="float" office:value="10.595" calcext:value-type="float">
            <text:p>10.595</text:p>
          </table:table-cell>
          <table:table-cell office:value-type="float" office:value="0.7715" calcext:value-type="float">
            <text:p>0.771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2.20481" calcext:value-type="float">
            <text:p>-2.20481</text:p>
          </table:table-cell>
        </table:table-row>
        <table:table-row table:style-name="ro1">
          <table:table-cell office:value-type="float" office:value="10.605" calcext:value-type="float">
            <text:p>10.605</text:p>
          </table:table-cell>
          <table:table-cell office:value-type="float" office:value="1.8359" calcext:value-type="float">
            <text:p>1.8359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-1.25802" calcext:value-type="float">
            <text:p>-1.25802</text:p>
          </table:table-cell>
        </table:table-row>
        <table:table-row table:style-name="ro1">
          <table:table-cell office:value-type="float" office:value="10.615" calcext:value-type="float">
            <text:p>10.615</text:p>
          </table:table-cell>
          <table:table-cell office:value-type="float" office:value="-0.0718567" calcext:value-type="float">
            <text:p>-0.071856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1.3839" calcext:value-type="float">
            <text:p>-1.3839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-0.0802796" calcext:value-type="float">
            <text:p>-0.0802796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1.2747" calcext:value-type="float">
            <text:p>-1.2747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-1.28167" calcext:value-type="float">
            <text:p>-1.28167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852757" calcext:value-type="float">
            <text:p>0.852757</text:p>
          </table:table-cell>
        </table:table-row>
        <table:table-row table:style-name="ro1">
          <table:table-cell office:value-type="float" office:value="10.645" calcext:value-type="float">
            <text:p>10.645</text:p>
          </table:table-cell>
          <table:table-cell office:value-type="float" office:value="-0.341797" calcext:value-type="float">
            <text:p>-0.341797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109542" calcext:value-type="float">
            <text:p>-0.109542</text:p>
          </table:table-cell>
        </table:table-row>
        <table:table-row table:style-name="ro1">
          <table:table-cell office:value-type="float" office:value="10.655" calcext:value-type="float">
            <text:p>10.655</text:p>
          </table:table-cell>
          <table:table-cell office:value-type="float" office:value="-0.233939" calcext:value-type="float">
            <text:p>-0.233939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831955" calcext:value-type="float">
            <text:p>0.831955</text:p>
          </table:table-cell>
        </table:table-row>
        <table:table-row table:style-name="ro1">
          <table:table-cell office:value-type="float" office:value="10.665" calcext:value-type="float">
            <text:p>10.665</text:p>
          </table:table-cell>
          <table:table-cell office:value-type="float" office:value="-1.3135" calcext:value-type="float">
            <text:p>-1.3135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-0.368051" calcext:value-type="float">
            <text:p>-0.368051</text:p>
          </table:table-cell>
        </table:table-row>
        <table:table-row table:style-name="ro1">
          <table:table-cell office:value-type="float" office:value="10.675" calcext:value-type="float">
            <text:p>10.675</text:p>
          </table:table-cell>
          <table:table-cell office:value-type="float" office:value="-0.135753" calcext:value-type="float">
            <text:p>-0.135753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260107" calcext:value-type="float">
            <text:p>-0.260107</text:p>
          </table:table-cell>
        </table:table-row>
        <table:table-row table:style-name="ro1">
          <table:table-cell office:value-type="float" office:value="10.685" calcext:value-type="float">
            <text:p>10.685</text:p>
          </table:table-cell>
          <table:table-cell office:value-type="float" office:value="-0.265564" calcext:value-type="float">
            <text:p>-0.265564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-0.271011" calcext:value-type="float">
            <text:p>-0.271011</text:p>
          </table:table-cell>
        </table:table-row>
        <table:table-row table:style-name="ro1">
          <table:table-cell office:value-type="float" office:value="10.695" calcext:value-type="float">
            <text:p>10.695</text:p>
          </table:table-cell>
          <table:table-cell office:value-type="float" office:value="0.675888" calcext:value-type="float">
            <text:p>0.67588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1.23173" calcext:value-type="float">
            <text:p>-1.23173</text:p>
          </table:table-cell>
        </table:table-row>
        <table:table-row table:style-name="ro1">
          <table:table-cell office:value-type="float" office:value="10.705" calcext:value-type="float">
            <text:p>10.705</text:p>
          </table:table-cell>
          <table:table-cell office:value-type="float" office:value="-0.286054" calcext:value-type="float">
            <text:p>-0.286054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291462" calcext:value-type="float">
            <text:p>-0.291462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296859" calcext:value-type="float">
            <text:p>-0.296859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-0.421285" calcext:value-type="float">
            <text:p>-0.421285</text:p>
          </table:table-cell>
        </table:table-row>
        <table:table-row table:style-name="ro1">
          <table:table-cell office:value-type="float" office:value="10.725" calcext:value-type="float">
            <text:p>10.725</text:p>
          </table:table-cell>
          <table:table-cell office:value-type="float" office:value="-1.14121" calcext:value-type="float">
            <text:p>-1.14121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517695" calcext:value-type="float">
            <text:p>0.517695</text:p>
          </table:table-cell>
        </table:table-row>
        <table:table-row table:style-name="ro1">
          <table:table-cell office:value-type="float" office:value="10.735" calcext:value-type="float">
            <text:p>10.735</text:p>
          </table:table-cell>
          <table:table-cell office:value-type="float" office:value="-0.200974" calcext:value-type="float">
            <text:p>-0.20097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0.325197" calcext:value-type="float">
            <text:p>-0.325197</text:p>
          </table:table-cell>
        </table:table-row>
        <table:table-row table:style-name="ro1">
          <table:table-cell office:value-type="float" office:value="10.745" calcext:value-type="float">
            <text:p>10.745</text:p>
          </table:table-cell>
          <table:table-cell office:value-type="float" office:value="-0.330521" calcext:value-type="float">
            <text:p>-0.330521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335833" calcext:value-type="float">
            <text:p>-0.335833</text:p>
          </table:table-cell>
        </table:table-row>
        <table:table-row table:style-name="ro1">
          <table:table-cell office:value-type="float" office:value="10.755" calcext:value-type="float">
            <text:p>10.755</text:p>
          </table:table-cell>
          <table:table-cell office:value-type="float" office:value="-0.341132" calcext:value-type="float">
            <text:p>-0.341132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0.465456" calcext:value-type="float">
            <text:p>-0.465456</text:p>
          </table:table-cell>
        </table:table-row>
        <table:table-row table:style-name="ro1">
          <table:table-cell office:value-type="float" office:value="10.765" calcext:value-type="float">
            <text:p>10.765</text:p>
          </table:table-cell>
          <table:table-cell office:value-type="float" office:value="-0.232956" calcext:value-type="float">
            <text:p>-0.23295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71423" calcext:value-type="float">
            <text:p>0.71423</text:p>
          </table:table-cell>
        </table:table-row>
        <table:table-row table:style-name="ro1">
          <table:table-cell office:value-type="float" office:value="10.775" calcext:value-type="float">
            <text:p>10.775</text:p>
          </table:table-cell>
          <table:table-cell office:value-type="float" office:value="-1.43098" calcext:value-type="float">
            <text:p>-1.43098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0.366239" calcext:value-type="float">
            <text:p>-0.366239</text:p>
          </table:table-cell>
        </table:table-row>
        <table:table-row table:style-name="ro1">
          <table:table-cell office:value-type="float" office:value="10.785" calcext:value-type="float">
            <text:p>10.785</text:p>
          </table:table-cell>
          <table:table-cell office:value-type="float" office:value="1.65215" calcext:value-type="float">
            <text:p>1.65215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-0.371611" calcext:value-type="float">
            <text:p>-0.371611</text:p>
          </table:table-cell>
        </table:table-row>
        <table:table-row table:style-name="ro1">
          <table:table-cell office:value-type="float" office:value="10.795" calcext:value-type="float">
            <text:p>10.795</text:p>
          </table:table-cell>
          <table:table-cell office:value-type="float" office:value="-0.255256" calcext:value-type="float">
            <text:p>-0.25525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495706" calcext:value-type="float">
            <text:p>-0.495706</text:p>
          </table:table-cell>
        </table:table-row>
        <table:table-row table:style-name="ro1">
          <table:table-cell office:value-type="float" office:value="10.805" calcext:value-type="float">
            <text:p>10.805</text:p>
          </table:table-cell>
          <table:table-cell office:value-type="float" office:value="-0.260457" calcext:value-type="float">
            <text:p>-0.260457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-0.500901" calcext:value-type="float">
            <text:p>-0.500901</text:p>
          </table:table-cell>
        </table:table-row>
        <table:table-row table:style-name="ro1">
          <table:table-cell office:value-type="float" office:value="10.815" calcext:value-type="float">
            <text:p>10.815</text:p>
          </table:table-cell>
          <table:table-cell office:value-type="float" office:value="-0.38468" calcext:value-type="float">
            <text:p>-0.38468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-0.268308" calcext:value-type="float">
            <text:p>-0.268308</text:p>
          </table:table-cell>
        </table:table-row>
        <table:table-row table:style-name="ro1">
          <table:table-cell office:value-type="float" office:value="10.825" calcext:value-type="float">
            <text:p>10.825</text:p>
          </table:table-cell>
          <table:table-cell office:value-type="float" office:value="-0.50874" calcext:value-type="float">
            <text:p>-0.5087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273474" calcext:value-type="float">
            <text:p>-0.273474</text:p>
          </table:table-cell>
        </table:table-row>
        <table:table-row table:style-name="ro1">
          <table:table-cell office:value-type="float" office:value="10.835" calcext:value-type="float">
            <text:p>10.835</text:p>
          </table:table-cell>
          <table:table-cell office:value-type="float" office:value="-0.513899" calcext:value-type="float">
            <text:p>-0.513899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-0.278625" calcext:value-type="float">
            <text:p>-0.278625</text:p>
          </table:table-cell>
        </table:table-row>
        <table:table-row table:style-name="ro1">
          <table:table-cell office:value-type="float" office:value="10.845" calcext:value-type="float">
            <text:p>10.845</text:p>
          </table:table-cell>
          <table:table-cell office:value-type="float" office:value="-0.519042" calcext:value-type="float">
            <text:p>-0.519042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402795" calcext:value-type="float">
            <text:p>-0.402795</text:p>
          </table:table-cell>
        </table:table-row>
        <table:table-row table:style-name="ro1">
          <table:table-cell office:value-type="float" office:value="10.855" calcext:value-type="float">
            <text:p>10.855</text:p>
          </table:table-cell>
          <table:table-cell office:value-type="float" office:value="-0.286398" calcext:value-type="float">
            <text:p>-0.286398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526803" calcext:value-type="float">
            <text:p>-0.526803</text:p>
          </table:table-cell>
        </table:table-row>
        <table:table-row table:style-name="ro1">
          <table:table-cell office:value-type="float" office:value="10.865" calcext:value-type="float">
            <text:p>10.865</text:p>
          </table:table-cell>
          <table:table-cell office:value-type="float" office:value="-0.291511" calcext:value-type="float">
            <text:p>-0.291511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-0.531909" calcext:value-type="float">
            <text:p>-0.531909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0.655649" calcext:value-type="float">
            <text:p>0.655649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2.43919" calcext:value-type="float">
            <text:p>-2.43919</text:p>
          </table:table-cell>
        </table:table-row>
        <table:table-row table:style-name="ro1">
          <table:table-cell office:value-type="float" office:value="10.885" calcext:value-type="float">
            <text:p>10.885</text:p>
          </table:table-cell>
          <table:table-cell office:value-type="float" office:value="1.60166" calcext:value-type="float">
            <text:p>1.60166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-1.49201" calcext:value-type="float">
            <text:p>-1.49201</text:p>
          </table:table-cell>
        </table:table-row>
        <table:table-row table:style-name="ro1">
          <table:table-cell office:value-type="float" office:value="10.895" calcext:value-type="float">
            <text:p>10.895</text:p>
          </table:table-cell>
          <table:table-cell office:value-type="float" office:value="-1.37689" calcext:value-type="float">
            <text:p>-1.3768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59398" calcext:value-type="float">
            <text:p>1.59398</text:p>
          </table:table-cell>
        </table:table-row>
        <table:table-row table:style-name="ro1">
          <table:table-cell office:value-type="float" office:value="10.905" calcext:value-type="float">
            <text:p>10.905</text:p>
          </table:table-cell>
          <table:table-cell office:value-type="float" office:value="-2.45192" calcext:value-type="float">
            <text:p>-2.45192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1.58894" calcext:value-type="float">
            <text:p>1.58894</text:p>
          </table:table-cell>
        </table:table-row>
        <table:table-row table:style-name="ro1">
          <table:table-cell office:value-type="float" office:value="10.915" calcext:value-type="float">
            <text:p>10.915</text:p>
          </table:table-cell>
          <table:table-cell office:value-type="float" office:value="-2.45695" calcext:value-type="float">
            <text:p>-2.45695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0.630232" calcext:value-type="float">
            <text:p>0.630232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1.39328" calcext:value-type="float">
            <text:p>-1.39328</text:p>
          </table:table-cell>
        </table:table-row>
        <table:table-row table:style-name="ro1">
          <table:table-cell office:value-type="float" office:value="10.935" calcext:value-type="float">
            <text:p>10.935</text:p>
          </table:table-cell>
          <table:table-cell office:value-type="float" office:value="-0.563642" calcext:value-type="float">
            <text:p>-0.563642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-0.328294" calcext:value-type="float">
            <text:p>-0.328294</text:p>
          </table:table-cell>
        </table:table-row>
        <table:table-row table:style-name="ro1">
          <table:table-cell office:value-type="float" office:value="10.945" calcext:value-type="float">
            <text:p>10.945</text:p>
          </table:table-cell>
          <table:table-cell office:value-type="float" office:value="-0.568632" calcext:value-type="float">
            <text:p>-0.56863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333275" calcext:value-type="float">
            <text:p>-0.33327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-0.573604" calcext:value-type="float">
            <text:p>-0.57360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-0.457268" calcext:value-type="float">
            <text:p>-0.457268</text:p>
          </table:table-cell>
        </table:table-row>
        <table:table-row table:style-name="ro1">
          <table:table-cell office:value-type="float" office:value="10.965" calcext:value-type="float">
            <text:p>10.965</text:p>
          </table:table-cell>
          <table:table-cell office:value-type="float" office:value="-0.340786" calcext:value-type="float">
            <text:p>-0.340786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-0.581101" calcext:value-type="float">
            <text:p>-0.581101</text:p>
          </table:table-cell>
        </table:table-row>
        <table:table-row table:style-name="ro1">
          <table:table-cell office:value-type="float" office:value="10.975" calcext:value-type="float">
            <text:p>10.975</text:p>
          </table:table-cell>
          <table:table-cell office:value-type="float" office:value="-0.345724" calcext:value-type="float">
            <text:p>-0.34572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586031" calcext:value-type="float">
            <text:p>-0.586031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  <table:table-cell office:value-type="float" office:value="-0.469672" calcext:value-type="float">
            <text:p>-0.469672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-0.353169" calcext:value-type="float">
            <text:p>-0.353169</text:p>
          </table:table-cell>
        </table:table-row>
        <table:table-row table:style-name="ro1">
          <table:table-cell office:value-type="float" office:value="10.995" calcext:value-type="float">
            <text:p>10.995</text:p>
          </table:table-cell>
          <table:table-cell office:value-type="float" office:value="-0.593462" calcext:value-type="float">
            <text:p>-0.59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58064" calcext:value-type="float">
            <text:p>-0.358064</text:p>
          </table:table-cell>
        </table:table-row>
        <table:table-row table:style-name="ro1">
          <table:table-cell office:value-type="float" office:value="11.005" calcext:value-type="float">
            <text:p>11.005</text:p>
          </table:table-cell>
          <table:table-cell office:value-type="float" office:value="-0.598348" calcext:value-type="float">
            <text:p>-0.598348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36294" calcext:value-type="float">
            <text:p>-0.36294</text:p>
          </table:table-cell>
        </table:table-row>
        <table:table-row table:style-name="ro1">
          <table:table-cell office:value-type="float" office:value="11.015" calcext:value-type="float">
            <text:p>11.015</text:p>
          </table:table-cell>
          <table:table-cell office:value-type="float" office:value="-0.603215" calcext:value-type="float">
            <text:p>-0.603215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-0.486824" calcext:value-type="float">
            <text:p>-0.486824</text:p>
          </table:table-cell>
        </table:table-row>
        <table:table-row table:style-name="ro1">
          <table:table-cell office:value-type="float" office:value="11.025" calcext:value-type="float">
            <text:p>11.025</text:p>
          </table:table-cell>
          <table:table-cell office:value-type="float" office:value="0.700936" calcext:value-type="float">
            <text:p>0.700936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-2.75051" calcext:value-type="float">
            <text:p>-2.75051</text:p>
          </table:table-cell>
        </table:table-row>
        <table:table-row table:style-name="ro1">
          <table:table-cell office:value-type="float" office:value="11.035" calcext:value-type="float">
            <text:p>11.035</text:p>
          </table:table-cell>
          <table:table-cell office:value-type="float" office:value="0.69486" calcext:value-type="float">
            <text:p>0.6948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-0.615373" calcext:value-type="float">
            <text:p>-0.615373</text:p>
          </table:table-cell>
        </table:table-row>
        <table:table-row table:style-name="ro1">
          <table:table-cell office:value-type="float" office:value="11.045" calcext:value-type="float">
            <text:p>11.045</text:p>
          </table:table-cell>
          <table:table-cell office:value-type="float" office:value="0.572259" calcext:value-type="float">
            <text:p>0.572259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1.45115" calcext:value-type="float">
            <text:p>-1.45115</text:p>
          </table:table-cell>
        </table:table-row>
        <table:table-row table:style-name="ro1">
          <table:table-cell office:value-type="float" office:value="11.055" calcext:value-type="float">
            <text:p>11.055</text:p>
          </table:table-cell>
          <table:table-cell office:value-type="float" office:value="-0.621408" calcext:value-type="float">
            <text:p>-0.621408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-1.45717" calcext:value-type="float">
            <text:p>-1.45717</text:p>
          </table:table-cell>
        </table:table-row>
        <table:table-row table:style-name="ro1">
          <table:table-cell office:value-type="float" office:value="11.065" calcext:value-type="float">
            <text:p>11.065</text:p>
          </table:table-cell>
          <table:table-cell office:value-type="float" office:value="1.51378" calcext:value-type="float">
            <text:p>1.51378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1.57973" calcext:value-type="float">
            <text:p>-1.57973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-0.393174" calcext:value-type="float">
            <text:p>-0.39317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0.633389" calcext:value-type="float">
            <text:p>-0.633389</text:p>
          </table:table-cell>
        </table:table-row>
        <table:table-row table:style-name="ro1">
          <table:table-cell office:value-type="float" office:value="11.085" calcext:value-type="float">
            <text:p>11.085</text:p>
          </table:table-cell>
          <table:table-cell office:value-type="float" office:value="-1.46911" calcext:value-type="float">
            <text:p>-1.4691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430647" calcext:value-type="float">
            <text:p>0.430647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-0.403849" calcext:value-type="float">
            <text:p>-0.4038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644041" calcext:value-type="float">
            <text:p>-0.644041</text:p>
          </table:table-cell>
        </table:table-row>
        <table:table-row table:style-name="ro1">
          <table:table-cell office:value-type="float" office:value="11.105" calcext:value-type="float">
            <text:p>11.105</text:p>
          </table:table-cell>
          <table:table-cell office:value-type="float" office:value="-0.527568" calcext:value-type="float">
            <text:p>-0.527568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-0.410955" calcext:value-type="float">
            <text:p>-0.410955</text:p>
          </table:table-cell>
        </table:table-row>
        <table:table-row table:style-name="ro1">
          <table:table-cell office:value-type="float" office:value="11.115" calcext:value-type="float">
            <text:p>11.115</text:p>
          </table:table-cell>
          <table:table-cell office:value-type="float" office:value="0.42005" calcext:value-type="float">
            <text:p>0.42005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-2.55559" calcext:value-type="float">
            <text:p>-2.55559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48537" calcext:value-type="float">
            <text:p>1.48537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2.56023" calcext:value-type="float">
            <text:p>-2.56023</text:p>
          </table:table-cell>
        </table:table-row>
        <table:table-row table:style-name="ro1">
          <table:table-cell office:value-type="float" office:value="11.135" calcext:value-type="float">
            <text:p>11.135</text:p>
          </table:table-cell>
          <table:table-cell office:value-type="float" office:value="0.409554" calcext:value-type="float">
            <text:p>0.40955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-0.543918" calcext:value-type="float">
            <text:p>-0.543918</text:p>
          </table:table-cell>
        </table:table-row>
        <table:table-row table:style-name="ro1">
          <table:table-cell office:value-type="float" office:value="11.145" calcext:value-type="float">
            <text:p>11.145</text:p>
          </table:table-cell>
          <table:table-cell office:value-type="float" office:value="-1.49844" calcext:value-type="float">
            <text:p>-1.4984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401389" calcext:value-type="float">
            <text:p>0.401389</text:p>
          </table:table-cell>
        </table:table-row>
        <table:table-row table:style-name="ro1">
          <table:table-cell office:value-type="float" office:value="11.155" calcext:value-type="float">
            <text:p>11.155</text:p>
          </table:table-cell>
          <table:table-cell office:value-type="float" office:value="0.638113" calcext:value-type="float">
            <text:p>0.6381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2.81314" calcext:value-type="float">
            <text:p>-2.81314</text:p>
          </table:table-cell>
        </table:table-row>
        <table:table-row table:style-name="ro1">
          <table:table-cell office:value-type="float" office:value="11.165" calcext:value-type="float">
            <text:p>11.165</text:p>
          </table:table-cell>
          <table:table-cell office:value-type="float" office:value="1.5845" calcext:value-type="float">
            <text:p>1.584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-1.50877" calcext:value-type="float">
            <text:p>-1.50877</text:p>
          </table:table-cell>
        </table:table-row>
        <table:table-row table:style-name="ro1">
          <table:table-cell office:value-type="float" office:value="11.175" calcext:value-type="float">
            <text:p>11.175</text:p>
          </table:table-cell>
          <table:table-cell office:value-type="float" office:value="-0.678904" calcext:value-type="float">
            <text:p>-0.67890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1.51448" calcext:value-type="float">
            <text:p>-1.51448</text:p>
          </table:table-cell>
        </table:table-row>
        <table:table-row table:style-name="ro1">
          <table:table-cell office:value-type="float" office:value="11.185" calcext:value-type="float">
            <text:p>11.185</text:p>
          </table:table-cell>
          <table:table-cell office:value-type="float" office:value="0.385381" calcext:value-type="float">
            <text:p>0.385381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-0.449019" calcext:value-type="float">
            <text:p>-0.449019</text:p>
          </table:table-cell>
        </table:table-row>
        <table:table-row table:style-name="ro1">
          <table:table-cell office:value-type="float" office:value="11.195" calcext:value-type="float">
            <text:p>11.195</text:p>
          </table:table-cell>
          <table:table-cell office:value-type="float" office:value="-0.689108" calcext:value-type="float">
            <text:p>-0.68910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0.453516" calcext:value-type="float">
            <text:p>-0.453516</text:p>
          </table:table-cell>
        </table:table-row>
        <table:table-row table:style-name="ro1">
          <table:table-cell office:value-type="float" office:value="11.205" calcext:value-type="float">
            <text:p>11.205</text:p>
          </table:table-cell>
          <table:table-cell office:value-type="float" office:value="-0.693594" calcext:value-type="float">
            <text:p>-0.693594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-0.577007" calcext:value-type="float">
            <text:p>-0.577007</text:p>
          </table:table-cell>
        </table:table-row>
        <table:table-row table:style-name="ro1">
          <table:table-cell office:value-type="float" office:value="11.215" calcext:value-type="float">
            <text:p>11.215</text:p>
          </table:table-cell>
          <table:table-cell office:value-type="float" office:value="-0.460286" calcext:value-type="float">
            <text:p>-0.460286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700347" calcext:value-type="float">
            <text:p>-0.700347</text:p>
          </table:table-cell>
        </table:table-row>
        <table:table-row table:style-name="ro1">
          <table:table-cell office:value-type="float" office:value="11.225" calcext:value-type="float">
            <text:p>11.225</text:p>
          </table:table-cell>
          <table:table-cell office:value-type="float" office:value="-0.464729" calcext:value-type="float">
            <text:p>-0.464729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1.7759" calcext:value-type="float">
            <text:p>-1.7759</text:p>
          </table:table-cell>
        </table:table-row>
        <table:table-row table:style-name="ro1">
          <table:table-cell office:value-type="float" office:value="11.235" calcext:value-type="float">
            <text:p>11.235</text:p>
          </table:table-cell>
          <table:table-cell office:value-type="float" office:value="0.599697" calcext:value-type="float">
            <text:p>0.599697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360791" calcext:value-type="float">
            <text:p>0.360791</text:p>
          </table:table-cell>
        </table:table-row>
        <table:table-row table:style-name="ro1">
          <table:table-cell office:value-type="float" office:value="11.245" calcext:value-type="float">
            <text:p>11.245</text:p>
          </table:table-cell>
          <table:table-cell office:value-type="float" office:value="-2.61464" calcext:value-type="float">
            <text:p>-2.61464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715826" calcext:value-type="float">
            <text:p>-0.715826</text:p>
          </table:table-cell>
        </table:table-row>
        <table:table-row table:style-name="ro1">
          <table:table-cell office:value-type="float" office:value="11.255" calcext:value-type="float">
            <text:p>11.255</text:p>
          </table:table-cell>
          <table:table-cell office:value-type="float" office:value="0.589811" calcext:value-type="float">
            <text:p>0.589811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-1.79128" calcext:value-type="float">
            <text:p>-1.79128</text:p>
          </table:table-cell>
        </table:table-row>
        <table:table-row table:style-name="ro1">
          <table:table-cell office:value-type="float" office:value="11.265" calcext:value-type="float">
            <text:p>11.265</text:p>
          </table:table-cell>
          <table:table-cell office:value-type="float" office:value="0.584354" calcext:value-type="float">
            <text:p>0.584354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345468" calcext:value-type="float">
            <text:p>0.345468</text:p>
          </table:table-cell>
        </table:table-row>
        <table:table-row table:style-name="ro1">
          <table:table-cell office:value-type="float" office:value="11.275" calcext:value-type="float">
            <text:p>11.275</text:p>
          </table:table-cell>
          <table:table-cell office:value-type="float" office:value="-2.74892" calcext:value-type="float">
            <text:p>-2.7489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.64891" calcext:value-type="float">
            <text:p>1.64891</text:p>
          </table:table-cell>
        </table:table-row>
        <table:table-row table:style-name="ro1">
          <table:table-cell office:value-type="float" office:value="11.285" calcext:value-type="float">
            <text:p>11.285</text:p>
          </table:table-cell>
          <table:table-cell office:value-type="float" office:value="-4.89525" calcext:value-type="float">
            <text:p>-4.89525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.40247" calcext:value-type="float">
            <text:p>1.40247</text:p>
          </table:table-cell>
        </table:table-row>
        <table:table-row table:style-name="ro1">
          <table:table-cell office:value-type="float" office:value="11.295" calcext:value-type="float">
            <text:p>11.295</text:p>
          </table:table-cell>
          <table:table-cell office:value-type="float" office:value="1.63927" calcext:value-type="float">
            <text:p>1.6392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2.8817" calcext:value-type="float">
            <text:p>-2.8817</text:p>
          </table:table-cell>
        </table:table-row>
        <table:table-row table:style-name="ro1">
          <table:table-cell office:value-type="float" office:value="11.305" calcext:value-type="float">
            <text:p>11.305</text:p>
          </table:table-cell>
          <table:table-cell office:value-type="float" office:value="0.563969" calcext:value-type="float">
            <text:p>0.563969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0.325111" calcext:value-type="float">
            <text:p>0.325111</text:p>
          </table:table-cell>
        </table:table-row>
        <table:table-row table:style-name="ro1">
          <table:table-cell office:value-type="float" office:value="11.315" calcext:value-type="float">
            <text:p>11.315</text:p>
          </table:table-cell>
          <table:table-cell office:value-type="float" office:value="-1.69813" calcext:value-type="float">
            <text:p>-1.69813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-0.511296" calcext:value-type="float">
            <text:p>-0.511296</text:p>
          </table:table-cell>
        </table:table-row>
        <table:table-row table:style-name="ro1">
          <table:table-cell office:value-type="float" office:value="11.325" calcext:value-type="float">
            <text:p>11.325</text:p>
          </table:table-cell>
          <table:table-cell office:value-type="float" office:value="-0.75122" calcext:value-type="float">
            <text:p>-0.75122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-0.634478" calcext:value-type="float">
            <text:p>-0.634478</text:p>
          </table:table-cell>
        </table:table-row>
        <table:table-row table:style-name="ro1">
          <table:table-cell office:value-type="float" office:value="11.335" calcext:value-type="float">
            <text:p>11.335</text:p>
          </table:table-cell>
          <table:table-cell office:value-type="float" office:value="-0.517611" calcext:value-type="float">
            <text:p>-0.517611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-0.757516" calcext:value-type="float">
            <text:p>-0.757516</text:p>
          </table:table-cell>
        </table:table-row>
        <table:table-row table:style-name="ro1">
          <table:table-cell office:value-type="float" office:value="11.345" calcext:value-type="float">
            <text:p>11.345</text:p>
          </table:table-cell>
          <table:table-cell office:value-type="float" office:value="-0.521751" calcext:value-type="float">
            <text:p>-0.52175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0.761644" calcext:value-type="float">
            <text:p>-0.761644</text:p>
          </table:table-cell>
        </table:table-row>
        <table:table-row table:style-name="ro1">
          <table:table-cell office:value-type="float" office:value="11.355" calcext:value-type="float">
            <text:p>11.355</text:p>
          </table:table-cell>
          <table:table-cell office:value-type="float" office:value="-2.66794" calcext:value-type="float">
            <text:p>-2.6679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.37211" calcext:value-type="float">
            <text:p>1.37211</text:p>
          </table:table-cell>
        </table:table-row>
        <table:table-row table:style-name="ro1">
          <table:table-cell office:value-type="float" office:value="11.365" calcext:value-type="float">
            <text:p>11.365</text:p>
          </table:table-cell>
          <table:table-cell office:value-type="float" office:value="0.538974" calcext:value-type="float">
            <text:p>0.538974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2.91188" calcext:value-type="float">
            <text:p>-2.91188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48589" calcext:value-type="float">
            <text:p>1.48589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3.74917" calcext:value-type="float">
            <text:p>-3.74917</text:p>
          </table:table-cell>
        </table:table-row>
        <table:table-row table:style-name="ro1">
          <table:table-cell office:value-type="float" office:value="11.385" calcext:value-type="float">
            <text:p>11.385</text:p>
          </table:table-cell>
          <table:table-cell office:value-type="float" office:value="1.4799" calcext:value-type="float">
            <text:p>1.4799</text:p>
          </table:table-cell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0.290003" calcext:value-type="float">
            <text:p>0.290003</text:p>
          </table:table-cell>
        </table:table-row>
        <table:table-row table:style-name="ro1">
          <table:table-cell office:value-type="float" office:value="11.395" calcext:value-type="float">
            <text:p>11.395</text:p>
          </table:table-cell>
          <table:table-cell office:value-type="float" office:value="-2.68514" calcext:value-type="float">
            <text:p>-2.6851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786016" calcext:value-type="float">
            <text:p>-0.786016</text:p>
          </table:table-cell>
        </table:table-row>
        <table:table-row table:style-name="ro1">
          <table:table-cell office:value-type="float" office:value="11.405" calcext:value-type="float">
            <text:p>11.405</text:p>
          </table:table-cell>
          <table:table-cell office:value-type="float" office:value="1.47181" calcext:value-type="float">
            <text:p>1.47181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2.69216" calcext:value-type="float">
            <text:p>-2.69216</text:p>
          </table:table-cell>
        </table:table-row>
        <table:table-row table:style-name="ro1">
          <table:table-cell office:value-type="float" office:value="11.415" calcext:value-type="float">
            <text:p>11.415</text:p>
          </table:table-cell>
          <table:table-cell office:value-type="float" office:value="0.277985" calcext:value-type="float">
            <text:p>0.277985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-0.556129" calcext:value-type="float">
            <text:p>-0.556129</text:p>
          </table:table-cell>
        </table:table-row>
        <table:table-row table:style-name="ro1">
          <table:table-cell office:value-type="float" office:value="11.425" calcext:value-type="float">
            <text:p>11.425</text:p>
          </table:table-cell>
          <table:table-cell office:value-type="float" office:value="0.275072" calcext:value-type="float">
            <text:p>0.275072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1.74801" calcext:value-type="float">
            <text:p>-1.74801</text:p>
          </table:table-cell>
        </table:table-row>
        <table:table-row table:style-name="ro1">
          <table:table-cell office:value-type="float" office:value="11.435" calcext:value-type="float">
            <text:p>11.435</text:p>
          </table:table-cell>
          <table:table-cell office:value-type="float" office:value="-1.63202" calcext:value-type="float">
            <text:p>-1.6320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.33916" calcext:value-type="float">
            <text:p>1.33916</text:p>
          </table:table-cell>
        </table:table-row>
        <table:table-row table:style-name="ro1">
          <table:table-cell office:value-type="float" office:value="11.445" calcext:value-type="float">
            <text:p>11.445</text:p>
          </table:table-cell>
          <table:table-cell office:value-type="float" office:value="-1.63489" calcext:value-type="float">
            <text:p>-1.63489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-1.87564" calcext:value-type="float">
            <text:p>-1.87564</text:p>
          </table:table-cell>
        </table:table-row>
        <table:table-row table:style-name="ro1">
          <table:table-cell office:value-type="float" office:value="11.455" calcext:value-type="float">
            <text:p>11.455</text:p>
          </table:table-cell>
          <table:table-cell office:value-type="float" office:value="0.500238" calcext:value-type="float">
            <text:p>0.500238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809483" calcext:value-type="float">
            <text:p>-0.809483</text:p>
          </table:table-cell>
        </table:table-row>
        <table:table-row table:style-name="ro1">
          <table:table-cell office:value-type="float" office:value="11.465" calcext:value-type="float">
            <text:p>11.465</text:p>
          </table:table-cell>
          <table:table-cell office:value-type="float" office:value="-1.64452" calcext:value-type="float">
            <text:p>-1.64452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255722" calcext:value-type="float">
            <text:p>0.255722</text:p>
          </table:table-cell>
        </table:table-row>
        <table:table-row table:style-name="ro1">
          <table:table-cell office:value-type="float" office:value="11.475" calcext:value-type="float">
            <text:p>11.475</text:p>
          </table:table-cell>
          <table:table-cell office:value-type="float" office:value="0.373637" calcext:value-type="float">
            <text:p>0.37363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-1.64927" calcext:value-type="float">
            <text:p>-1.64927</text:p>
          </table:table-cell>
        </table:table-row>
        <table:table-row table:style-name="ro1">
          <table:table-cell office:value-type="float" office:value="11.485" calcext:value-type="float">
            <text:p>11.485</text:p>
          </table:table-cell>
          <table:table-cell office:value-type="float" office:value="-1.88994" calcext:value-type="float">
            <text:p>-1.88994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1.55692" calcext:value-type="float">
            <text:p>1.55692</text:p>
          </table:table-cell>
        </table:table-row>
        <table:table-row table:style-name="ro1">
          <table:table-cell office:value-type="float" office:value="11.495" calcext:value-type="float">
            <text:p>11.495</text:p>
          </table:table-cell>
          <table:table-cell office:value-type="float" office:value="-1.89271" calcext:value-type="float">
            <text:p>-1.8927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586765" calcext:value-type="float">
            <text:p>-0.586765</text:p>
          </table:table-cell>
        </table:table-row>
        <table:table-row table:style-name="ro1">
          <table:table-cell office:value-type="float" office:value="11.505" calcext:value-type="float">
            <text:p>11.505</text:p>
          </table:table-cell>
          <table:table-cell office:value-type="float" office:value="-0.826444" calcext:value-type="float">
            <text:p>-0.826444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-0.709455" calcext:value-type="float">
            <text:p>-0.709455</text:p>
          </table:table-cell>
        </table:table-row>
        <table:table-row table:style-name="ro1">
          <table:table-cell office:value-type="float" office:value="11.515" calcext:value-type="float">
            <text:p>11.515</text:p>
          </table:table-cell>
          <table:table-cell office:value-type="float" office:value="-0.592355" calcext:value-type="float">
            <text:p>-0.59235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0.832013" calcext:value-type="float">
            <text:p>-0.832013</text:p>
          </table:table-cell>
        </table:table-row>
        <table:table-row table:style-name="ro1">
          <table:table-cell office:value-type="float" office:value="11.525" calcext:value-type="float">
            <text:p>11.525</text:p>
          </table:table-cell>
          <table:table-cell office:value-type="float" office:value="-0.596013" calcext:value-type="float">
            <text:p>-0.596013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-0.835658" calcext:value-type="float">
            <text:p>-0.835658</text:p>
          </table:table-cell>
        </table:table-row>
        <table:table-row table:style-name="ro1">
          <table:table-cell office:value-type="float" office:value="11.535" calcext:value-type="float">
            <text:p>11.535</text:p>
          </table:table-cell>
          <table:table-cell office:value-type="float" office:value="-1.67056" calcext:value-type="float">
            <text:p>-1.67056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22978" calcext:value-type="float">
            <text:p>0.22978</text:p>
          </table:table-cell>
        </table:table-row>
        <table:table-row table:style-name="ro1">
          <table:table-cell office:value-type="float" office:value="11.545" calcext:value-type="float">
            <text:p>11.545</text:p>
          </table:table-cell>
          <table:table-cell office:value-type="float" office:value="-0.723162" calcext:value-type="float">
            <text:p>-0.723162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606012" calcext:value-type="float">
            <text:p>-0.606012</text:p>
          </table:table-cell>
        </table:table-row>
        <table:table-row table:style-name="ro1">
          <table:table-cell office:value-type="float" office:value="11.555" calcext:value-type="float">
            <text:p>11.555</text:p>
          </table:table-cell>
          <table:table-cell office:value-type="float" office:value="-0.845618" calcext:value-type="float">
            <text:p>-0.845618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-0.609569" calcext:value-type="float">
            <text:p>-0.609569</text:p>
          </table:table-cell>
        </table:table-row>
        <table:table-row table:style-name="ro1">
          <table:table-cell office:value-type="float" office:value="11.565" calcext:value-type="float">
            <text:p>11.565</text:p>
          </table:table-cell>
          <table:table-cell office:value-type="float" office:value="-1.92005" calcext:value-type="float">
            <text:p>-1.92005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.52686" calcext:value-type="float">
            <text:p>1.52686</text:p>
          </table:table-cell>
        </table:table-row>
        <table:table-row table:style-name="ro1">
          <table:table-cell office:value-type="float" office:value="11.575" calcext:value-type="float">
            <text:p>11.575</text:p>
          </table:table-cell>
          <table:table-cell office:value-type="float" office:value="-2.99354" calcext:value-type="float">
            <text:p>-2.99354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452484" calcext:value-type="float">
            <text:p>0.452484</text:p>
          </table:table-cell>
        </table:table-row>
        <table:table-row table:style-name="ro1">
          <table:table-cell office:value-type="float" office:value="11.585" calcext:value-type="float">
            <text:p>11.585</text:p>
          </table:table-cell>
          <table:table-cell office:value-type="float" office:value="-0.857058" calcext:value-type="float">
            <text:p>-0.857058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0.330919" calcext:value-type="float">
            <text:p>0.330919</text:p>
          </table:table-cell>
        </table:table-row>
        <table:table-row table:style-name="ro1">
          <table:table-cell office:value-type="float" office:value="11.595" calcext:value-type="float">
            <text:p>11.595</text:p>
          </table:table-cell>
          <table:table-cell office:value-type="float" office:value="-1.69183" calcext:value-type="float">
            <text:p>-1.6918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.93226" calcext:value-type="float">
            <text:p>-1.93226</text:p>
          </table:table-cell>
        </table:table-row>
        <table:table-row table:style-name="ro1">
          <table:table-cell office:value-type="float" office:value="11.605" calcext:value-type="float">
            <text:p>11.605</text:p>
          </table:table-cell>
          <table:table-cell office:value-type="float" office:value="1.51468" calcext:value-type="float">
            <text:p>1.51468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3.00565" calcext:value-type="float">
            <text:p>-3.00565</text:p>
          </table:table-cell>
        </table:table-row>
        <table:table-row table:style-name="ro1">
          <table:table-cell office:value-type="float" office:value="11.615" calcext:value-type="float">
            <text:p>11.615</text:p>
          </table:table-cell>
          <table:table-cell office:value-type="float" office:value="1.39229" calcext:value-type="float">
            <text:p>1.39229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-1.70041" calcext:value-type="float">
            <text:p>-1.70041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-0.869939" calcext:value-type="float">
            <text:p>-0.869939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-0.633795" calcext:value-type="float">
            <text:p>-0.633795</text:p>
          </table:table-cell>
        </table:table-row>
        <table:table-row table:style-name="ro1">
          <table:table-cell office:value-type="float" office:value="11.635" calcext:value-type="float">
            <text:p>11.635</text:p>
          </table:table-cell>
          <table:table-cell office:value-type="float" office:value="-1.94413" calcext:value-type="float">
            <text:p>-1.9441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638835" calcext:value-type="float">
            <text:p>-0.638835</text:p>
          </table:table-cell>
        </table:table-row>
        <table:table-row table:style-name="ro1">
          <table:table-cell office:value-type="float" office:value="11.645" calcext:value-type="float">
            <text:p>11.645</text:p>
          </table:table-cell>
          <table:table-cell office:value-type="float" office:value="1.26251" calcext:value-type="float">
            <text:p>1.26251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1.83024" calcext:value-type="float">
            <text:p>-1.83024</text:p>
          </table:table-cell>
        </table:table-row>
        <table:table-row table:style-name="ro1">
          <table:table-cell office:value-type="float" office:value="11.655" calcext:value-type="float">
            <text:p>11.655</text:p>
          </table:table-cell>
          <table:table-cell office:value-type="float" office:value="-0.642969" calcext:value-type="float">
            <text:p>-0.642969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-0.882421" calcext:value-type="float">
            <text:p>-0.882421</text:p>
          </table:table-cell>
        </table:table-row>
        <table:table-row table:style-name="ro1">
          <table:table-cell office:value-type="float" office:value="11.665" calcext:value-type="float">
            <text:p>11.665</text:p>
          </table:table-cell>
          <table:table-cell office:value-type="float" office:value="-0.646225" calcext:value-type="float">
            <text:p>-0.64622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-0.885663" calcext:value-type="float">
            <text:p>-0.885663</text:p>
          </table:table-cell>
        </table:table-row>
        <table:table-row table:style-name="ro1">
          <table:table-cell office:value-type="float" office:value="11.675" calcext:value-type="float">
            <text:p>11.675</text:p>
          </table:table-cell>
          <table:table-cell office:value-type="float" office:value="-0.649453" calcext:value-type="float">
            <text:p>-0.649453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-0.888876" calcext:value-type="float">
            <text:p>-0.888876</text:p>
          </table:table-cell>
        </table:table-row>
        <table:table-row table:style-name="ro1">
          <table:table-cell office:value-type="float" office:value="11.685" calcext:value-type="float">
            <text:p>11.685</text:p>
          </table:table-cell>
          <table:table-cell office:value-type="float" office:value="-0.771631" calcext:value-type="float">
            <text:p>-0.771631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1.72508" calcext:value-type="float">
            <text:p>-1.72508</text:p>
          </table:table-cell>
        </table:table-row>
        <table:table-row table:style-name="ro1">
          <table:table-cell office:value-type="float" office:value="11.695" calcext:value-type="float">
            <text:p>11.695</text:p>
          </table:table-cell>
          <table:table-cell office:value-type="float" office:value="0.175484" calcext:value-type="float">
            <text:p>0.17548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1.72904" calcext:value-type="float">
            <text:p>-1.72904</text:p>
          </table:table-cell>
        </table:table-row>
        <table:table-row table:style-name="ro1">
          <table:table-cell office:value-type="float" office:value="11.705" calcext:value-type="float">
            <text:p>11.705</text:p>
          </table:table-cell>
          <table:table-cell office:value-type="float" office:value="0.171549" calcext:value-type="float">
            <text:p>0.171549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-0.662166" calcext:value-type="float">
            <text:p>-0.662166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0.169246" calcext:value-type="float">
            <text:p>0.169246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-1.73444" calcext:value-type="float">
            <text:p>-1.73444</text:p>
          </table:table-cell>
        </table:table-row>
        <table:table-row table:style-name="ro1">
          <table:table-cell office:value-type="float" office:value="11.725" calcext:value-type="float">
            <text:p>11.725</text:p>
          </table:table-cell>
          <table:table-cell office:value-type="float" office:value="-0.90381" calcext:value-type="float">
            <text:p>-0.90381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1.73828" calcext:value-type="float">
            <text:p>-1.73828</text:p>
          </table:table-cell>
        </table:table-row>
        <table:table-row table:style-name="ro1">
          <table:table-cell office:value-type="float" office:value="11.735" calcext:value-type="float">
            <text:p>11.735</text:p>
          </table:table-cell>
          <table:table-cell office:value-type="float" office:value="1.23311" calcext:value-type="float">
            <text:p>1.23311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-1.85951" calcext:value-type="float">
            <text:p>-1.85951</text:p>
          </table:table-cell>
        </table:table-row>
        <table:table-row table:style-name="ro1">
          <table:table-cell office:value-type="float" office:value="11.745" calcext:value-type="float">
            <text:p>11.745</text:p>
          </table:table-cell>
          <table:table-cell office:value-type="float" office:value="-0.672099" calcext:value-type="float">
            <text:p>-0.672099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1.98216" calcext:value-type="float">
            <text:p>-1.98216</text:p>
          </table:table-cell>
        </table:table-row>
        <table:table-row table:style-name="ro1">
          <table:table-cell office:value-type="float" office:value="11.755" calcext:value-type="float">
            <text:p>11.755</text:p>
          </table:table-cell>
          <table:table-cell office:value-type="float" office:value="0.394132" calcext:value-type="float">
            <text:p>0.394132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915144" calcext:value-type="float">
            <text:p>-0.915144</text:p>
          </table:table-cell>
        </table:table-row>
        <table:table-row table:style-name="ro1">
          <table:table-cell office:value-type="float" office:value="11.765" calcext:value-type="float">
            <text:p>11.765</text:p>
          </table:table-cell>
          <table:table-cell office:value-type="float" office:value="-0.79777" calcext:value-type="float">
            <text:p>-0.79777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-0.680304" calcext:value-type="float">
            <text:p>-0.680304</text:p>
          </table:table-cell>
        </table:table-row>
        <table:table-row table:style-name="ro1">
          <table:table-cell office:value-type="float" office:value="11.775" calcext:value-type="float">
            <text:p>11.775</text:p>
          </table:table-cell>
          <table:table-cell office:value-type="float" office:value="-1.87133" calcext:value-type="float">
            <text:p>-1.87133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148257" calcext:value-type="float">
            <text:p>0.148257</text:p>
          </table:table-cell>
        </table:table-row>
        <table:table-row table:style-name="ro1">
          <table:table-cell office:value-type="float" office:value="11.785" calcext:value-type="float">
            <text:p>11.785</text:p>
          </table:table-cell>
          <table:table-cell office:value-type="float" office:value="0.266403" calcext:value-type="float">
            <text:p>0.266403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1.75606" calcext:value-type="float">
            <text:p>-1.75606</text:p>
          </table:table-cell>
        </table:table-row>
        <table:table-row table:style-name="ro1">
          <table:table-cell office:value-type="float" office:value="11.795" calcext:value-type="float">
            <text:p>11.795</text:p>
          </table:table-cell>
          <table:table-cell office:value-type="float" office:value="-0.925324" calcext:value-type="float">
            <text:p>-0.9253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.75964" calcext:value-type="float">
            <text:p>-1.75964</text:p>
          </table:table-cell>
        </table:table-row>
        <table:table-row table:style-name="ro1">
          <table:table-cell office:value-type="float" office:value="11.805" calcext:value-type="float">
            <text:p>11.805</text:p>
          </table:table-cell>
          <table:table-cell office:value-type="float" office:value="0.141106" calcext:value-type="float">
            <text:p>0.141106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0.811428" calcext:value-type="float">
            <text:p>-0.811428</text:p>
          </table:table-cell>
        </table:table-row>
        <table:table-row table:style-name="ro1">
          <table:table-cell office:value-type="float" office:value="11.815" calcext:value-type="float">
            <text:p>11.815</text:p>
          </table:table-cell>
          <table:table-cell office:value-type="float" office:value="-0.693893" calcext:value-type="float">
            <text:p>-0.693893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1.88482" calcext:value-type="float">
            <text:p>-1.88482</text:p>
          </table:table-cell>
        </table:table-row>
        <table:table-row table:style-name="ro1">
          <table:table-cell office:value-type="float" office:value="11.825" calcext:value-type="float">
            <text:p>11.825</text:p>
          </table:table-cell>
          <table:table-cell office:value-type="float" office:value="0.134849" calcext:value-type="float">
            <text:p>0.134849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-0.81765" calcext:value-type="float">
            <text:p>-0.81765</text:p>
          </table:table-cell>
        </table:table-row>
        <table:table-row table:style-name="ro1">
          <table:table-cell office:value-type="float" office:value="11.835" calcext:value-type="float">
            <text:p>11.835</text:p>
          </table:table-cell>
          <table:table-cell office:value-type="float" office:value="-0.700082" calcext:value-type="float">
            <text:p>-0.700082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2.00992" calcext:value-type="float">
            <text:p>-2.00992</text:p>
          </table:table-cell>
        </table:table-row>
        <table:table-row table:style-name="ro1">
          <table:table-cell office:value-type="float" office:value="11.845" calcext:value-type="float">
            <text:p>11.845</text:p>
          </table:table-cell>
          <table:table-cell office:value-type="float" office:value="0.366521" calcext:value-type="float">
            <text:p>0.366521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28062" calcext:value-type="float">
            <text:p>0.128062</text:p>
          </table:table-cell>
        </table:table-row>
        <table:table-row table:style-name="ro1">
          <table:table-cell office:value-type="float" office:value="11.855" calcext:value-type="float">
            <text:p>11.855</text:p>
          </table:table-cell>
          <table:table-cell office:value-type="float" office:value="-1.89438" calcext:value-type="float">
            <text:p>-1.89438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-0.706791" calcext:value-type="float">
            <text:p>-0.706791</text:p>
          </table:table-cell>
        </table:table-row>
        <table:table-row table:style-name="ro1">
          <table:table-cell office:value-type="float" office:value="11.865" calcext:value-type="float">
            <text:p>11.865</text:p>
          </table:table-cell>
          <table:table-cell office:value-type="float" office:value="-2.01657" calcext:value-type="float">
            <text:p>-2.01657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0.359908" calcext:value-type="float">
            <text:p>0.359908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-0.949176" calcext:value-type="float">
            <text:p>-0.949176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712649" calcext:value-type="float">
            <text:p>-0.712649</text:p>
          </table:table-cell>
        </table:table-row>
        <table:table-row table:style-name="ro1">
          <table:table-cell office:value-type="float" office:value="11.885" calcext:value-type="float">
            <text:p>11.885</text:p>
          </table:table-cell>
          <table:table-cell office:value-type="float" office:value="-0.951736" calcext:value-type="float">
            <text:p>-0.951736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-0.715194" calcext:value-type="float">
            <text:p>-0.715194</text:p>
          </table:table-cell>
        </table:table-row>
        <table:table-row table:style-name="ro1">
          <table:table-cell office:value-type="float" office:value="11.895" calcext:value-type="float">
            <text:p>11.895</text:p>
          </table:table-cell>
          <table:table-cell office:value-type="float" office:value="-0.954264" calcext:value-type="float">
            <text:p>-0.95426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0.836666" calcext:value-type="float">
            <text:p>-0.836666</text:p>
          </table:table-cell>
        </table:table-row>
        <table:table-row table:style-name="ro1">
          <table:table-cell office:value-type="float" office:value="11.905" calcext:value-type="float">
            <text:p>11.905</text:p>
          </table:table-cell>
          <table:table-cell office:value-type="float" office:value="-0.718988" calcext:value-type="float">
            <text:p>-0.718988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958034" calcext:value-type="float">
            <text:p>-0.958034</text:p>
          </table:table-cell>
        </table:table-row>
        <table:table-row table:style-name="ro1">
          <table:table-cell office:value-type="float" office:value="11.915" calcext:value-type="float">
            <text:p>11.915</text:p>
          </table:table-cell>
          <table:table-cell office:value-type="float" office:value="-0.721455" calcext:value-type="float">
            <text:p>-0.721455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-0.960485" calcext:value-type="float">
            <text:p>-0.960485</text:p>
          </table:table-cell>
        </table:table-row>
        <table:table-row table:style-name="ro1">
          <table:table-cell office:value-type="float" office:value="11.925" calcext:value-type="float">
            <text:p>11.925</text:p>
          </table:table-cell>
          <table:table-cell office:value-type="float" office:value="-1.79449" calcext:value-type="float">
            <text:p>-1.79449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106461" calcext:value-type="float">
            <text:p>0.106461</text:p>
          </table:table-cell>
        </table:table-row>
        <table:table-row table:style-name="ro1">
          <table:table-cell office:value-type="float" office:value="11.935" calcext:value-type="float">
            <text:p>11.935</text:p>
          </table:table-cell>
          <table:table-cell office:value-type="float" office:value="-0.726906" calcext:value-type="float">
            <text:p>-0.726906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965899" calcext:value-type="float">
            <text:p>-0.965899</text:p>
          </table:table-cell>
        </table:table-row>
        <table:table-row table:style-name="ro1">
          <table:table-cell office:value-type="float" office:value="11.945" calcext:value-type="float">
            <text:p>11.945</text:p>
          </table:table-cell>
          <table:table-cell office:value-type="float" office:value="-0.848224" calcext:value-type="float">
            <text:p>-0.848224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0.730473" calcext:value-type="float">
            <text:p>-0.730473</text:p>
          </table:table-cell>
        </table:table-row>
        <table:table-row table:style-name="ro1">
          <table:table-cell office:value-type="float" office:value="11.955" calcext:value-type="float">
            <text:p>11.955</text:p>
          </table:table-cell>
          <table:table-cell office:value-type="float" office:value="-0.969442" calcext:value-type="float">
            <text:p>-0.969442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1.80336" calcext:value-type="float">
            <text:p>-1.80336</text:p>
          </table:table-cell>
        </table:table-row>
        <table:table-row table:style-name="ro1">
          <table:table-cell office:value-type="float" office:value="11.965" calcext:value-type="float">
            <text:p>11.965</text:p>
          </table:table-cell>
          <table:table-cell office:value-type="float" office:value="0.0976534" calcext:value-type="float">
            <text:p>0.0976534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735656" calcext:value-type="float">
            <text:p>-0.735656</text:p>
          </table:table-cell>
        </table:table-row>
        <table:table-row table:style-name="ro1">
          <table:table-cell office:value-type="float" office:value="11.975" calcext:value-type="float">
            <text:p>11.975</text:p>
          </table:table-cell>
          <table:table-cell office:value-type="float" office:value="-0.974587" calcext:value-type="float">
            <text:p>-0.974587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-1.80845" calcext:value-type="float">
            <text:p>-1.80845</text:p>
          </table:table-cell>
        </table:table-row>
        <table:table-row table:style-name="ro1">
          <table:table-cell office:value-type="float" office:value="11.985" calcext:value-type="float">
            <text:p>11.985</text:p>
          </table:table-cell>
          <table:table-cell office:value-type="float" office:value="1.16315" calcext:value-type="float">
            <text:p>1.16315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-1.92904" calcext:value-type="float">
            <text:p>-1.92904</text:p>
          </table:table-cell>
        </table:table-row>
        <table:table-row table:style-name="ro1">
          <table:table-cell office:value-type="float" office:value="11.995" calcext:value-type="float">
            <text:p>11.995</text:p>
          </table:table-cell>
          <table:table-cell office:value-type="float" office:value="-0.741237" calcext:value-type="float">
            <text:p>-0.741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80127" calcext:value-type="float">
            <text:p>-0.980127</text:p>
          </table:table-cell>
        </table:table-row>
        <table:table-row table:style-name="ro1">
          <table:table-cell office:value-type="float" office:value="12.005" calcext:value-type="float">
            <text:p>12.005</text:p>
          </table:table-cell>
          <table:table-cell office:value-type="float" office:value="-1.81393" calcext:value-type="float">
            <text:p>-1.81393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0.0871601" calcext:value-type="float">
            <text:p>0.0871601</text:p>
          </table:table-cell>
        </table:table-row>
        <table:table-row table:style-name="ro1">
          <table:table-cell office:value-type="float" office:value="12.015" calcext:value-type="float">
            <text:p>12.015</text:p>
          </table:table-cell>
          <table:table-cell office:value-type="float" office:value="-0.746075" calcext:value-type="float">
            <text:p>-0.746075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.0855922" calcext:value-type="float">
            <text:p>0.0855922</text:p>
          </table:table-cell>
        </table:table-row>
        <table:table-row table:style-name="ro1">
          <table:table-cell office:value-type="float" office:value="12.025" calcext:value-type="float">
            <text:p>12.025</text:p>
          </table:table-cell>
          <table:table-cell office:value-type="float" office:value="-1.93656" calcext:value-type="float">
            <text:p>-1.93656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748698" calcext:value-type="float">
            <text:p>-0.748698</text:p>
          </table:table-cell>
        </table:table-row>
        <table:table-row table:style-name="ro1">
          <table:table-cell office:value-type="float" office:value="12.035" calcext:value-type="float">
            <text:p>12.035</text:p>
          </table:table-cell>
          <table:table-cell office:value-type="float" office:value="-0.98753" calcext:value-type="float">
            <text:p>-0.98753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-1.82125" calcext:value-type="float">
            <text:p>-1.82125</text:p>
          </table:table-cell>
        </table:table-row>
        <table:table-row table:style-name="ro1">
          <table:table-cell office:value-type="float" office:value="12.045" calcext:value-type="float">
            <text:p>12.045</text:p>
          </table:table-cell>
          <table:table-cell office:value-type="float" office:value="1.1504" calcext:value-type="float">
            <text:p>1.1504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-2.89324" calcext:value-type="float">
            <text:p>-2.89324</text:p>
          </table:table-cell>
        </table:table-row>
        <table:table-row table:style-name="ro1">
          <table:table-cell office:value-type="float" office:value="12.055" calcext:value-type="float">
            <text:p>12.055</text:p>
          </table:table-cell>
          <table:table-cell office:value-type="float" office:value="1.1484" calcext:value-type="float">
            <text:p>1.148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3.01416" calcext:value-type="float">
            <text:p>-3.01416</text:p>
          </table:table-cell>
        </table:table-row>
        <table:table-row table:style-name="ro1">
          <table:table-cell office:value-type="float" office:value="12.065" calcext:value-type="float">
            <text:p>12.065</text:p>
          </table:table-cell>
          <table:table-cell office:value-type="float" office:value="0.313721" calcext:value-type="float">
            <text:p>0.313721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-2.0655" calcext:value-type="float">
            <text:p>-2.0655</text:p>
          </table:table-cell>
        </table:table-row>
        <table:table-row table:style-name="ro1">
          <table:table-cell office:value-type="float" office:value="12.075" calcext:value-type="float">
            <text:p>12.075</text:p>
          </table:table-cell>
          <table:table-cell office:value-type="float" office:value="-0.759166" calcext:value-type="float">
            <text:p>-0.759166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14254" calcext:value-type="float">
            <text:p>1.14254</text:p>
          </table:table-cell>
        </table:table-row>
        <table:table-row table:style-name="ro1">
          <table:table-cell office:value-type="float" office:value="12.085" calcext:value-type="float">
            <text:p>12.085</text:p>
          </table:table-cell>
          <table:table-cell office:value-type="float" office:value="-1.83055" calcext:value-type="float">
            <text:p>-1.83055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2.06975" calcext:value-type="float">
            <text:p>-2.06975</text:p>
          </table:table-cell>
        </table:table-row>
        <table:table-row table:style-name="ro1">
          <table:table-cell office:value-type="float" office:value="12.095" calcext:value-type="float">
            <text:p>12.095</text:p>
          </table:table-cell>
          <table:table-cell office:value-type="float" office:value="0.307093" calcext:value-type="float">
            <text:p>0.30709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1.0016" calcext:value-type="float">
            <text:p>-1.0016</text:p>
          </table:table-cell>
        </table:table-row>
        <table:table-row table:style-name="ro1">
          <table:table-cell office:value-type="float" office:value="12.105" calcext:value-type="float">
            <text:p>12.105</text:p>
          </table:table-cell>
          <table:table-cell office:value-type="float" office:value="-0.7647" calcext:value-type="float">
            <text:p>-0.7647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-1.00339" calcext:value-type="float">
            <text:p>-1.00339</text:p>
          </table:table-cell>
        </table:table-row>
        <table:table-row table:style-name="ro1">
          <table:table-cell office:value-type="float" office:value="12.115" calcext:value-type="float">
            <text:p>12.115</text:p>
          </table:table-cell>
          <table:table-cell office:value-type="float" office:value="-0.885416" calcext:value-type="float">
            <text:p>-0.885416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0.767381" calcext:value-type="float">
            <text:p>-0.767381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-1.00605" calcext:value-type="float">
            <text:p>-1.00605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-2.90995" calcext:value-type="float">
            <text:p>-2.90995</text:p>
          </table:table-cell>
        </table:table-row>
        <table:table-row table:style-name="ro1">
          <table:table-cell office:value-type="float" office:value="12.135" calcext:value-type="float">
            <text:p>12.135</text:p>
          </table:table-cell>
          <table:table-cell office:value-type="float" office:value="2.20175" calcext:value-type="float">
            <text:p>2.20175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-2.91163" calcext:value-type="float">
            <text:p>-2.91163</text:p>
          </table:table-cell>
        </table:table-row>
        <table:table-row table:style-name="ro1">
          <table:table-cell office:value-type="float" office:value="12.145" calcext:value-type="float">
            <text:p>12.145</text:p>
          </table:table-cell>
          <table:table-cell office:value-type="float" office:value="0.0596918" calcext:value-type="float">
            <text:p>0.0596918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2.91411" calcext:value-type="float">
            <text:p>-2.91411</text:p>
          </table:table-cell>
        </table:table-row>
        <table:table-row table:style-name="ro1">
          <table:table-cell office:value-type="float" office:value="12.155" calcext:value-type="float">
            <text:p>12.155</text:p>
          </table:table-cell>
          <table:table-cell office:value-type="float" office:value="-0.894626" calcext:value-type="float">
            <text:p>-0.894626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174192" calcext:value-type="float">
            <text:p>0.174192</text:p>
          </table:table-cell>
        </table:table-row>
        <table:table-row table:style-name="ro1">
          <table:table-cell office:value-type="float" office:value="12.165" calcext:value-type="float">
            <text:p>12.165</text:p>
          </table:table-cell>
          <table:table-cell office:value-type="float" office:value="-2.08624" calcext:value-type="float">
            <text:p>-2.08624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2.43111" calcext:value-type="float">
            <text:p>2.43111</text:p>
          </table:table-cell>
        </table:table-row>
        <table:table-row table:style-name="ro1">
          <table:table-cell office:value-type="float" office:value="12.175" calcext:value-type="float">
            <text:p>12.175</text:p>
          </table:table-cell>
          <table:table-cell office:value-type="float" office:value="-3.15772" calcext:value-type="float">
            <text:p>-3.15772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289278" calcext:value-type="float">
            <text:p>0.289278</text:p>
          </table:table-cell>
        </table:table-row>
        <table:table-row table:style-name="ro1">
          <table:table-cell office:value-type="float" office:value="12.185" calcext:value-type="float">
            <text:p>12.185</text:p>
          </table:table-cell>
          <table:table-cell office:value-type="float" office:value="-1.01923" calcext:value-type="float">
            <text:p>-1.01923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-0.782156" calcext:value-type="float">
            <text:p>-0.782156</text:p>
          </table:table-cell>
        </table:table-row>
        <table:table-row table:style-name="ro1">
          <table:table-cell office:value-type="float" office:value="12.195" calcext:value-type="float">
            <text:p>12.195</text:p>
          </table:table-cell>
          <table:table-cell office:value-type="float" office:value="-1.02066" calcext:value-type="float">
            <text:p>-1.0206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0.902501" calcext:value-type="float">
            <text:p>-0.902501</text:p>
          </table:table-cell>
        </table:table-row>
        <table:table-row table:style-name="ro1">
          <table:table-cell office:value-type="float" office:value="12.205" calcext:value-type="float">
            <text:p>12.205</text:p>
          </table:table-cell>
          <table:table-cell office:value-type="float" office:value="-1.85463" calcext:value-type="float">
            <text:p>-1.85463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904546" calcext:value-type="float">
            <text:p>-0.904546</text:p>
          </table:table-cell>
        </table:table-row>
        <table:table-row table:style-name="ro1">
          <table:table-cell office:value-type="float" office:value="12.215" calcext:value-type="float">
            <text:p>12.215</text:p>
          </table:table-cell>
          <table:table-cell office:value-type="float" office:value="1.11618" calcext:value-type="float">
            <text:p>1.11618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-0.905236" calcext:value-type="float">
            <text:p>-0.905236</text:p>
          </table:table-cell>
        </table:table-row>
        <table:table-row table:style-name="ro1">
          <table:table-cell office:value-type="float" office:value="12.225" calcext:value-type="float">
            <text:p>12.225</text:p>
          </table:table-cell>
          <table:table-cell office:value-type="float" office:value="-2.92729" calcext:value-type="float">
            <text:p>-2.92729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442082" calcext:value-type="float">
            <text:p>0.0442082</text:p>
          </table:table-cell>
        </table:table-row>
        <table:table-row table:style-name="ro1">
          <table:table-cell office:value-type="float" office:value="12.235" calcext:value-type="float">
            <text:p>12.235</text:p>
          </table:table-cell>
          <table:table-cell office:value-type="float" office:value="-0.788623" calcext:value-type="float">
            <text:p>-0.78862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1.02705" calcext:value-type="float">
            <text:p>-1.02705</text:p>
          </table:table-cell>
        </table:table-row>
        <table:table-row table:style-name="ro1">
          <table:table-cell office:value-type="float" office:value="12.245" calcext:value-type="float">
            <text:p>12.245</text:p>
          </table:table-cell>
          <table:table-cell office:value-type="float" office:value="-0.908803" calcext:value-type="float">
            <text:p>-0.90880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-0.790514" calcext:value-type="float">
            <text:p>-0.790514</text:p>
          </table:table-cell>
        </table:table-row>
        <table:table-row table:style-name="ro1">
          <table:table-cell office:value-type="float" office:value="12.255" calcext:value-type="float">
            <text:p>12.255</text:p>
          </table:table-cell>
          <table:table-cell office:value-type="float" office:value="-1.02891" calcext:value-type="float">
            <text:p>-1.02891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-0.791721" calcext:value-type="float">
            <text:p>-0.791721</text:p>
          </table:table-cell>
        </table:table-row>
        <table:table-row table:style-name="ro1">
          <table:table-cell office:value-type="float" office:value="12.265" calcext:value-type="float">
            <text:p>12.265</text:p>
          </table:table-cell>
          <table:table-cell office:value-type="float" office:value="-1.0301" calcext:value-type="float">
            <text:p>-1.0301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911813" calcext:value-type="float">
            <text:p>-0.911813</text:p>
          </table:table-cell>
        </table:table-row>
        <table:table-row table:style-name="ro1">
          <table:table-cell office:value-type="float" office:value="12.275" calcext:value-type="float">
            <text:p>12.275</text:p>
          </table:table-cell>
          <table:table-cell office:value-type="float" office:value="-0.793483" calcext:value-type="float">
            <text:p>-0.79348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-1.03184" calcext:value-type="float">
            <text:p>-1.03184</text:p>
          </table:table-cell>
        </table:table-row>
        <table:table-row table:style-name="ro1">
          <table:table-cell office:value-type="float" office:value="12.285" calcext:value-type="float">
            <text:p>12.285</text:p>
          </table:table-cell>
          <table:table-cell office:value-type="float" office:value="-0.794604" calcext:value-type="float">
            <text:p>-0.794604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-1.03294" calcext:value-type="float">
            <text:p>-1.03294</text:p>
          </table:table-cell>
        </table:table-row>
        <table:table-row table:style-name="ro1">
          <table:table-cell office:value-type="float" office:value="12.295" calcext:value-type="float">
            <text:p>12.295</text:p>
          </table:table-cell>
          <table:table-cell office:value-type="float" office:value="-0.795691" calcext:value-type="float">
            <text:p>-0.79569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2.10426" calcext:value-type="float">
            <text:p>-2.10426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 office:value-type="float" office:value="1.2243" calcext:value-type="float">
            <text:p>1.2243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-1.86725" calcext:value-type="float">
            <text:p>-1.86725</text:p>
          </table:table-cell>
        </table:table-row>
        <table:table-row table:style-name="ro1">
          <table:table-cell office:value-type="float" office:value="12.315" calcext:value-type="float">
            <text:p>12.315</text:p>
          </table:table-cell>
          <table:table-cell office:value-type="float" office:value="-1.03556" calcext:value-type="float">
            <text:p>-1.03556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-0.798272" calcext:value-type="float">
            <text:p>-0.798272</text:p>
          </table:table-cell>
        </table:table-row>
        <table:table-row table:style-name="ro1">
          <table:table-cell office:value-type="float" office:value="12.325" calcext:value-type="float">
            <text:p>12.325</text:p>
          </table:table-cell>
          <table:table-cell office:value-type="float" office:value="-1.03655" calcext:value-type="float">
            <text:p>-1.03655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918153" calcext:value-type="float">
            <text:p>-0.918153</text:p>
          </table:table-cell>
        </table:table-row>
        <table:table-row table:style-name="ro1">
          <table:table-cell office:value-type="float" office:value="12.335" calcext:value-type="float">
            <text:p>12.335</text:p>
          </table:table-cell>
          <table:table-cell office:value-type="float" office:value="-0.799723" calcext:value-type="float">
            <text:p>-0.799723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-1.03797" calcext:value-type="float">
            <text:p>-1.03797</text:p>
          </table:table-cell>
        </table:table-row>
        <table:table-row table:style-name="ro1">
          <table:table-cell office:value-type="float" office:value="12.345" calcext:value-type="float">
            <text:p>12.345</text:p>
          </table:table-cell>
          <table:table-cell office:value-type="float" office:value="-0.800638" calcext:value-type="float">
            <text:p>-0.800638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-1.03887" calcext:value-type="float">
            <text:p>-1.03887</text:p>
          </table:table-cell>
        </table:table-row>
        <table:table-row table:style-name="ro1">
          <table:table-cell office:value-type="float" office:value="12.355" calcext:value-type="float">
            <text:p>12.355</text:p>
          </table:table-cell>
          <table:table-cell office:value-type="float" office:value="-0.801518" calcext:value-type="float">
            <text:p>-0.801518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1.03973" calcext:value-type="float">
            <text:p>-1.03973</text:p>
          </table:table-cell>
        </table:table-row>
        <table:table-row table:style-name="ro1">
          <table:table-cell office:value-type="float" office:value="12.365" calcext:value-type="float">
            <text:p>12.365</text:p>
          </table:table-cell>
          <table:table-cell office:value-type="float" office:value="-1.87256" calcext:value-type="float">
            <text:p>-1.87256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0292139" calcext:value-type="float">
            <text:p>0.0292139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-0.922289" calcext:value-type="float">
            <text:p>-0.922289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-0.803779" calcext:value-type="float">
            <text:p>-0.803779</text:p>
          </table:table-cell>
        </table:table-row>
        <table:table-row table:style-name="ro1">
          <table:table-cell office:value-type="float" office:value="12.385" calcext:value-type="float">
            <text:p>12.385</text:p>
          </table:table-cell>
          <table:table-cell office:value-type="float" office:value="-1.04194" calcext:value-type="float">
            <text:p>-1.04194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80453" calcext:value-type="float">
            <text:p>-0.80453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 office:value-type="float" office:value="-1.04268" calcext:value-type="float">
            <text:p>-1.0426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0.924153" calcext:value-type="float">
            <text:p>-0.924153</text:p>
          </table:table-cell>
        </table:table-row>
        <table:table-row table:style-name="ro1">
          <table:table-cell office:value-type="float" office:value="12.405" calcext:value-type="float">
            <text:p>12.405</text:p>
          </table:table-cell>
          <table:table-cell office:value-type="float" office:value="-0.805601" calcext:value-type="float">
            <text:p>-0.805601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-1.04372" calcext:value-type="float">
            <text:p>-1.04372</text:p>
          </table:table-cell>
        </table:table-row>
        <table:table-row table:style-name="ro1">
          <table:table-cell office:value-type="float" office:value="12.415" calcext:value-type="float">
            <text:p>12.415</text:p>
          </table:table-cell>
          <table:table-cell office:value-type="float" office:value="-0.806265" calcext:value-type="float">
            <text:p>-0.806265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-1.04437" calcext:value-type="float">
            <text:p>-1.04437</text:p>
          </table:table-cell>
        </table:table-row>
        <table:table-row table:style-name="ro1">
          <table:table-cell office:value-type="float" office:value="12.425" calcext:value-type="float">
            <text:p>12.425</text:p>
          </table:table-cell>
          <table:table-cell office:value-type="float" office:value="-0.806895" calcext:value-type="float">
            <text:p>-0.806895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-1.04498" calcext:value-type="float">
            <text:p>-1.04498</text:p>
          </table:table-cell>
        </table:table-row>
        <table:table-row table:style-name="ro1">
          <table:table-cell office:value-type="float" office:value="12.435" calcext:value-type="float">
            <text:p>12.435</text:p>
          </table:table-cell>
          <table:table-cell office:value-type="float" office:value="-0.926393" calcext:value-type="float">
            <text:p>-0.926393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-0.807783" calcext:value-type="float">
            <text:p>-0.807783</text:p>
          </table:table-cell>
        </table:table-row>
        <table:table-row table:style-name="ro1">
          <table:table-cell office:value-type="float" office:value="12.445" calcext:value-type="float">
            <text:p>12.445</text:p>
          </table:table-cell>
          <table:table-cell office:value-type="float" office:value="-1.04584" calcext:value-type="float">
            <text:p>-1.0458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808326" calcext:value-type="float">
            <text:p>-0.808326</text:p>
          </table:table-cell>
        </table:table-row>
        <table:table-row table:style-name="ro1">
          <table:table-cell office:value-type="float" office:value="12.455" calcext:value-type="float">
            <text:p>12.455</text:p>
          </table:table-cell>
          <table:table-cell office:value-type="float" office:value="-1.04636" calcext:value-type="float">
            <text:p>-1.04636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808834" calcext:value-type="float">
            <text:p>-0.808834</text:p>
          </table:table-cell>
        </table:table-row>
        <table:table-row table:style-name="ro1">
          <table:table-cell office:value-type="float" office:value="12.465" calcext:value-type="float">
            <text:p>12.465</text:p>
          </table:table-cell>
          <table:table-cell office:value-type="float" office:value="-1.04686" calcext:value-type="float">
            <text:p>-1.04686</text:p>
          </table:table-cell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0.928207" calcext:value-type="float">
            <text:p>-0.928207</text:p>
          </table:table-cell>
        </table:table-row>
        <table:table-row table:style-name="ro1">
          <table:table-cell office:value-type="float" office:value="12.475" calcext:value-type="float">
            <text:p>12.475</text:p>
          </table:table-cell>
          <table:table-cell office:value-type="float" office:value="-0.809537" calcext:value-type="float">
            <text:p>-0.80953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1.04753" calcext:value-type="float">
            <text:p>-1.04753</text:p>
          </table:table-cell>
        </table:table-row>
        <table:table-row table:style-name="ro1">
          <table:table-cell office:value-type="float" office:value="12.485" calcext:value-type="float">
            <text:p>12.485</text:p>
          </table:table-cell>
          <table:table-cell office:value-type="float" office:value="-0.809958" calcext:value-type="float">
            <text:p>-0.809958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-1.04793" calcext:value-type="float">
            <text:p>-1.04793</text:p>
          </table:table-cell>
        </table:table-row>
        <table:table-row table:style-name="ro1">
          <table:table-cell office:value-type="float" office:value="12.495" calcext:value-type="float">
            <text:p>12.495</text:p>
          </table:table-cell>
          <table:table-cell office:value-type="float" office:value="-0.929242" calcext:value-type="float">
            <text:p>-0.92924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1.8806" calcext:value-type="float">
            <text:p>-1.8806</text:p>
          </table:table-cell>
        </table:table-row>
        <table:table-row table:style-name="ro1">
          <table:table-cell office:value-type="float" office:value="12.505" calcext:value-type="float">
            <text:p>12.505</text:p>
          </table:table-cell>
          <table:table-cell office:value-type="float" office:value="1.09148" calcext:value-type="float">
            <text:p>1.09148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2.95091" calcext:value-type="float">
            <text:p>-2.95091</text:p>
          </table:table-cell>
        </table:table-row>
        <table:table-row table:style-name="ro1">
          <table:table-cell office:value-type="float" office:value="12.515" calcext:value-type="float">
            <text:p>12.515</text:p>
          </table:table-cell>
          <table:table-cell office:value-type="float" office:value="1.09117" calcext:value-type="float">
            <text:p>1.09117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-1.88114" calcext:value-type="float">
            <text:p>-1.88114</text:p>
          </table:table-cell>
        </table:table-row>
        <table:table-row table:style-name="ro1">
          <table:table-cell office:value-type="float" office:value="12.525" calcext:value-type="float">
            <text:p>12.525</text:p>
          </table:table-cell>
          <table:table-cell office:value-type="float" office:value="-1.04908" calcext:value-type="float">
            <text:p>-1.04908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139724" calcext:value-type="float">
            <text:p>0.139724</text:p>
          </table:table-cell>
        </table:table-row>
        <table:table-row table:style-name="ro1">
          <table:table-cell office:value-type="float" office:value="12.535" calcext:value-type="float">
            <text:p>12.535</text:p>
          </table:table-cell>
          <table:table-cell office:value-type="float" office:value="-1.88147" calcext:value-type="float">
            <text:p>-1.88147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0206578" calcext:value-type="float">
            <text:p>0.0206578</text:p>
          </table:table-cell>
        </table:table-row>
        <table:table-row table:style-name="ro1">
          <table:table-cell office:value-type="float" office:value="12.545" calcext:value-type="float">
            <text:p>12.545</text:p>
          </table:table-cell>
          <table:table-cell office:value-type="float" office:value="-0.930495" calcext:value-type="float">
            <text:p>-0.930495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139487" calcext:value-type="float">
            <text:p>0.139487</text:p>
          </table:table-cell>
        </table:table-row>
        <table:table-row table:style-name="ro1">
          <table:table-cell office:value-type="float" office:value="12.555" calcext:value-type="float">
            <text:p>12.555</text:p>
          </table:table-cell>
          <table:table-cell office:value-type="float" office:value="-2.00053" calcext:value-type="float">
            <text:p>-2.00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21:54.43720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2T19:22:32.481759155</dc:date>
    <meta:editing-duration>PT38S</meta:editing-duration>
    <meta:editing-cycles>1</meta:editing-cycles>
    <meta:document-statistic meta:table-count="1" meta:cell-count="5024" meta:object-count="0"/>
  </office:meta>
</office:document-meta>
</file>